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959480" table:style-name="ce7">
            <text:p>10.959.480</text:p>
          </table:table-cell>
          <table:table-cell office:value-type="float" office:value="672000" table:style-name="ce7">
            <text:p>672.000</text:p>
          </table:table-cell>
          <table:table-cell office:value-type="float" office:value="2819500" table:style-name="ce7">
            <text:p>2.8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321680" table:style-name="ce9">
            <text:p>16.321.680</text:p>
          </table:table-cell>
          <table:table-cell office:value-type="float" office:value="15840592.5" table:style-name="ce9">
            <text:p>15.840.593</text:p>
          </table:table-cell>
          <table:table-cell office:value-type="percentage" office:value="0.97052463349361096" table:style-name="ce10">
            <text:p>97,1%</text:p>
          </table:table-cell>
          <table:table-cell office:value-type="float" office:value="7395405" table:style-name="ce8">
            <text:p>7.395.405</text:p>
          </table:table-cell>
          <table:table-cell office:value-type="float" office:value="6889724" table:style-name="ce8">
            <text:p>6.889.724</text:p>
          </table:table-cell>
          <table:table-cell office:value-type="float" office:value="2826228" table:style-name="ce8">
            <text:p>2.826.228</text:p>
          </table:table-cell>
          <table:table-cell office:value-type="date" office:date-value="2022-01-23T00:00:00" table:style-name="ce11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73981" table:style-name="ce7">
            <text:p>1.773.981</text:p>
          </table:table-cell>
          <table:table-cell office:value-type="float" office:value="96000" table:style-name="ce7">
            <text:p>96.000</text:p>
          </table:table-cell>
          <table:table-cell office:value-type="float" office:value="448490" table:style-name="ce7">
            <text:p>44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32361" table:style-name="ce14">
            <text:p>2.632.361</text:p>
          </table:table-cell>
          <table:table-cell office:value-type="float" office:value="2492612" table:style-name="ce14">
            <text:p>2.492.612</text:p>
          </table:table-cell>
          <table:table-cell office:value-type="percentage" office:value="0.94691115694237982" table:style-name="ce15">
            <text:p>94,7%</text:p>
          </table:table-cell>
          <table:table-cell office:value-type="float" office:value="1137650" table:style-name="ce13">
            <text:p>1.137.650</text:p>
          </table:table-cell>
          <table:table-cell office:value-type="float" office:value="1072346" table:style-name="ce13">
            <text:p>1.072.346</text:p>
          </table:table-cell>
          <table:table-cell office:value-type="float" office:value="551252" table:style-name="ce13">
            <text:p>551.252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37125" table:style-name="ce14">
            <text:p>2.337.125</text:p>
          </table:table-cell>
          <table:table-cell office:value-type="float" office:value="2185207.5" table:style-name="ce14">
            <text:p>2.185.208</text:p>
          </table:table-cell>
          <table:table-cell office:value-type="percentage" office:value="0.93499812804193183" table:style-name="ce15">
            <text:p>93,5%</text:p>
          </table:table-cell>
          <table:table-cell office:value-type="float" office:value="921259" table:style-name="ce13">
            <text:p>921.259</text:p>
          </table:table-cell>
          <table:table-cell office:value-type="float" office:value="871905" table:style-name="ce13">
            <text:p>871.905</text:p>
          </table:table-cell>
          <table:table-cell office:value-type="float" office:value="644419" table:style-name="ce13">
            <text:p>644.419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90000" table:style-name="ce7">
            <text:p>90.000</text:p>
          </table:table-cell>
          <table:table-cell office:value-type="float" office:value="529070" table:style-name="ce7">
            <text:p>529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19874" table:style-name="ce14">
            <text:p>2.219.874</text:p>
          </table:table-cell>
          <table:table-cell office:value-type="float" office:value="1928572.5" table:style-name="ce14">
            <text:p>1.928.573</text:p>
          </table:table-cell>
          <table:table-cell office:value-type="percentage" office:value="0.86877566024017583" table:style-name="ce15">
            <text:p>86,9%</text:p>
          </table:table-cell>
          <table:table-cell office:value-type="float" office:value="920078" table:style-name="ce13">
            <text:p>920.078</text:p>
          </table:table-cell>
          <table:table-cell office:value-type="float" office:value="875166" table:style-name="ce13">
            <text:p>875.166</text:p>
          </table:table-cell>
          <table:table-cell office:value-type="float" office:value="354781" table:style-name="ce13">
            <text:p>354.781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23110" table:style-name="ce7">
            <text:p>2.623.110</text:p>
          </table:table-cell>
          <table:table-cell office:value-type="float" office:value="144000" table:style-name="ce7">
            <text:p>14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031260" table:style-name="ce14">
            <text:p>4.031.260</text:p>
          </table:table-cell>
          <table:table-cell office:value-type="float" office:value="3902887.5" table:style-name="ce14">
            <text:p>3.902.888</text:p>
          </table:table-cell>
          <table:table-cell office:value-type="percentage" office:value="0.96815573790824705" table:style-name="ce15">
            <text:p>96,8%</text:p>
          </table:table-cell>
          <table:table-cell office:value-type="float" office:value="1795113" table:style-name="ce13">
            <text:p>1.795.113</text:p>
          </table:table-cell>
          <table:table-cell office:value-type="float" office:value="1674147" table:style-name="ce13">
            <text:p>1.674.147</text:p>
          </table:table-cell>
          <table:table-cell office:value-type="float" office:value="787629" table:style-name="ce13">
            <text:p>787.629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75903" table:style-name="ce14">
            <text:p>1.175.903</text:p>
          </table:table-cell>
          <table:table-cell office:value-type="percentage" office:value="0.94987923583343425" table:style-name="ce15">
            <text:p>95,0%</text:p>
          </table:table-cell>
          <table:table-cell office:value-type="float" office:value="514810" table:style-name="ce13">
            <text:p>514.810</text:p>
          </table:table-cell>
          <table:table-cell office:value-type="float" office:value="487051" table:style-name="ce13">
            <text:p>487.051</text:p>
          </table:table-cell>
          <table:table-cell office:value-type="float" office:value="286094" table:style-name="ce13">
            <text:p>286.094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44000" table:style-name="ce7">
            <text:p>14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304958" table:style-name="ce14">
            <text:p>5.304.958</text:p>
          </table:table-cell>
          <table:table-cell office:value-type="float" office:value="5038302.5" table:style-name="ce14">
            <text:p>5.038.303</text:p>
          </table:table-cell>
          <table:table-cell office:value-type="percentage" office:value="0.94973466330930423" table:style-name="ce15">
            <text:p>95,0%</text:p>
          </table:table-cell>
          <table:table-cell office:value-type="float" office:value="2131925" table:style-name="ce13">
            <text:p>2.131.925</text:p>
          </table:table-cell>
          <table:table-cell office:value-type="float" office:value="2004876" table:style-name="ce13">
            <text:p>2.004.876</text:p>
          </table:table-cell>
          <table:table-cell office:value-type="float" office:value="1246165" table:style-name="ce13">
            <text:p>1.246.165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48745" table:style-name="ce7">
            <text:p>2.648.745</text:p>
          </table:table-cell>
          <table:table-cell office:value-type="float" office:value="156000" table:style-name="ce7">
            <text:p>156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18125" table:style-name="ce14">
            <text:p>4.118.125</text:p>
          </table:table-cell>
          <table:table-cell office:value-type="float" office:value="3734848.5" table:style-name="ce14">
            <text:p>3.734.849</text:p>
          </table:table-cell>
          <table:table-cell office:value-type="percentage" office:value="0.90692936712702987" table:style-name="ce15">
            <text:p>90,7%</text:p>
          </table:table-cell>
          <table:table-cell office:value-type="float" office:value="1741474" table:style-name="ce13">
            <text:p>1.741.474</text:p>
          </table:table-cell>
          <table:table-cell office:value-type="float" office:value="1599277" table:style-name="ce13">
            <text:p>1.599.277</text:p>
          </table:table-cell>
          <table:table-cell office:value-type="float" office:value="836166" table:style-name="ce13">
            <text:p>836.166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2580" table:style-name="ce7">
            <text:p>8.572.580</text:p>
          </table:table-cell>
          <table:table-cell office:value-type="float" office:value="600000" table:style-name="ce7">
            <text:p>60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222930" table:style-name="ce14">
            <text:p>14.222.930</text:p>
          </table:table-cell>
          <table:table-cell office:value-type="float" office:value="13551453" table:style-name="ce14">
            <text:p>13.551.453</text:p>
          </table:table-cell>
          <table:table-cell office:value-type="percentage" office:value="0.95278912291630491" table:style-name="ce15">
            <text:p>95,3%</text:p>
          </table:table-cell>
          <table:table-cell office:value-type="float" office:value="6433369" table:style-name="ce13">
            <text:p>6.433.369</text:p>
          </table:table-cell>
          <table:table-cell office:value-type="float" office:value="6068996" table:style-name="ce13">
            <text:p>6.068.996</text:p>
          </table:table-cell>
          <table:table-cell office:value-type="float" office:value="3128385" table:style-name="ce13">
            <text:p>3.128.385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67470" table:style-name="ce7">
            <text:p>6.767.470</text:p>
          </table:table-cell>
          <table:table-cell office:value-type="float" office:value="582000" table:style-name="ce7">
            <text:p>582.000</text:p>
          </table:table-cell>
          <table:table-cell office:value-type="float" office:value="2043640" table:style-name="ce7">
            <text:p>2.043.6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70135" table:style-name="ce14">
            <text:p>10.470.135</text:p>
          </table:table-cell>
          <table:table-cell office:value-type="float" office:value="9444247.5" table:style-name="ce14">
            <text:p>9.444.248</text:p>
          </table:table-cell>
          <table:table-cell office:value-type="percentage" office:value="0.90201773902628768" table:style-name="ce15">
            <text:p>90,2%</text:p>
          </table:table-cell>
          <table:table-cell office:value-type="float" office:value="4374494" table:style-name="ce13">
            <text:p>4.374.494</text:p>
          </table:table-cell>
          <table:table-cell office:value-type="float" office:value="4090235" table:style-name="ce13">
            <text:p>4.090.235</text:p>
          </table:table-cell>
          <table:table-cell office:value-type="float" office:value="2105477" table:style-name="ce13">
            <text:p>2.105.477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26243" table:style-name="ce7">
            <text:p>1.526.243</text:p>
          </table:table-cell>
          <table:table-cell office:value-type="float" office:value="72000" table:style-name="ce7">
            <text:p>72.000</text:p>
          </table:table-cell>
          <table:table-cell office:value-type="float" office:value="291770" table:style-name="ce7">
            <text:p>29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12798" table:style-name="ce14">
            <text:p>2.112.798</text:p>
          </table:table-cell>
          <table:table-cell office:value-type="float" office:value="2140791" table:style-name="ce14">
            <text:p>2.140.791</text:p>
          </table:table-cell>
          <table:table-cell office:value-type="percentage" office:value="1" table:style-name="ce15">
            <text:p>100,0%</text:p>
          </table:table-cell>
          <table:table-cell office:value-type="float" office:value="952784" table:style-name="ce13">
            <text:p>952.784</text:p>
          </table:table-cell>
          <table:table-cell office:value-type="float" office:value="894772" table:style-name="ce13">
            <text:p>894.772</text:p>
          </table:table-cell>
          <table:table-cell office:value-type="float" office:value="474403" table:style-name="ce13">
            <text:p>474.403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62000" table:style-name="ce7">
            <text:p>162.000</text:p>
          </table:table-cell>
          <table:table-cell office:value-type="float" office:value="884980" table:style-name="ce7">
            <text:p>884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770384" table:style-name="ce14">
            <text:p>5.770.384</text:p>
          </table:table-cell>
          <table:table-cell office:value-type="float" office:value="5789487" table:style-name="ce14">
            <text:p>5.789.487</text:p>
          </table:table-cell>
          <table:table-cell office:value-type="percentage" office:value="1" table:style-name="ce15">
            <text:p>100,0%</text:p>
          </table:table-cell>
          <table:table-cell office:value-type="float" office:value="2461456" table:style-name="ce13">
            <text:p>2.461.456</text:p>
          </table:table-cell>
          <table:table-cell office:value-type="float" office:value="2317968" table:style-name="ce13">
            <text:p>2.317.968</text:p>
          </table:table-cell>
          <table:table-cell office:value-type="float" office:value="1699098" table:style-name="ce13">
            <text:p>1.699.098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42025" table:style-name="ce14">
            <text:p>642.025</text:p>
          </table:table-cell>
          <table:table-cell office:value-type="float" office:value="602200.5" table:style-name="ce14">
            <text:p>602.201</text:p>
          </table:table-cell>
          <table:table-cell office:value-type="percentage" office:value="0.93797048401541994" table:style-name="ce15">
            <text:p>93,8%</text:p>
          </table:table-cell>
          <table:table-cell office:value-type="float" office:value="280545" table:style-name="ce13">
            <text:p>280.545</text:p>
          </table:table-cell>
          <table:table-cell office:value-type="float" office:value="261206" table:style-name="ce13">
            <text:p>261.206</text:p>
          </table:table-cell>
          <table:table-cell office:value-type="float" office:value="131103" table:style-name="ce13">
            <text:p>131.103</text:p>
          </table:table-cell>
          <table:table-cell office:value-type="date" office:date-value="2022-01-22T00:00:00" table:style-name="ce16">
            <text:p>2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392335" table:style-name="ce7">
            <text:p>8.392.335</text:p>
          </table:table-cell>
          <table:table-cell office:value-type="float" office:value="312000" table:style-name="ce7">
            <text:p>312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418685" table:style-name="ce14">
            <text:p>12.418.685</text:p>
          </table:table-cell>
          <table:table-cell office:value-type="float" office:value="12326573.5" table:style-name="ce14">
            <text:p>12.326.574</text:p>
          </table:table-cell>
          <table:table-cell office:value-type="percentage" office:value="0.9925828298245748" table:style-name="ce15">
            <text:p>99,3%</text:p>
          </table:table-cell>
          <table:table-cell office:value-type="float" office:value="5718047" table:style-name="ce13">
            <text:p>5.718.047</text:p>
          </table:table-cell>
          <table:table-cell office:value-type="float" office:value="5360138" table:style-name="ce13">
            <text:p>5.360.138</text:p>
          </table:table-cell>
          <table:table-cell office:value-type="float" office:value="2665269" table:style-name="ce13">
            <text:p>2.665.269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32000" table:style-name="ce7">
            <text:p>13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64175" table:style-name="ce14">
            <text:p>2.764.175</text:p>
          </table:table-cell>
          <table:table-cell office:value-type="float" office:value="2656104.5" table:style-name="ce14">
            <text:p>2.656.105</text:p>
          </table:table-cell>
          <table:table-cell office:value-type="percentage" office:value="0.96090316278817367" table:style-name="ce15">
            <text:p>96,1%</text:p>
          </table:table-cell>
          <table:table-cell office:value-type="float" office:value="1291296" table:style-name="ce13">
            <text:p>1.291.296</text:p>
          </table:table-cell>
          <table:table-cell office:value-type="float" office:value="1197480" table:style-name="ce13">
            <text:p>1.197.480</text:p>
          </table:table-cell>
          <table:table-cell office:value-type="float" office:value="536319" table:style-name="ce13">
            <text:p>536.319</text:p>
          </table:table-cell>
          <table:table-cell office:value-type="date" office:date-value="2022-01-22T00:00:00" table:style-name="ce16">
            <text:p>2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57937" table:style-name="ce7">
            <text:p>857.937</text:p>
          </table:table-cell>
          <table:table-cell office:value-type="float" office:value="54000" table:style-name="ce7">
            <text:p>54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45557" table:style-name="ce14">
            <text:p>1.345.557</text:p>
          </table:table-cell>
          <table:table-cell office:value-type="float" office:value="1236704.5" table:style-name="ce14">
            <text:p>1.236.705</text:p>
          </table:table-cell>
          <table:table-cell office:value-type="percentage" office:value="0.91910227511729348" table:style-name="ce15">
            <text:p>91,9%</text:p>
          </table:table-cell>
          <table:table-cell office:value-type="float" office:value="562958" table:style-name="ce13">
            <text:p>562.958</text:p>
          </table:table-cell>
          <table:table-cell office:value-type="float" office:value="531812" table:style-name="ce13">
            <text:p>531.812</text:p>
          </table:table-cell>
          <table:table-cell office:value-type="float" office:value="286064" table:style-name="ce13">
            <text:p>286.064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61775" table:style-name="ce14">
            <text:p>4.461.775</text:p>
          </table:table-cell>
          <table:table-cell office:value-type="float" office:value="4214367.5" table:style-name="ce14">
            <text:p>4.214.368</text:p>
          </table:table-cell>
          <table:table-cell office:value-type="percentage" office:value="0.94454953465829183" table:style-name="ce15">
            <text:p>94,5%</text:p>
          </table:table-cell>
          <table:table-cell office:value-type="float" office:value="1934403" table:style-name="ce13">
            <text:p>1.934.403</text:p>
          </table:table-cell>
          <table:table-cell office:value-type="float" office:value="1822766" table:style-name="ce13">
            <text:p>1.822.766</text:p>
          </table:table-cell>
          <table:table-cell office:value-type="float" office:value="1011130" table:style-name="ce13">
            <text:p>1.011.130</text:p>
          </table:table-cell>
          <table:table-cell office:value-type="date" office:date-value="2022-01-23T00:00:00" table:style-name="ce16">
            <text:p>2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0104" table:style-name="ce7">
            <text:p>100.10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2249" table:style-name="ce14">
            <text:p>162.249</text:p>
          </table:table-cell>
          <table:table-cell office:value-type="float" office:value="143245.5" table:style-name="ce14">
            <text:p>143.246</text:p>
          </table:table-cell>
          <table:table-cell office:value-type="percentage" office:value="0.88287447072092895" table:style-name="ce15">
            <text:p>88,3%</text:p>
          </table:table-cell>
          <table:table-cell office:value-type="float" office:value="68825" table:style-name="ce13">
            <text:p>68.825</text:p>
          </table:table-cell>
          <table:table-cell office:value-type="float" office:value="63322" table:style-name="ce13">
            <text:p>63.322</text:p>
          </table:table-cell>
          <table:table-cell office:value-type="float" office:value="26143" table:style-name="ce13">
            <text:p>26.143</text:p>
          </table:table-cell>
          <table:table-cell office:value-type="date" office:date-value="2022-01-22T00:00:00" table:style-name="ce16">
            <text:p>2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5440" table:style-name="ce14">
            <text:p>155.440</text:p>
          </table:table-cell>
          <table:table-cell office:value-type="float" office:value="131222" table:style-name="ce14">
            <text:p>131.222</text:p>
          </table:table-cell>
          <table:table-cell office:value-type="percentage" office:value="0.84419711785898099" table:style-name="ce15">
            <text:p>84,4%</text:p>
          </table:table-cell>
          <table:table-cell office:value-type="float" office:value="64145" table:style-name="ce13">
            <text:p>64.145</text:p>
          </table:table-cell>
          <table:table-cell office:value-type="float" office:value="59030" table:style-name="ce13">
            <text:p>59.030</text:p>
          </table:table-cell>
          <table:table-cell office:value-type="float" office:value="22595" table:style-name="ce13">
            <text:p>22.595</text:p>
          </table:table-cell>
          <table:table-cell office:value-type="date" office:date-value="2022-01-21T00:00:00" table:style-name="ce17">
            <text:p>2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12653.5" table:style-name="ce14">
            <text:p>212.654</text:p>
          </table:table-cell>
          <table:table-cell office:value-type="percentage" office:value="1" table:style-name="ce15">
            <text:p>100,0%</text:p>
          </table:table-cell>
          <table:table-cell office:value-type="float" office:value="95419" table:style-name="ce13">
            <text:p>95.419</text:p>
          </table:table-cell>
          <table:table-cell office:value-type="float" office:value="92492" table:style-name="ce13">
            <text:p>92.492</text:p>
          </table:table-cell>
          <table:table-cell office:value-type="float" office:value="51953" table:style-name="ce13">
            <text:p>51.953</text:p>
          </table:table-cell>
          <table:table-cell office:value-type="date" office:date-value="2022-01-22T00:00:00" table:style-name="ce17">
            <text:p>2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090" table:style-name="ce7">
            <text:p>7.09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1775" table:style-name="ce14">
            <text:p>11.775</text:p>
          </table:table-cell>
          <table:table-cell office:value-type="float" office:value="11337.5" table:style-name="ce14">
            <text:p>11.338</text:p>
          </table:table-cell>
          <table:table-cell office:value-type="percentage" office:value="0.96284501061571126" table:style-name="ce15">
            <text:p>96,3%</text:p>
          </table:table-cell>
          <table:table-cell office:value-type="float" office:value="7914" table:style-name="ce13">
            <text:p>7.914</text:p>
          </table:table-cell>
          <table:table-cell office:value-type="float" office:value="7452" table:style-name="ce13">
            <text:p>7.452</text:p>
          </table:table-cell>
          <table:table-cell office:value-type="float" office:value="1401" table:style-name="ce13">
            <text:p>1.401</text:p>
          </table:table-cell>
          <table:table-cell office:value-type="date" office:date-value="2022-01-21T00:00:00" table:style-name="ce17">
            <text:p>2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161627" table:style-name="ce19">
            <text:p>61.161.627</text:p>
          </table:table-cell>
          <table:table-cell office:value-type="float" office:value="3516000" table:style-name="ce19">
            <text:p>3.516.000</text:p>
          </table:table-cell>
          <table:table-cell office:value-type="float" office:value="17152760" table:style-name="ce20">
            <text:p>17.152.76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0" table:style-name="ce22">
            <text:p>2.113.620</text:p>
          </table:table-cell>
          <table:table-cell office:value-type="float" office:value="92953787" table:style-name="ce23">
            <text:p>92.953.787</text:p>
          </table:table-cell>
          <table:table-cell office:value-type="float" office:value="88759313.5" table:style-name="ce23">
            <text:p>88.759.314</text:p>
          </table:table-cell>
          <table:table-cell office:value-type="percentage" office:value="0.95487571151888628" table:style-name="ce24">
            <text:p>95,5%</text:p>
          </table:table-cell>
          <table:table-cell office:value-type="float" office:value="40803369" table:style-name="ce23">
            <text:p>40.803.369</text:p>
          </table:table-cell>
          <table:table-cell office:value-type="float" office:value="38242161" table:style-name="ce23">
            <text:p>38.242.161</text:p>
          </table:table-cell>
          <table:table-cell office:value-type="float" office:value="19672074" table:style-name="ce23">
            <text:p>19.672.07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15823" table:style-name="ce31">
            <text:p>7.015.823</text:p>
          </table:table-cell>
          <table:table-cell office:value-type="percentage" office:value="0.93444570162113638" table:style-name="ce32">
            <text:p>93,4%</text:p>
          </table:table-cell>
          <table:table-cell office:value-type="float" office:value="6889724" table:style-name="ce31">
            <text:p>6.889.724</text:p>
          </table:table-cell>
          <table:table-cell office:value-type="percentage" office:value="0.91765042777675299" table:style-name="ce32">
            <text:p>91,8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1253" table:style-name="ce31">
            <text:p>1.091.253</text:p>
          </table:table-cell>
          <table:table-cell office:value-type="percentage" office:value="0.91747575264333181" table:style-name="ce32">
            <text:p>91,7%</text:p>
          </table:table-cell>
          <table:table-cell office:value-type="float" office:value="1072346" table:style-name="ce31">
            <text:p>1.072.346</text:p>
          </table:table-cell>
          <table:table-cell office:value-type="percentage" office:value="0.90157960935187931" table:style-name="ce32">
            <text:p>90,2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2899" table:style-name="ce31">
            <text:p>882.899</text:p>
          </table:table-cell>
          <table:table-cell office:value-type="percentage" office:value="0.94889768036223454" table:style-name="ce32">
            <text:p>94,9%</text:p>
          </table:table-cell>
          <table:table-cell office:value-type="float" office:value="871905" table:style-name="ce31">
            <text:p>871.905</text:p>
          </table:table-cell>
          <table:table-cell office:value-type="percentage" office:value="0.93708185420555923" table:style-name="ce32">
            <text:p>93,7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3163" table:style-name="ce31">
            <text:p>893.163</text:p>
          </table:table-cell>
          <table:table-cell office:value-type="percentage" office:value="0.82456953416169143" table:style-name="ce32">
            <text:p>82,5%</text:p>
          </table:table-cell>
          <table:table-cell office:value-type="float" office:value="875166" table:style-name="ce31">
            <text:p>875.166</text:p>
          </table:table-cell>
          <table:table-cell office:value-type="percentage" office:value="0.80795467449295455" table:style-name="ce32">
            <text:p>80,8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1058" table:style-name="ce31">
            <text:p>1.731.058</text:p>
          </table:table-cell>
          <table:table-cell office:value-type="percentage" office:value="0.85126478168568387" table:style-name="ce32">
            <text:p>85,1%</text:p>
          </table:table-cell>
          <table:table-cell office:value-type="float" office:value="1674147" table:style-name="ce31">
            <text:p>1.674.147</text:p>
          </table:table-cell>
          <table:table-cell office:value-type="percentage" office:value="0.82327823820157531" table:style-name="ce32">
            <text:p>82,3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556" table:style-name="ce31">
            <text:p>492.556</text:p>
          </table:table-cell>
          <table:table-cell office:value-type="percentage" office:value="0.9345314213508088" table:style-name="ce32">
            <text:p>93,5%</text:p>
          </table:table-cell>
          <table:table-cell office:value-type="float" office:value="487051" table:style-name="ce31">
            <text:p>487.051</text:p>
          </table:table-cell>
          <table:table-cell office:value-type="percentage" office:value="0.92408672983444073" table:style-name="ce32">
            <text:p>92,4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1484" table:style-name="ce31">
            <text:p>2.041.484</text:p>
          </table:table-cell>
          <table:table-cell office:value-type="percentage" office:value="0.93984528685647251" table:style-name="ce32">
            <text:p>94,0%</text:p>
          </table:table-cell>
          <table:table-cell office:value-type="float" office:value="2004876" table:style-name="ce31">
            <text:p>2.004.876</text:p>
          </table:table-cell>
          <table:table-cell office:value-type="percentage" office:value="0.92299193103235555" table:style-name="ce32">
            <text:p>92,3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7052" table:style-name="ce31">
            <text:p>1.657.052</text:p>
          </table:table-cell>
          <table:table-cell office:value-type="percentage" office:value="0.91243236814196715" table:style-name="ce32">
            <text:p>91,2%</text:p>
          </table:table-cell>
          <table:table-cell office:value-type="float" office:value="1599277" table:style-name="ce31">
            <text:p>1.599.277</text:p>
          </table:table-cell>
          <table:table-cell office:value-type="percentage" office:value="0.88061937731886553" table:style-name="ce32">
            <text:p>88,1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21557" table:style-name="ce31">
            <text:p>6.221.557</text:p>
          </table:table-cell>
          <table:table-cell office:value-type="percentage" office:value="0.91730717116354143" table:style-name="ce32">
            <text:p>91,7%</text:p>
          </table:table-cell>
          <table:table-cell office:value-type="float" office:value="6068996" table:style-name="ce31">
            <text:p>6.068.996</text:p>
          </table:table-cell>
          <table:table-cell office:value-type="percentage" office:value="0.89481355753276048" table:style-name="ce32">
            <text:p>89,5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3296" table:style-name="ce31">
            <text:p>4.163.296</text:p>
          </table:table-cell>
          <table:table-cell office:value-type="percentage" office:value="0.92681921253349819" table:style-name="ce32">
            <text:p>92,7%</text:p>
          </table:table-cell>
          <table:table-cell office:value-type="float" office:value="4090235" table:style-name="ce31">
            <text:p>4.090.235</text:p>
          </table:table-cell>
          <table:table-cell office:value-type="percentage" office:value="0.91055461388691872" table:style-name="ce32">
            <text:p>91,1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7807" table:style-name="ce31">
            <text:p>907.807</text:p>
          </table:table-cell>
          <table:table-cell office:value-type="percentage" office:value="0.95569697543926135" table:style-name="ce32">
            <text:p>95,6%</text:p>
          </table:table-cell>
          <table:table-cell office:value-type="float" office:value="894772" table:style-name="ce31">
            <text:p>894.772</text:p>
          </table:table-cell>
          <table:table-cell office:value-type="percentage" office:value="0.94197433387023766" table:style-name="ce32">
            <text:p>94,2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7663" table:style-name="ce31">
            <text:p>2.337.663</text:p>
          </table:table-cell>
          <table:table-cell office:value-type="percentage" office:value="0.95176796639587447" table:style-name="ce32">
            <text:p>95,2%</text:p>
          </table:table-cell>
          <table:table-cell office:value-type="float" office:value="2317968" table:style-name="ce31">
            <text:p>2.317.968</text:p>
          </table:table-cell>
          <table:table-cell office:value-type="percentage" office:value="0.94374924423696327" table:style-name="ce32">
            <text:p>94,4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624" table:style-name="ce31">
            <text:p>267.624</text:p>
          </table:table-cell>
          <table:table-cell office:value-type="percentage" office:value="0.9507778555416212" table:style-name="ce32">
            <text:p>95,1%</text:p>
          </table:table-cell>
          <table:table-cell office:value-type="float" office:value="261206" table:style-name="ce31">
            <text:p>261.206</text:p>
          </table:table-cell>
          <table:table-cell office:value-type="percentage" office:value="0.92797686505920518" table:style-name="ce32">
            <text:p>92,8%</text:p>
          </table:table-cell>
          <table:table-cell office:value-type="date" office:date-value="2022-01-22T00:00:00" table:style-name="ce33">
            <text:p>2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03494" table:style-name="ce31">
            <text:p>5.503.494</text:p>
          </table:table-cell>
          <table:table-cell office:value-type="percentage" office:value="0.92171810384618214" table:style-name="ce32">
            <text:p>92,2%</text:p>
          </table:table-cell>
          <table:table-cell office:value-type="float" office:value="5360138" table:style-name="ce31">
            <text:p>5.360.138</text:p>
          </table:table-cell>
          <table:table-cell office:value-type="percentage" office:value="0.8977090251599924" table:style-name="ce32">
            <text:p>89,8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29777" table:style-name="ce31">
            <text:p>1.229.777</text:p>
          </table:table-cell>
          <table:table-cell office:value-type="percentage" office:value="0.93333631852727739" table:style-name="ce32">
            <text:p>93,3%</text:p>
          </table:table-cell>
          <table:table-cell office:value-type="float" office:value="1197480" table:style-name="ce31">
            <text:p>1.197.480</text:p>
          </table:table-cell>
          <table:table-cell office:value-type="percentage" office:value="0.90882458747402506" table:style-name="ce32">
            <text:p>90,9%</text:p>
          </table:table-cell>
          <table:table-cell office:value-type="date" office:date-value="2022-01-22T00:00:00" table:style-name="ce33">
            <text:p>2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162" table:style-name="ce31">
            <text:p>538.162</text:p>
          </table:table-cell>
          <table:table-cell office:value-type="percentage" office:value="0.92758724106905854" table:style-name="ce32">
            <text:p>92,8%</text:p>
          </table:table-cell>
          <table:table-cell office:value-type="float" office:value="531812" table:style-name="ce31">
            <text:p>531.812</text:p>
          </table:table-cell>
          <table:table-cell office:value-type="percentage" office:value="0.9166422487046989" table:style-name="ce32">
            <text:p>91,7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7151" table:style-name="ce31">
            <text:p>1.857.151</text:p>
          </table:table-cell>
          <table:table-cell office:value-type="percentage" office:value="0.94982644189780041" table:style-name="ce32">
            <text:p>95,0%</text:p>
          </table:table-cell>
          <table:table-cell office:value-type="float" office:value="1822766" table:style-name="ce31">
            <text:p>1.822.766</text:p>
          </table:table-cell>
          <table:table-cell office:value-type="percentage" office:value="0.93224048243373103" table:style-name="ce32">
            <text:p>93,2%</text:p>
          </table:table-cell>
          <table:table-cell office:value-type="date" office:date-value="2022-01-23T00:00:00" table:style-name="ce33">
            <text:p>2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6128" table:style-name="ce31">
            <text:p>66.128</text:p>
          </table:table-cell>
          <table:table-cell office:value-type="percentage" office:value="0.93100001407875654" table:style-name="ce32">
            <text:p>93,1%</text:p>
          </table:table-cell>
          <table:table-cell office:value-type="float" office:value="63322" table:style-name="ce31">
            <text:p>63.322</text:p>
          </table:table-cell>
          <table:table-cell office:value-type="percentage" office:value="0.89149502315955453" table:style-name="ce32">
            <text:p>89,1%</text:p>
          </table:table-cell>
          <table:table-cell office:value-type="date" office:date-value="2022-01-22T00:00:00" table:style-name="ce33">
            <text:p>2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352" table:style-name="ce31">
            <text:p>61.352</text:p>
          </table:table-cell>
          <table:table-cell office:value-type="percentage" office:value="0.89871971405970763" table:style-name="ce32">
            <text:p>89,9%</text:p>
          </table:table-cell>
          <table:table-cell office:value-type="float" office:value="59030" table:style-name="ce31">
            <text:p>59.030</text:p>
          </table:table-cell>
          <table:table-cell office:value-type="percentage" office:value="0.86470571001669938" table:style-name="ce32">
            <text:p>86,5%</text:p>
          </table:table-cell>
          <table:table-cell office:value-type="date" office:date-value="2022-01-21T00:00:00" table:style-name="ce33">
            <text:p>2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419" table:style-name="ce31">
            <text:p>95.419</text:p>
          </table:table-cell>
          <table:table-cell office:value-type="string" table:style-name="ce32">
            <text:p>-</text:p>
          </table:table-cell>
          <table:table-cell office:value-type="float" office:value="92492" table:style-name="ce31">
            <text:p>92.492</text:p>
          </table:table-cell>
          <table:table-cell office:value-type="string" table:style-name="ce32">
            <text:p>-</text:p>
          </table:table-cell>
          <table:table-cell office:value-type="date" office:date-value="2022-01-22T00:00:00" table:style-name="ce33">
            <text:p>2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14" table:style-name="ce31">
            <text:p>7.914</text:p>
          </table:table-cell>
          <table:table-cell office:value-type="string" table:style-name="ce32">
            <text:p>-</text:p>
          </table:table-cell>
          <table:table-cell office:value-type="float" office:value="7452" table:style-name="ce31">
            <text:p>7.452</text:p>
          </table:table-cell>
          <table:table-cell office:value-type="string" table:style-name="ce32">
            <text:p>-</text:p>
          </table:table-cell>
          <table:table-cell office:value-type="date" office:date-value="2022-01-21T00:00:00" table:style-name="ce33">
            <text:p>21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062632" table:style-name="ce34">
            <text:p>39.062.632</text:p>
          </table:table-cell>
          <table:table-cell office:value-type="percentage" office:value="0.92598320356890562" table:style-name="ce24">
            <text:p>92,6%</text:p>
          </table:table-cell>
          <table:table-cell office:value-type="float" office:value="38242161" table:style-name="ce34">
            <text:p>38.242.161</text:p>
          </table:table-cell>
          <table:table-cell office:value-type="percentage" office:value="0.90653386474771747" table:style-name="ce24">
            <text:p>90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295" table:style-name="ce43">
            <text:p>435.295</text:p>
          </table:table-cell>
          <table:table-cell office:value-type="percentage" office:value="1" table:style-name="ce44">
            <text:p>100,0%</text:p>
          </table:table-cell>
          <table:table-cell office:value-type="float" office:value="656202" table:style-name="ce43">
            <text:p>656.202</text:p>
          </table:table-cell>
          <table:table-cell office:value-type="percentage" office:value="1" table:style-name="ce44">
            <text:p>100,0%</text:p>
          </table:table-cell>
          <table:table-cell office:value-type="float" office:value="936665" table:style-name="ce43">
            <text:p>936.665</text:p>
          </table:table-cell>
          <table:table-cell office:value-type="percentage" office:value="0.97749598478025612" table:style-name="ce44">
            <text:p>97,7%</text:p>
          </table:table-cell>
          <table:table-cell office:value-type="float" office:value="1227937" table:style-name="ce43">
            <text:p>1.227.937</text:p>
          </table:table-cell>
          <table:table-cell office:value-type="percentage" office:value="0.95367007069791576" table:style-name="ce44">
            <text:p>95,4%</text:p>
          </table:table-cell>
          <table:table-cell office:value-type="float" office:value="1274107" table:style-name="ce43">
            <text:p>1.274.107</text:p>
          </table:table-cell>
          <table:table-cell office:value-type="percentage" office:value="0.92037409992949692" table:style-name="ce44">
            <text:p>92,0%</text:p>
          </table:table-cell>
          <table:table-cell office:value-type="float" office:value="963718" table:style-name="ce43">
            <text:p>963.718</text:p>
          </table:table-cell>
          <table:table-cell office:value-type="percentage" office:value="0.87469741952289626" table:style-name="ce44">
            <text:p>87,5%</text:p>
          </table:table-cell>
          <table:table-cell office:value-type="float" office:value="806869" table:style-name="ce43">
            <text:p>806.869</text:p>
          </table:table-cell>
          <table:table-cell office:value-type="percentage" office:value="0.87124343491931866" table:style-name="ce44">
            <text:p>87,1%</text:p>
          </table:table-cell>
          <table:table-cell office:value-type="float" office:value="715030" table:style-name="ce43">
            <text:p>715.030</text:p>
          </table:table-cell>
          <table:table-cell office:value-type="percentage" office:value="0.92519078833299262" table:style-name="ce44">
            <text:p>92,5%</text:p>
          </table:table-cell>
          <table:table-cell office:value-type="float" office:value="7015823" table:style-name="ce43">
            <text:p>7.015.823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444570162113638" table:style-name="ce44">
            <text:p>93,4%</text:p>
          </table:table-cell>
          <table:table-cell office:value-type="percentage" office:value="0.82517571593385586" table:style-name="ce44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29" table:style-name="ce46">
            <text:p>101.629</text:p>
          </table:table-cell>
          <table:table-cell office:value-type="percentage" office:value="1" table:style-name="ce47">
            <text:p>100,0%</text:p>
          </table:table-cell>
          <table:table-cell office:value-type="float" office:value="119761" table:style-name="ce46">
            <text:p>119.761</text:p>
          </table:table-cell>
          <table:table-cell office:value-type="percentage" office:value="1" table:style-name="ce47">
            <text:p>100,0%</text:p>
          </table:table-cell>
          <table:table-cell office:value-type="float" office:value="155804" table:style-name="ce46">
            <text:p>155.804</text:p>
          </table:table-cell>
          <table:table-cell office:value-type="percentage" office:value="0.96586696423036389" table:style-name="ce47">
            <text:p>96,6%</text:p>
          </table:table-cell>
          <table:table-cell office:value-type="float" office:value="188129" table:style-name="ce46">
            <text:p>188.129</text:p>
          </table:table-cell>
          <table:table-cell office:value-type="percentage" office:value="0.93610489127730512" table:style-name="ce47">
            <text:p>93,6%</text:p>
          </table:table-cell>
          <table:table-cell office:value-type="float" office:value="191618" table:style-name="ce46">
            <text:p>191.618</text:p>
          </table:table-cell>
          <table:table-cell office:value-type="percentage" office:value="0.89693264743466716" table:style-name="ce47">
            <text:p>89,7%</text:p>
          </table:table-cell>
          <table:table-cell office:value-type="float" office:value="130980" table:style-name="ce46">
            <text:p>130.980</text:p>
          </table:table-cell>
          <table:table-cell office:value-type="percentage" office:value="0.82753130567735256" table:style-name="ce47">
            <text:p>82,8%</text:p>
          </table:table-cell>
          <table:table-cell office:value-type="float" office:value="109617" table:style-name="ce46">
            <text:p>109.617</text:p>
          </table:table-cell>
          <table:table-cell office:value-type="percentage" office:value="0.83806327313873297" table:style-name="ce47">
            <text:p>83,8%</text:p>
          </table:table-cell>
          <table:table-cell office:value-type="float" office:value="93715" table:style-name="ce46">
            <text:p>93.715</text:p>
          </table:table-cell>
          <table:table-cell office:value-type="percentage" office:value="0.87553836523818862" table:style-name="ce47">
            <text:p>87,6%</text:p>
          </table:table-cell>
          <table:table-cell office:value-type="float" office:value="1091253" table:style-name="ce46">
            <text:p>1.091.253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747575264333181" table:style-name="ce47">
            <text:p>91,7%</text:p>
          </table:table-cell>
          <table:table-cell office:value-type="percentage" office:value="0.8197926127592059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96" table:style-name="ce46">
            <text:p>89.196</text:p>
          </table:table-cell>
          <table:table-cell office:value-type="percentage" office:value="1" table:style-name="ce47">
            <text:p>100,0%</text:p>
          </table:table-cell>
          <table:table-cell office:value-type="float" office:value="114679" table:style-name="ce46">
            <text:p>114.679</text:p>
          </table:table-cell>
          <table:table-cell office:value-type="percentage" office:value="1" table:style-name="ce47">
            <text:p>100,0%</text:p>
          </table:table-cell>
          <table:table-cell office:value-type="float" office:value="148975" table:style-name="ce46">
            <text:p>148.975</text:p>
          </table:table-cell>
          <table:table-cell office:value-type="percentage" office:value="0.98016316862951514" table:style-name="ce47">
            <text:p>98,0%</text:p>
          </table:table-cell>
          <table:table-cell office:value-type="float" office:value="154194" table:style-name="ce46">
            <text:p>154.194</text:p>
          </table:table-cell>
          <table:table-cell office:value-type="percentage" office:value="0.95132740632885615" table:style-name="ce47">
            <text:p>95,1%</text:p>
          </table:table-cell>
          <table:table-cell office:value-type="float" office:value="152172" table:style-name="ce46">
            <text:p>152.172</text:p>
          </table:table-cell>
          <table:table-cell office:value-type="percentage" office:value="0.91714079074252652" table:style-name="ce47">
            <text:p>91,7%</text:p>
          </table:table-cell>
          <table:table-cell office:value-type="float" office:value="92753" table:style-name="ce46">
            <text:p>92.753</text:p>
          </table:table-cell>
          <table:table-cell office:value-type="percentage" office:value="0.8541499755965043" table:style-name="ce47">
            <text:p>85,4%</text:p>
          </table:table-cell>
          <table:table-cell office:value-type="float" office:value="68493" table:style-name="ce46">
            <text:p>68.493</text:p>
          </table:table-cell>
          <table:table-cell office:value-type="percentage" office:value="0.86435223744983725" table:style-name="ce47">
            <text:p>86,4%</text:p>
          </table:table-cell>
          <table:table-cell office:value-type="float" office:value="62437" table:style-name="ce46">
            <text:p>62.437</text:p>
          </table:table-cell>
          <table:table-cell office:value-type="percentage" office:value="0.95680090719627309" table:style-name="ce47">
            <text:p>95,7%</text:p>
          </table:table-cell>
          <table:table-cell office:value-type="float" office:value="882899" table:style-name="ce46">
            <text:p>882.899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889768036223454" table:style-name="ce47">
            <text:p>94,9%</text:p>
          </table:table-cell>
          <table:table-cell office:value-type="percentage" office:value="0.87166412114259306" table:style-name="ce47">
            <text:p>8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96" table:style-name="ce46">
            <text:p>51.796</text:p>
          </table:table-cell>
          <table:table-cell office:value-type="percentage" office:value="0.96574869949471409" table:style-name="ce47">
            <text:p>96,6%</text:p>
          </table:table-cell>
          <table:table-cell office:value-type="float" office:value="79837" table:style-name="ce46">
            <text:p>79.837</text:p>
          </table:table-cell>
          <table:table-cell office:value-type="percentage" office:value="0.91520508058784422" table:style-name="ce47">
            <text:p>91,5%</text:p>
          </table:table-cell>
          <table:table-cell office:value-type="float" office:value="112002" table:style-name="ce46">
            <text:p>112.002</text:p>
          </table:table-cell>
          <table:table-cell office:value-type="percentage" office:value="0.87918488456979582" table:style-name="ce47">
            <text:p>87,9%</text:p>
          </table:table-cell>
          <table:table-cell office:value-type="float" office:value="153404" table:style-name="ce46">
            <text:p>153.404</text:p>
          </table:table-cell>
          <table:table-cell office:value-type="percentage" office:value="0.86420893706199153" table:style-name="ce47">
            <text:p>86,4%</text:p>
          </table:table-cell>
          <table:table-cell office:value-type="float" office:value="173405" table:style-name="ce46">
            <text:p>173.405</text:p>
          </table:table-cell>
          <table:table-cell office:value-type="percentage" office:value="0.800492099176911" table:style-name="ce47">
            <text:p>80,0%</text:p>
          </table:table-cell>
          <table:table-cell office:value-type="float" office:value="134943" table:style-name="ce46">
            <text:p>134.943</text:p>
          </table:table-cell>
          <table:table-cell office:value-type="percentage" office:value="0.73319858514401215" table:style-name="ce47">
            <text:p>73,3%</text:p>
          </table:table-cell>
          <table:table-cell office:value-type="float" office:value="104351" table:style-name="ce46">
            <text:p>104.351</text:p>
          </table:table-cell>
          <table:table-cell office:value-type="percentage" office:value="0.76050374235677376" table:style-name="ce47">
            <text:p>76,1%</text:p>
          </table:table-cell>
          <table:table-cell office:value-type="float" office:value="83425" table:style-name="ce46">
            <text:p>83.425</text:p>
          </table:table-cell>
          <table:table-cell office:value-type="percentage" office:value="0.8381389647966565" table:style-name="ce47">
            <text:p>83,8%</text:p>
          </table:table-cell>
          <table:table-cell office:value-type="float" office:value="893163" table:style-name="ce46">
            <text:p>893.163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456953416169143" table:style-name="ce47">
            <text:p>82,5%</text:p>
          </table:table-cell>
          <table:table-cell office:value-type="percentage" office:value="0.73223586317148659" table:style-name="ce47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622" table:style-name="ce46">
            <text:p>94.622</text:p>
          </table:table-cell>
          <table:table-cell office:value-type="percentage" office:value="0.94280703852055558" table:style-name="ce47">
            <text:p>94,3%</text:p>
          </table:table-cell>
          <table:table-cell office:value-type="float" office:value="155715" table:style-name="ce46">
            <text:p>155.715</text:p>
          </table:table-cell>
          <table:table-cell office:value-type="percentage" office:value="0.92994159311061475" table:style-name="ce47">
            <text:p>93,0%</text:p>
          </table:table-cell>
          <table:table-cell office:value-type="float" office:value="228758" table:style-name="ce46">
            <text:p>228.758</text:p>
          </table:table-cell>
          <table:table-cell office:value-type="percentage" office:value="0.90937568325018381" table:style-name="ce47">
            <text:p>90,9%</text:p>
          </table:table-cell>
          <table:table-cell office:value-type="float" office:value="324993" table:style-name="ce46">
            <text:p>324.993</text:p>
          </table:table-cell>
          <table:table-cell office:value-type="percentage" office:value="0.88254079462969148" table:style-name="ce47">
            <text:p>88,3%</text:p>
          </table:table-cell>
          <table:table-cell office:value-type="float" office:value="323856" table:style-name="ce46">
            <text:p>323.856</text:p>
          </table:table-cell>
          <table:table-cell office:value-type="percentage" office:value="0.82175054871163777" table:style-name="ce47">
            <text:p>82,2%</text:p>
          </table:table-cell>
          <table:table-cell office:value-type="float" office:value="237729" table:style-name="ce46">
            <text:p>237.729</text:p>
          </table:table-cell>
          <table:table-cell office:value-type="percentage" office:value="0.75985258676349321" table:style-name="ce47">
            <text:p>76,0%</text:p>
          </table:table-cell>
          <table:table-cell office:value-type="float" office:value="197826" table:style-name="ce46">
            <text:p>197.826</text:p>
          </table:table-cell>
          <table:table-cell office:value-type="percentage" office:value="0.77679044728296509" table:style-name="ce47">
            <text:p>77,7%</text:p>
          </table:table-cell>
          <table:table-cell office:value-type="float" office:value="167559" table:style-name="ce46">
            <text:p>167.559</text:p>
          </table:table-cell>
          <table:table-cell office:value-type="percentage" office:value="0.90933709603017399" table:style-name="ce47">
            <text:p>90,9%</text:p>
          </table:table-cell>
          <table:table-cell office:value-type="float" office:value="1731058" table:style-name="ce46">
            <text:p>1.731.058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126478168568387" table:style-name="ce47">
            <text:p>85,1%</text:p>
          </table:table-cell>
          <table:table-cell office:value-type="percentage" office:value="0.77128939136122443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47" table:style-name="ce46">
            <text:p>42.547</text:p>
          </table:table-cell>
          <table:table-cell office:value-type="percentage" office:value="1" table:style-name="ce47">
            <text:p>100,0%</text:p>
          </table:table-cell>
          <table:table-cell office:value-type="float" office:value="56180" table:style-name="ce46">
            <text:p>56.180</text:p>
          </table:table-cell>
          <table:table-cell office:value-type="percentage" office:value="1" table:style-name="ce47">
            <text:p>100,0%</text:p>
          </table:table-cell>
          <table:table-cell office:value-type="float" office:value="77188" table:style-name="ce46">
            <text:p>77.188</text:p>
          </table:table-cell>
          <table:table-cell office:value-type="percentage" office:value="0.97389505027947054" table:style-name="ce47">
            <text:p>97,4%</text:p>
          </table:table-cell>
          <table:table-cell office:value-type="float" office:value="85049" table:style-name="ce46">
            <text:p>85.049</text:p>
          </table:table-cell>
          <table:table-cell office:value-type="percentage" office:value="0.93491260855226999" table:style-name="ce47">
            <text:p>93,5%</text:p>
          </table:table-cell>
          <table:table-cell office:value-type="float" office:value="89285" table:style-name="ce46">
            <text:p>89.285</text:p>
          </table:table-cell>
          <table:table-cell office:value-type="percentage" office:value="0.91681555870453657" table:style-name="ce47">
            <text:p>91,7%</text:p>
          </table:table-cell>
          <table:table-cell office:value-type="float" office:value="56541" table:style-name="ce46">
            <text:p>56.541</text:p>
          </table:table-cell>
          <table:table-cell office:value-type="percentage" office:value="0.84191012239792729" table:style-name="ce47">
            <text:p>84,2%</text:p>
          </table:table-cell>
          <table:table-cell office:value-type="float" office:value="43169" table:style-name="ce46">
            <text:p>43.169</text:p>
          </table:table-cell>
          <table:table-cell office:value-type="percentage" office:value="0.84856407131484279" table:style-name="ce47">
            <text:p>84,9%</text:p>
          </table:table-cell>
          <table:table-cell office:value-type="float" office:value="42597" table:style-name="ce46">
            <text:p>42.597</text:p>
          </table:table-cell>
          <table:table-cell office:value-type="percentage" office:value="0.94068414195172578" table:style-name="ce47">
            <text:p>94,1%</text:p>
          </table:table-cell>
          <table:table-cell office:value-type="float" office:value="492556" table:style-name="ce46">
            <text:p>492.556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45314213508088" table:style-name="ce47">
            <text:p>93,5%</text:p>
          </table:table-cell>
          <table:table-cell office:value-type="percentage" office:value="0.84391635469583914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59" table:style-name="ce46">
            <text:p>229.959</text:p>
          </table:table-cell>
          <table:table-cell office:value-type="percentage" office:value="1" table:style-name="ce47">
            <text:p>100,0%</text:p>
          </table:table-cell>
          <table:table-cell office:value-type="float" office:value="252268" table:style-name="ce46">
            <text:p>252.268</text:p>
          </table:table-cell>
          <table:table-cell office:value-type="percentage" office:value="1" table:style-name="ce47">
            <text:p>100,0%</text:p>
          </table:table-cell>
          <table:table-cell office:value-type="float" office:value="324431" table:style-name="ce46">
            <text:p>324.431</text:p>
          </table:table-cell>
          <table:table-cell office:value-type="percentage" office:value="0.99140699724669434" table:style-name="ce47">
            <text:p>99,1%</text:p>
          </table:table-cell>
          <table:table-cell office:value-type="float" office:value="357602" table:style-name="ce46">
            <text:p>357.602</text:p>
          </table:table-cell>
          <table:table-cell office:value-type="percentage" office:value="0.93808810528773379" table:style-name="ce47">
            <text:p>93,8%</text:p>
          </table:table-cell>
          <table:table-cell office:value-type="float" office:value="325414" table:style-name="ce46">
            <text:p>325.414</text:p>
          </table:table-cell>
          <table:table-cell office:value-type="percentage" office:value="0.90342085829617824" table:style-name="ce47">
            <text:p>90,3%</text:p>
          </table:table-cell>
          <table:table-cell office:value-type="float" office:value="217867" table:style-name="ce46">
            <text:p>217.867</text:p>
          </table:table-cell>
          <table:table-cell office:value-type="percentage" office:value="0.84150373500397835" table:style-name="ce47">
            <text:p>84,2%</text:p>
          </table:table-cell>
          <table:table-cell office:value-type="float" office:value="179673" table:style-name="ce46">
            <text:p>179.673</text:p>
          </table:table-cell>
          <table:table-cell office:value-type="percentage" office:value="0.84839856643009925" table:style-name="ce47">
            <text:p>84,8%</text:p>
          </table:table-cell>
          <table:table-cell office:value-type="float" office:value="154270" table:style-name="ce46">
            <text:p>154.270</text:p>
          </table:table-cell>
          <table:table-cell office:value-type="percentage" office:value="0.9171928322572207" table:style-name="ce47">
            <text:p>91,7%</text:p>
          </table:table-cell>
          <table:table-cell office:value-type="float" office:value="2041484" table:style-name="ce46">
            <text:p>2.041.484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3984528685647251" table:style-name="ce47">
            <text:p>94,0%</text:p>
          </table:table-cell>
          <table:table-cell office:value-type="percentage" office:value="0.85537672276065735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389" table:style-name="ce46">
            <text:p>139.389</text:p>
          </table:table-cell>
          <table:table-cell office:value-type="percentage" office:value="1" table:style-name="ce47">
            <text:p>100,0%</text:p>
          </table:table-cell>
          <table:table-cell office:value-type="float" office:value="159848" table:style-name="ce46">
            <text:p>159.848</text:p>
          </table:table-cell>
          <table:table-cell office:value-type="percentage" office:value="1" table:style-name="ce47">
            <text:p>100,0%</text:p>
          </table:table-cell>
          <table:table-cell office:value-type="float" office:value="225951" table:style-name="ce46">
            <text:p>225.951</text:p>
          </table:table-cell>
          <table:table-cell office:value-type="percentage" office:value="0.99089146946866169" table:style-name="ce47">
            <text:p>99,1%</text:p>
          </table:table-cell>
          <table:table-cell office:value-type="float" office:value="290342" table:style-name="ce46">
            <text:p>290.342</text:p>
          </table:table-cell>
          <table:table-cell office:value-type="percentage" office:value="0.93235540626896629" table:style-name="ce47">
            <text:p>93,2%</text:p>
          </table:table-cell>
          <table:table-cell office:value-type="float" office:value="291907" table:style-name="ce46">
            <text:p>291.907</text:p>
          </table:table-cell>
          <table:table-cell office:value-type="percentage" office:value="0.88274500198076089" table:style-name="ce47">
            <text:p>88,3%</text:p>
          </table:table-cell>
          <table:table-cell office:value-type="float" office:value="211444" table:style-name="ce46">
            <text:p>211.444</text:p>
          </table:table-cell>
          <table:table-cell office:value-type="percentage" office:value="0.8203421131246823" table:style-name="ce47">
            <text:p>82,0%</text:p>
          </table:table-cell>
          <table:table-cell office:value-type="float" office:value="179692" table:style-name="ce46">
            <text:p>179.692</text:p>
          </table:table-cell>
          <table:table-cell office:value-type="percentage" office:value="0.82054138963980416" table:style-name="ce47">
            <text:p>82,1%</text:p>
          </table:table-cell>
          <table:table-cell office:value-type="float" office:value="158479" table:style-name="ce46">
            <text:p>158.479</text:p>
          </table:table-cell>
          <table:table-cell office:value-type="percentage" office:value="0.89125275565753359" table:style-name="ce47">
            <text:p>89,1%</text:p>
          </table:table-cell>
          <table:table-cell office:value-type="float" office:value="1657052" table:style-name="ce46">
            <text:p>1.657.052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243236814196715" table:style-name="ce47">
            <text:p>91,2%</text:p>
          </table:table-cell>
          <table:table-cell office:value-type="percentage" office:value="0.80884833764184905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864" table:style-name="ce46">
            <text:p>460.864</text:p>
          </table:table-cell>
          <table:table-cell office:value-type="percentage" office:value="1" table:style-name="ce47">
            <text:p>100,0%</text:p>
          </table:table-cell>
          <table:table-cell office:value-type="float" office:value="621724" table:style-name="ce46">
            <text:p>621.724</text:p>
          </table:table-cell>
          <table:table-cell office:value-type="percentage" office:value="0.97795940453269914" table:style-name="ce47">
            <text:p>97,8%</text:p>
          </table:table-cell>
          <table:table-cell office:value-type="float" office:value="809219" table:style-name="ce46">
            <text:p>809.219</text:p>
          </table:table-cell>
          <table:table-cell office:value-type="percentage" office:value="0.94924831433786439" table:style-name="ce47">
            <text:p>94,9%</text:p>
          </table:table-cell>
          <table:table-cell office:value-type="float" office:value="1043513" table:style-name="ce46">
            <text:p>1.043.513</text:p>
          </table:table-cell>
          <table:table-cell office:value-type="percentage" office:value="0.95089488710143333" table:style-name="ce47">
            <text:p>95,1%</text:p>
          </table:table-cell>
          <table:table-cell office:value-type="float" office:value="1163963" table:style-name="ce46">
            <text:p>1.163.963</text:p>
          </table:table-cell>
          <table:table-cell office:value-type="percentage" office:value="0.91253282949048631" table:style-name="ce47">
            <text:p>91,3%</text:p>
          </table:table-cell>
          <table:table-cell office:value-type="float" office:value="829002" table:style-name="ce46">
            <text:p>829.002</text:p>
          </table:table-cell>
          <table:table-cell office:value-type="percentage" office:value="0.85762258076529962" table:style-name="ce47">
            <text:p>85,8%</text:p>
          </table:table-cell>
          <table:table-cell office:value-type="float" office:value="695293" table:style-name="ce46">
            <text:p>695.293</text:p>
          </table:table-cell>
          <table:table-cell office:value-type="percentage" office:value="0.83866333594274889" table:style-name="ce47">
            <text:p>83,9%</text:p>
          </table:table-cell>
          <table:table-cell office:value-type="float" office:value="597979" table:style-name="ce46">
            <text:p>597.979</text:p>
          </table:table-cell>
          <table:table-cell office:value-type="percentage" office:value="0.89069400607421023" table:style-name="ce47">
            <text:p>89,1%</text:p>
          </table:table-cell>
          <table:table-cell office:value-type="float" office:value="6221557" table:style-name="ce46">
            <text:p>6.221.557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730717116354143" table:style-name="ce47">
            <text:p>91,7%</text:p>
          </table:table-cell>
          <table:table-cell office:value-type="percentage" office:value="0.8110222671576599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988" table:style-name="ce46">
            <text:p>297.988</text:p>
          </table:table-cell>
          <table:table-cell office:value-type="percentage" office:value="1" table:style-name="ce47">
            <text:p>100,0%</text:p>
          </table:table-cell>
          <table:table-cell office:value-type="float" office:value="436167" table:style-name="ce46">
            <text:p>436.167</text:p>
          </table:table-cell>
          <table:table-cell office:value-type="percentage" office:value="0.99179354944335296" table:style-name="ce47">
            <text:p>99,2%</text:p>
          </table:table-cell>
          <table:table-cell office:value-type="float" office:value="574285" table:style-name="ce46">
            <text:p>574.285</text:p>
          </table:table-cell>
          <table:table-cell office:value-type="percentage" office:value="0.96172589342532744" table:style-name="ce47">
            <text:p>96,2%</text:p>
          </table:table-cell>
          <table:table-cell office:value-type="float" office:value="721066" table:style-name="ce46">
            <text:p>721.066</text:p>
          </table:table-cell>
          <table:table-cell office:value-type="percentage" office:value="0.94591339846988576" table:style-name="ce47">
            <text:p>94,6%</text:p>
          </table:table-cell>
          <table:table-cell office:value-type="float" office:value="764620" table:style-name="ce46">
            <text:p>764.620</text:p>
          </table:table-cell>
          <table:table-cell office:value-type="percentage" office:value="0.90947910310530344" table:style-name="ce47">
            <text:p>90,9%</text:p>
          </table:table-cell>
          <table:table-cell office:value-type="float" office:value="528109" table:style-name="ce46">
            <text:p>528.109</text:p>
          </table:table-cell>
          <table:table-cell office:value-type="percentage" office:value="0.86022305801560783" table:style-name="ce47">
            <text:p>86,0%</text:p>
          </table:table-cell>
          <table:table-cell office:value-type="float" office:value="445128" table:style-name="ce46">
            <text:p>445.128</text:p>
          </table:table-cell>
          <table:table-cell office:value-type="percentage" office:value="0.86808002761455849" table:style-name="ce47">
            <text:p>86,8%</text:p>
          </table:table-cell>
          <table:table-cell office:value-type="float" office:value="395933" table:style-name="ce46">
            <text:p>395.933</text:p>
          </table:table-cell>
          <table:table-cell office:value-type="percentage" office:value="0.9148829976269095" table:style-name="ce47">
            <text:p>91,5%</text:p>
          </table:table-cell>
          <table:table-cell office:value-type="float" office:value="4163296" table:style-name="ce46">
            <text:p>4.163.296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681921253349819" table:style-name="ce47">
            <text:p>92,7%</text:p>
          </table:table-cell>
          <table:table-cell office:value-type="percentage" office:value="0.82489773719077197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91" table:style-name="ce46">
            <text:p>78.391</text:p>
          </table:table-cell>
          <table:table-cell office:value-type="percentage" office:value="1" table:style-name="ce47">
            <text:p>100,0%</text:p>
          </table:table-cell>
          <table:table-cell office:value-type="float" office:value="96126" table:style-name="ce46">
            <text:p>96.126</text:p>
          </table:table-cell>
          <table:table-cell office:value-type="percentage" office:value="1" table:style-name="ce47">
            <text:p>100,0%</text:p>
          </table:table-cell>
          <table:table-cell office:value-type="float" office:value="133383" table:style-name="ce46">
            <text:p>133.383</text:p>
          </table:table-cell>
          <table:table-cell office:value-type="percentage" office:value="1" table:style-name="ce47">
            <text:p>100,0%</text:p>
          </table:table-cell>
          <table:table-cell office:value-type="float" office:value="162235" table:style-name="ce46">
            <text:p>162.235</text:p>
          </table:table-cell>
          <table:table-cell office:value-type="percentage" office:value="0.96595476115341794" table:style-name="ce47">
            <text:p>96,6%</text:p>
          </table:table-cell>
          <table:table-cell office:value-type="float" office:value="147178" table:style-name="ce46">
            <text:p>147.178</text:p>
          </table:table-cell>
          <table:table-cell office:value-type="percentage" office:value="0.93424994921795657" table:style-name="ce47">
            <text:p>93,4%</text:p>
          </table:table-cell>
          <table:table-cell office:value-type="float" office:value="114536" table:style-name="ce46">
            <text:p>114.536</text:p>
          </table:table-cell>
          <table:table-cell office:value-type="percentage" office:value="0.88211826681659244" table:style-name="ce47">
            <text:p>88,2%</text:p>
          </table:table-cell>
          <table:table-cell office:value-type="float" office:value="95342" table:style-name="ce46">
            <text:p>95.342</text:p>
          </table:table-cell>
          <table:table-cell office:value-type="percentage" office:value="0.84743924768456791" table:style-name="ce47">
            <text:p>84,7%</text:p>
          </table:table-cell>
          <table:table-cell office:value-type="float" office:value="80616" table:style-name="ce46">
            <text:p>80.616</text:p>
          </table:table-cell>
          <table:table-cell office:value-type="percentage" office:value="0.94057800231014244" table:style-name="ce47">
            <text:p>94,1%</text:p>
          </table:table-cell>
          <table:table-cell office:value-type="float" office:value="907807" table:style-name="ce46">
            <text:p>907.807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569697543926135" table:style-name="ce47">
            <text:p>95,6%</text:p>
          </table:table-cell>
          <table:table-cell office:value-type="percentage" office:value="0.85804145372538154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981" table:style-name="ce46">
            <text:p>242.981</text:p>
          </table:table-cell>
          <table:table-cell office:value-type="percentage" office:value="1" table:style-name="ce47">
            <text:p>100,0%</text:p>
          </table:table-cell>
          <table:table-cell office:value-type="float" office:value="292270" table:style-name="ce46">
            <text:p>292.270</text:p>
          </table:table-cell>
          <table:table-cell office:value-type="percentage" office:value="1" table:style-name="ce47">
            <text:p>100,0%</text:p>
          </table:table-cell>
          <table:table-cell office:value-type="float" office:value="348072" table:style-name="ce46">
            <text:p>348.072</text:p>
          </table:table-cell>
          <table:table-cell office:value-type="percentage" office:value="0.98446117556552382" table:style-name="ce47">
            <text:p>98,4%</text:p>
          </table:table-cell>
          <table:table-cell office:value-type="float" office:value="393554" table:style-name="ce46">
            <text:p>393.554</text:p>
          </table:table-cell>
          <table:table-cell office:value-type="percentage" office:value="0.96176441837732163" table:style-name="ce47">
            <text:p>96,2%</text:p>
          </table:table-cell>
          <table:table-cell office:value-type="float" office:value="412095" table:style-name="ce46">
            <text:p>412.095</text:p>
          </table:table-cell>
          <table:table-cell office:value-type="percentage" office:value="0.93057942312860031" table:style-name="ce47">
            <text:p>93,1%</text:p>
          </table:table-cell>
          <table:table-cell office:value-type="float" office:value="268421" table:style-name="ce46">
            <text:p>268.421</text:p>
          </table:table-cell>
          <table:table-cell office:value-type="percentage" office:value="0.86980797023959977" table:style-name="ce47">
            <text:p>87,0%</text:p>
          </table:table-cell>
          <table:table-cell office:value-type="float" office:value="203977" table:style-name="ce46">
            <text:p>203.977</text:p>
          </table:table-cell>
          <table:table-cell office:value-type="percentage" office:value="0.88546288016252683" table:style-name="ce47">
            <text:p>88,5%</text:p>
          </table:table-cell>
          <table:table-cell office:value-type="float" office:value="176293" table:style-name="ce46">
            <text:p>176.293</text:p>
          </table:table-cell>
          <table:table-cell office:value-type="percentage" office:value="0.96154223754254298" table:style-name="ce47">
            <text:p>96,2%</text:p>
          </table:table-cell>
          <table:table-cell office:value-type="float" office:value="2337663" table:style-name="ce46">
            <text:p>2.337.663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176796639587447" table:style-name="ce47">
            <text:p>95,2%</text:p>
          </table:table-cell>
          <table:table-cell office:value-type="percentage" office:value="0.8668040354840193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5" table:style-name="ce46">
            <text:p>23.455</text:p>
          </table:table-cell>
          <table:table-cell office:value-type="percentage" office:value="1" table:style-name="ce47">
            <text:p>100,0%</text:p>
          </table:table-cell>
          <table:table-cell office:value-type="float" office:value="28765" table:style-name="ce46">
            <text:p>28.765</text:p>
          </table:table-cell>
          <table:table-cell office:value-type="percentage" office:value="1" table:style-name="ce47">
            <text:p>100,0%</text:p>
          </table:table-cell>
          <table:table-cell office:value-type="float" office:value="38462" table:style-name="ce46">
            <text:p>38.462</text:p>
          </table:table-cell>
          <table:table-cell office:value-type="percentage" office:value="0.99606360387424253" table:style-name="ce47">
            <text:p>99,6%</text:p>
          </table:table-cell>
          <table:table-cell office:value-type="float" office:value="45847" table:style-name="ce46">
            <text:p>45.847</text:p>
          </table:table-cell>
          <table:table-cell office:value-type="percentage" office:value="0.96519999999999995" table:style-name="ce47">
            <text:p>96,5%</text:p>
          </table:table-cell>
          <table:table-cell office:value-type="float" office:value="48337" table:style-name="ce46">
            <text:p>48.337</text:p>
          </table:table-cell>
          <table:table-cell office:value-type="percentage" office:value="0.93451782538086769" table:style-name="ce47">
            <text:p>93,5%</text:p>
          </table:table-cell>
          <table:table-cell office:value-type="float" office:value="32361" table:style-name="ce46">
            <text:p>32.361</text:p>
          </table:table-cell>
          <table:table-cell office:value-type="percentage" office:value="0.8737714656010368" table:style-name="ce47">
            <text:p>87,4%</text:p>
          </table:table-cell>
          <table:table-cell office:value-type="float" office:value="25592" table:style-name="ce46">
            <text:p>25.592</text:p>
          </table:table-cell>
          <table:table-cell office:value-type="percentage" office:value="0.84837233972021486" table:style-name="ce47">
            <text:p>84,8%</text:p>
          </table:table-cell>
          <table:table-cell office:value-type="float" office:value="24805" table:style-name="ce46">
            <text:p>24.805</text:p>
          </table:table-cell>
          <table:table-cell office:value-type="percentage" office:value="0.95458918606888588" table:style-name="ce47">
            <text:p>95,5%</text:p>
          </table:table-cell>
          <table:table-cell office:value-type="float" office:value="267624" table:style-name="ce46">
            <text:p>267.624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07778555416212" table:style-name="ce47">
            <text:p>95,1%</text:p>
          </table:table-cell>
          <table:table-cell office:value-type="percentage" office:value="0.84643995749202972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565" table:style-name="ce46">
            <text:p>375.565</text:p>
          </table:table-cell>
          <table:table-cell office:value-type="percentage" office:value="1" table:style-name="ce47">
            <text:p>100,0%</text:p>
          </table:table-cell>
          <table:table-cell office:value-type="float" office:value="513430" table:style-name="ce46">
            <text:p>513.430</text:p>
          </table:table-cell>
          <table:table-cell office:value-type="percentage" office:value="0.97415804952091833" table:style-name="ce47">
            <text:p>97,4%</text:p>
          </table:table-cell>
          <table:table-cell office:value-type="float" office:value="694844" table:style-name="ce46">
            <text:p>694.844</text:p>
          </table:table-cell>
          <table:table-cell office:value-type="percentage" office:value="0.96444761526695522" table:style-name="ce47">
            <text:p>96,4%</text:p>
          </table:table-cell>
          <table:table-cell office:value-type="float" office:value="951872" table:style-name="ce46">
            <text:p>951.872</text:p>
          </table:table-cell>
          <table:table-cell office:value-type="percentage" office:value="0.96172098460332267" table:style-name="ce47">
            <text:p>96,2%</text:p>
          </table:table-cell>
          <table:table-cell office:value-type="float" office:value="1054387" table:style-name="ce46">
            <text:p>1.054.387</text:p>
          </table:table-cell>
          <table:table-cell office:value-type="percentage" office:value="0.91207344427018955" table:style-name="ce47">
            <text:p>91,2%</text:p>
          </table:table-cell>
          <table:table-cell office:value-type="float" office:value="781556" table:style-name="ce46">
            <text:p>781.556</text:p>
          </table:table-cell>
          <table:table-cell office:value-type="percentage" office:value="0.86758195647637104" table:style-name="ce47">
            <text:p>86,8%</text:p>
          </table:table-cell>
          <table:table-cell office:value-type="float" office:value="636604" table:style-name="ce46">
            <text:p>636.604</text:p>
          </table:table-cell>
          <table:table-cell office:value-type="percentage" office:value="0.86547201644468075" table:style-name="ce47">
            <text:p>86,5%</text:p>
          </table:table-cell>
          <table:table-cell office:value-type="float" office:value="495236" table:style-name="ce46">
            <text:p>495.236</text:p>
          </table:table-cell>
          <table:table-cell office:value-type="percentage" office:value="0.8677085888495637" table:style-name="ce47">
            <text:p>86,8%</text:p>
          </table:table-cell>
          <table:table-cell office:value-type="float" office:value="5503494" table:style-name="ce46">
            <text:p>5.503.494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171810384618214" table:style-name="ce47">
            <text:p>92,2%</text:p>
          </table:table-cell>
          <table:table-cell office:value-type="percentage" office:value="0.81462908765587283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68" table:style-name="ce46">
            <text:p>74.268</text:p>
          </table:table-cell>
          <table:table-cell office:value-type="percentage" office:value="1" table:style-name="ce47">
            <text:p>100,0%</text:p>
          </table:table-cell>
          <table:table-cell office:value-type="float" office:value="103952" table:style-name="ce46">
            <text:p>103.952</text:p>
          </table:table-cell>
          <table:table-cell office:value-type="percentage" office:value="1" table:style-name="ce47">
            <text:p>100,0%</text:p>
          </table:table-cell>
          <table:table-cell office:value-type="float" office:value="149872" table:style-name="ce46">
            <text:p>149.872</text:p>
          </table:table-cell>
          <table:table-cell office:value-type="percentage" office:value="0.97610410248728352" table:style-name="ce47">
            <text:p>97,6%</text:p>
          </table:table-cell>
          <table:table-cell office:value-type="float" office:value="209829" table:style-name="ce46">
            <text:p>209.829</text:p>
          </table:table-cell>
          <table:table-cell office:value-type="percentage" office:value="0.96206379554614108" table:style-name="ce47">
            <text:p>96,2%</text:p>
          </table:table-cell>
          <table:table-cell office:value-type="float" office:value="236468" table:style-name="ce46">
            <text:p>236.468</text:p>
          </table:table-cell>
          <table:table-cell office:value-type="percentage" office:value="0.93662563176323332" table:style-name="ce47">
            <text:p>93,7%</text:p>
          </table:table-cell>
          <table:table-cell office:value-type="float" office:value="174428" table:style-name="ce46">
            <text:p>174.428</text:p>
          </table:table-cell>
          <table:table-cell office:value-type="percentage" office:value="0.87619679114299209" table:style-name="ce47">
            <text:p>87,6%</text:p>
          </table:table-cell>
          <table:table-cell office:value-type="float" office:value="149936" table:style-name="ce46">
            <text:p>149.936</text:p>
          </table:table-cell>
          <table:table-cell office:value-type="percentage" office:value="0.86200334600060946" table:style-name="ce47">
            <text:p>86,2%</text:p>
          </table:table-cell>
          <table:table-cell office:value-type="float" office:value="131024" table:style-name="ce46">
            <text:p>131.024</text:p>
          </table:table-cell>
          <table:table-cell office:value-type="percentage" office:value="0.90601316590142167" table:style-name="ce47">
            <text:p>90,6%</text:p>
          </table:table-cell>
          <table:table-cell office:value-type="float" office:value="1229777" table:style-name="ce46">
            <text:p>1.229.777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333631852727739" table:style-name="ce47">
            <text:p>93,3%</text:p>
          </table:table-cell>
          <table:table-cell office:value-type="percentage" office:value="0.8127661796234954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2" table:style-name="ce46">
            <text:p>42.572</text:p>
          </table:table-cell>
          <table:table-cell office:value-type="percentage" office:value="1" table:style-name="ce47">
            <text:p>100,0%</text:p>
          </table:table-cell>
          <table:table-cell office:value-type="float" office:value="55992" table:style-name="ce46">
            <text:p>55.992</text:p>
          </table:table-cell>
          <table:table-cell office:value-type="percentage" office:value="0.98855932203389829" table:style-name="ce47">
            <text:p>98,9%</text:p>
          </table:table-cell>
          <table:table-cell office:value-type="float" office:value="72601" table:style-name="ce46">
            <text:p>72.601</text:p>
          </table:table-cell>
          <table:table-cell office:value-type="percentage" office:value="0.95944231531650592" table:style-name="ce47">
            <text:p>95,9%</text:p>
          </table:table-cell>
          <table:table-cell office:value-type="float" office:value="92486" table:style-name="ce46">
            <text:p>92.486</text:p>
          </table:table-cell>
          <table:table-cell office:value-type="percentage" office:value="0.94665192736801163" table:style-name="ce47">
            <text:p>94,7%</text:p>
          </table:table-cell>
          <table:table-cell office:value-type="float" office:value="96487" table:style-name="ce46">
            <text:p>96.487</text:p>
          </table:table-cell>
          <table:table-cell office:value-type="percentage" office:value="0.91263963375991974" table:style-name="ce47">
            <text:p>91,3%</text:p>
          </table:table-cell>
          <table:table-cell office:value-type="float" office:value="65811" table:style-name="ce46">
            <text:p>65.811</text:p>
          </table:table-cell>
          <table:table-cell office:value-type="percentage" office:value="0.85770699474774859" table:style-name="ce47">
            <text:p>85,8%</text:p>
          </table:table-cell>
          <table:table-cell office:value-type="float" office:value="59709" table:style-name="ce46">
            <text:p>59.709</text:p>
          </table:table-cell>
          <table:table-cell office:value-type="percentage" office:value="0.86783814423999306" table:style-name="ce47">
            <text:p>86,8%</text:p>
          </table:table-cell>
          <table:table-cell office:value-type="float" office:value="52504" table:style-name="ce46">
            <text:p>52.504</text:p>
          </table:table-cell>
          <table:table-cell office:value-type="percentage" office:value="0.91277968046452596" table:style-name="ce47">
            <text:p>91,3%</text:p>
          </table:table-cell>
          <table:table-cell office:value-type="float" office:value="538162" table:style-name="ce46">
            <text:p>538.162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758724106905854" table:style-name="ce47">
            <text:p>92,8%</text:p>
          </table:table-cell>
          <table:table-cell office:value-type="percentage" office:value="0.818305674412381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14" table:style-name="ce46">
            <text:p>164.714</text:p>
          </table:table-cell>
          <table:table-cell office:value-type="percentage" office:value="1" table:style-name="ce47">
            <text:p>100,0%</text:p>
          </table:table-cell>
          <table:table-cell office:value-type="float" office:value="214367" table:style-name="ce46">
            <text:p>214.367</text:p>
          </table:table-cell>
          <table:table-cell office:value-type="percentage" office:value="0.99076102529972365" table:style-name="ce47">
            <text:p>99,1%</text:p>
          </table:table-cell>
          <table:table-cell office:value-type="float" office:value="280138" table:style-name="ce46">
            <text:p>280.138</text:p>
          </table:table-cell>
          <table:table-cell office:value-type="percentage" office:value="0.98583559435957535" table:style-name="ce47">
            <text:p>98,6%</text:p>
          </table:table-cell>
          <table:table-cell office:value-type="float" office:value="326889" table:style-name="ce46">
            <text:p>326.889</text:p>
          </table:table-cell>
          <table:table-cell office:value-type="percentage" office:value="0.96865471290526184" table:style-name="ce47">
            <text:p>96,9%</text:p>
          </table:table-cell>
          <table:table-cell office:value-type="float" office:value="326072" table:style-name="ce46">
            <text:p>326.072</text:p>
          </table:table-cell>
          <table:table-cell office:value-type="percentage" office:value="0.93681621770708834" table:style-name="ce47">
            <text:p>93,7%</text:p>
          </table:table-cell>
          <table:table-cell office:value-type="float" office:value="211413" table:style-name="ce46">
            <text:p>211.413</text:p>
          </table:table-cell>
          <table:table-cell office:value-type="percentage" office:value="0.88965430176531235" table:style-name="ce47">
            <text:p>89,0%</text:p>
          </table:table-cell>
          <table:table-cell office:value-type="float" office:value="174613" table:style-name="ce46">
            <text:p>174.613</text:p>
          </table:table-cell>
          <table:table-cell office:value-type="percentage" office:value="0.87650528323670407" table:style-name="ce47">
            <text:p>87,7%</text:p>
          </table:table-cell>
          <table:table-cell office:value-type="float" office:value="158945" table:style-name="ce46">
            <text:p>158.945</text:p>
          </table:table-cell>
          <table:table-cell office:value-type="percentage" office:value="0.91973011914337133" table:style-name="ce47">
            <text:p>92,0%</text:p>
          </table:table-cell>
          <table:table-cell office:value-type="float" office:value="1857151" table:style-name="ce46">
            <text:p>1.857.151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4982644189780041" table:style-name="ce47">
            <text:p>95,0%</text:p>
          </table:table-cell>
          <table:table-cell office:value-type="percentage" office:value="0.84960163007775258" table:style-name="ce47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503" table:style-name="ce46">
            <text:p>2.503</text:p>
          </table:table-cell>
          <table:table-cell office:value-type="percentage" office:value="0.88227000352485019" table:style-name="ce47">
            <text:p>88,2%</text:p>
          </table:table-cell>
          <table:table-cell office:value-type="float" office:value="4097" table:style-name="ce46">
            <text:p>4.097</text:p>
          </table:table-cell>
          <table:table-cell office:value-type="percentage" office:value="0.9302906448683016" table:style-name="ce47">
            <text:p>93,0%</text:p>
          </table:table-cell>
          <table:table-cell office:value-type="float" office:value="8053" table:style-name="ce46">
            <text:p>8.053</text:p>
          </table:table-cell>
          <table:table-cell office:value-type="percentage" office:value="0.96686276863969267" table:style-name="ce47">
            <text:p>96,7%</text:p>
          </table:table-cell>
          <table:table-cell office:value-type="float" office:value="10974" table:style-name="ce46">
            <text:p>10.974</text:p>
          </table:table-cell>
          <table:table-cell office:value-type="percentage" office:value="0.94955438262524872" table:style-name="ce47">
            <text:p>95,0%</text:p>
          </table:table-cell>
          <table:table-cell office:value-type="float" office:value="11552" table:style-name="ce46">
            <text:p>11.552</text:p>
          </table:table-cell>
          <table:table-cell office:value-type="percentage" office:value="0.93485473820506593" table:style-name="ce47">
            <text:p>93,5%</text:p>
          </table:table-cell>
          <table:table-cell office:value-type="float" office:value="9686" table:style-name="ce46">
            <text:p>9.686</text:p>
          </table:table-cell>
          <table:table-cell office:value-type="percentage" office:value="0.84972365997017285" table:style-name="ce47">
            <text:p>85,0%</text:p>
          </table:table-cell>
          <table:table-cell office:value-type="float" office:value="9746" table:style-name="ce46">
            <text:p>9.746</text:p>
          </table:table-cell>
          <table:table-cell office:value-type="percentage" office:value="0.8970087436723424" table:style-name="ce47">
            <text:p>89,7%</text:p>
          </table:table-cell>
          <table:table-cell office:value-type="float" office:value="9517" table:style-name="ce46">
            <text:p>9.517</text:p>
          </table:table-cell>
          <table:table-cell office:value-type="percentage" office:value="1.0254282943648314" table:style-name="ce47">
            <text:p>102,5%</text:p>
          </table:table-cell>
          <table:table-cell office:value-type="float" office:value="66128" table:style-name="ce46">
            <text:p>66.128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3100001407875654" table:style-name="ce47">
            <text:p>93,1%</text:p>
          </table:table-cell>
          <table:table-cell office:value-type="percentage" office:value="0.79179089287210991" table:style-name="ce47">
            <text:p>79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8" table:style-name="ce46">
            <text:p>2.098</text:p>
          </table:table-cell>
          <table:table-cell office:value-type="percentage" office:value="0.83552369573874952" table:style-name="ce47">
            <text:p>83,6%</text:p>
          </table:table-cell>
          <table:table-cell office:value-type="float" office:value="3432" table:style-name="ce46">
            <text:p>3.432</text:p>
          </table:table-cell>
          <table:table-cell office:value-type="percentage" office:value="0.9024454378122535" table:style-name="ce47">
            <text:p>90,2%</text:p>
          </table:table-cell>
          <table:table-cell office:value-type="float" office:value="7508" table:style-name="ce46">
            <text:p>7.508</text:p>
          </table:table-cell>
          <table:table-cell office:value-type="percentage" office:value="0.93791380387257961" table:style-name="ce47">
            <text:p>93,8%</text:p>
          </table:table-cell>
          <table:table-cell office:value-type="float" office:value="10155" table:style-name="ce46">
            <text:p>10.155</text:p>
          </table:table-cell>
          <table:table-cell office:value-type="percentage" office:value="0.94019072308119622" table:style-name="ce47">
            <text:p>94,0%</text:p>
          </table:table-cell>
          <table:table-cell office:value-type="float" office:value="10653" table:style-name="ce46">
            <text:p>10.653</text:p>
          </table:table-cell>
          <table:table-cell office:value-type="percentage" office:value="0.97528151606701452" table:style-name="ce47">
            <text:p>97,5%</text:p>
          </table:table-cell>
          <table:table-cell office:value-type="float" office:value="9247" table:style-name="ce46">
            <text:p>9.247</text:p>
          </table:table-cell>
          <table:table-cell office:value-type="percentage" office:value="0.84432067202337469" table:style-name="ce47">
            <text:p>84,4%</text:p>
          </table:table-cell>
          <table:table-cell office:value-type="float" office:value="9599" table:style-name="ce46">
            <text:p>9.599</text:p>
          </table:table-cell>
          <table:table-cell office:value-type="percentage" office:value="0.82105893422290654" table:style-name="ce47">
            <text:p>82,1%</text:p>
          </table:table-cell>
          <table:table-cell office:value-type="float" office:value="8660" table:style-name="ce46">
            <text:p>8.660</text:p>
          </table:table-cell>
          <table:table-cell office:value-type="percentage" office:value="0.90396659707724425" table:style-name="ce47">
            <text:p>90,4%</text:p>
          </table:table-cell>
          <table:table-cell office:value-type="float" office:value="61352" table:style-name="ce46">
            <text:p>61.352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871971405970763" table:style-name="ce47">
            <text:p>89,9%</text:p>
          </table:table-cell>
          <table:table-cell office:value-type="percentage" office:value="0.73018971221822859" table:style-name="ce47">
            <text:p>73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9" table:style-name="ce46">
            <text:p>3.699</text:p>
          </table:table-cell>
          <table:table-cell office:value-type="string" table:style-name="ce47">
            <text:p>-</text:p>
          </table:table-cell>
          <table:table-cell office:value-type="float" office:value="9710" table:style-name="ce46">
            <text:p>9.710</text:p>
          </table:table-cell>
          <table:table-cell office:value-type="string" table:style-name="ce47">
            <text:p>-</text:p>
          </table:table-cell>
          <table:table-cell office:value-type="float" office:value="22761" table:style-name="ce46">
            <text:p>22.761</text:p>
          </table:table-cell>
          <table:table-cell office:value-type="string" table:style-name="ce47">
            <text:p>-</text:p>
          </table:table-cell>
          <table:table-cell office:value-type="float" office:value="32905" table:style-name="ce46">
            <text:p>32.905</text:p>
          </table:table-cell>
          <table:table-cell office:value-type="string" table:style-name="ce47">
            <text:p>-</text:p>
          </table:table-cell>
          <table:table-cell office:value-type="float" office:value="25065" table:style-name="ce46">
            <text:p>25.065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419" table:style-name="ce46">
            <text:p>95.419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1" table:style-name="ce49">
            <text:p>311</text:p>
          </table:table-cell>
          <table:table-cell office:value-type="string" table:style-name="ce50">
            <text:p>-</text:p>
          </table:table-cell>
          <table:table-cell office:value-type="float" office:value="910" table:style-name="ce49">
            <text:p>910</text:p>
          </table:table-cell>
          <table:table-cell office:value-type="string" table:style-name="ce50">
            <text:p>-</text:p>
          </table:table-cell>
          <table:table-cell office:value-type="float" office:value="1902" table:style-name="ce49">
            <text:p>1.902</text:p>
          </table:table-cell>
          <table:table-cell office:value-type="string" table:style-name="ce50">
            <text:p>-</text:p>
          </table:table-cell>
          <table:table-cell office:value-type="float" office:value="2362" table:style-name="ce49">
            <text:p>2.362</text:p>
          </table:table-cell>
          <table:table-cell office:value-type="string" table:style-name="ce50">
            <text:p>-</text:p>
          </table:table-cell>
          <table:table-cell office:value-type="float" office:value="2079" table:style-name="ce49">
            <text:p>2.079</text:p>
          </table:table-cell>
          <table:table-cell office:value-type="string" table:style-name="ce50">
            <text:p>-</text:p>
          </table:table-cell>
          <table:table-cell office:value-type="float" office:value="265" table:style-name="ce49">
            <text:p>265</text:p>
          </table:table-cell>
          <table:table-cell office:value-type="string" table:style-name="ce50">
            <text:p>-</text:p>
          </table:table-cell>
          <table:table-cell office:value-type="float" office:value="7914" table:style-name="ce49">
            <text:p>7.91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9895" table:style-name="ce53">
            <text:p>2.949.895</text:p>
          </table:table-cell>
          <table:table-cell office:value-type="percentage" office:value="1" table:style-name="ce54">
            <text:p>100,0%</text:p>
          </table:table-cell>
          <table:table-cell office:value-type="float" office:value="3964884" table:style-name="ce53">
            <text:p>3.964.884</text:p>
          </table:table-cell>
          <table:table-cell office:value-type="percentage" office:value="0.99200741387735125" table:style-name="ce54">
            <text:p>99,2%</text:p>
          </table:table-cell>
          <table:table-cell office:value-type="float" office:value="5330221" table:style-name="ce53">
            <text:p>5.330.221</text:p>
          </table:table-cell>
          <table:table-cell office:value-type="percentage" office:value="0.96778323280667289" table:style-name="ce54">
            <text:p>96,8%</text:p>
          </table:table-cell>
          <table:table-cell office:value-type="float" office:value="6760690" table:style-name="ce53">
            <text:p>6.760.690</text:p>
          </table:table-cell>
          <table:table-cell office:value-type="percentage" office:value="0.94824140210953767" table:style-name="ce54">
            <text:p>94,8%</text:p>
          </table:table-cell>
          <table:table-cell office:value-type="float" office:value="7118239" table:style-name="ce53">
            <text:p>7.118.239</text:p>
          </table:table-cell>
          <table:table-cell office:value-type="percentage" office:value="0.91063244741331761" table:style-name="ce54">
            <text:p>91,1%</text:p>
          </table:table-cell>
          <table:table-cell office:value-type="float" office:value="5105812" table:style-name="ce53">
            <text:p>5.105.812</text:p>
          </table:table-cell>
          <table:table-cell office:value-type="percentage" office:value="0.85927209938707716" table:style-name="ce54">
            <text:p>85,9%</text:p>
          </table:table-cell>
          <table:table-cell office:value-type="float" office:value="4222373" table:style-name="ce53">
            <text:p>4.222.373</text:p>
          </table:table-cell>
          <table:table-cell office:value-type="percentage" office:value="0.85740338565225027" table:style-name="ce54">
            <text:p>85,7%</text:p>
          </table:table-cell>
          <table:table-cell office:value-type="float" office:value="3610518" table:style-name="ce53">
            <text:p>3.610.518</text:p>
          </table:table-cell>
          <table:table-cell office:value-type="percentage" office:value="0.906263162148635" table:style-name="ce54">
            <text:p>90,6%</text:p>
          </table:table-cell>
          <table:table-cell office:value-type="float" office:value="39062632" table:style-name="ce53">
            <text:p>39.062.632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598320356890562" table:style-name="ce54">
            <text:p>92,6%</text:p>
          </table:table-cell>
          <table:table-cell office:value-type="percentage" office:value="0.82412881518662839" table:style-name="ce54">
            <text:p>82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267" table:style-name="ce43">
            <text:p>430.267</text:p>
          </table:table-cell>
          <table:table-cell office:value-type="percentage" office:value="1" table:style-name="ce44">
            <text:p>100,0%</text:p>
          </table:table-cell>
          <table:table-cell office:value-type="float" office:value="652175" table:style-name="ce43">
            <text:p>652.175</text:p>
          </table:table-cell>
          <table:table-cell office:value-type="percentage" office:value="0.99671721764327403" table:style-name="ce44">
            <text:p>99,7%</text:p>
          </table:table-cell>
          <table:table-cell office:value-type="float" office:value="929244" table:style-name="ce43">
            <text:p>929.244</text:p>
          </table:table-cell>
          <table:table-cell office:value-type="percentage" office:value="0.96975148946650536" table:style-name="ce44">
            <text:p>97,0%</text:p>
          </table:table-cell>
          <table:table-cell office:value-type="float" office:value="1217123" table:style-name="ce43">
            <text:p>1.217.123</text:p>
          </table:table-cell>
          <table:table-cell office:value-type="percentage" office:value="0.94527144100882965" table:style-name="ce44">
            <text:p>94,5%</text:p>
          </table:table-cell>
          <table:table-cell office:value-type="float" office:value="1257689" table:style-name="ce43">
            <text:p>1.257.689</text:p>
          </table:table-cell>
          <table:table-cell office:value-type="percentage" office:value="0.90851426243339772" table:style-name="ce44">
            <text:p>90,9%</text:p>
          </table:table-cell>
          <table:table-cell office:value-type="float" office:value="938542" table:style-name="ce43">
            <text:p>938.542</text:p>
          </table:table-cell>
          <table:table-cell office:value-type="percentage" office:value="0.85184697755345251" table:style-name="ce44">
            <text:p>85,2%</text:p>
          </table:table-cell>
          <table:table-cell office:value-type="float" office:value="777824" table:style-name="ce43">
            <text:p>777.824</text:p>
          </table:table-cell>
          <table:table-cell office:value-type="percentage" office:value="0.83988113748661064" table:style-name="ce44">
            <text:p>84,0%</text:p>
          </table:table-cell>
          <table:table-cell office:value-type="float" office:value="686860" table:style-name="ce43">
            <text:p>686.860</text:p>
          </table:table-cell>
          <table:table-cell office:value-type="percentage" office:value="0.88874109460358208" table:style-name="ce44">
            <text:p>88,9%</text:p>
          </table:table-cell>
          <table:table-cell office:value-type="float" office:value="6889724" table:style-name="ce43">
            <text:p>6.889.724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765042777675299" table:style-name="ce44">
            <text:p>91,8%</text:p>
          </table:table-cell>
          <table:table-cell office:value-type="percentage" office:value="0.81034440781739636" table:style-name="ce44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63" table:style-name="ce46">
            <text:p>100.463</text:p>
          </table:table-cell>
          <table:table-cell office:value-type="percentage" office:value="1" table:style-name="ce47">
            <text:p>100,0%</text:p>
          </table:table-cell>
          <table:table-cell office:value-type="float" office:value="119098" table:style-name="ce46">
            <text:p>119.098</text:p>
          </table:table-cell>
          <table:table-cell office:value-type="percentage" office:value="0.99559456635318699" table:style-name="ce47">
            <text:p>99,6%</text:p>
          </table:table-cell>
          <table:table-cell office:value-type="float" office:value="154173" table:style-name="ce46">
            <text:p>154.173</text:p>
          </table:table-cell>
          <table:table-cell office:value-type="percentage" office:value="0.95575599776827225" table:style-name="ce47">
            <text:p>95,6%</text:p>
          </table:table-cell>
          <table:table-cell office:value-type="float" office:value="186275" table:style-name="ce46">
            <text:p>186.275</text:p>
          </table:table-cell>
          <table:table-cell office:value-type="percentage" office:value="0.92687963377618554" table:style-name="ce47">
            <text:p>92,7%</text:p>
          </table:table-cell>
          <table:table-cell office:value-type="float" office:value="189066" table:style-name="ce46">
            <text:p>189.066</text:p>
          </table:table-cell>
          <table:table-cell office:value-type="percentage" office:value="0.88498715110210313" table:style-name="ce47">
            <text:p>88,5%</text:p>
          </table:table-cell>
          <table:table-cell office:value-type="float" office:value="127642" table:style-name="ce46">
            <text:p>127.642</text:p>
          </table:table-cell>
          <table:table-cell office:value-type="percentage" office:value="0.8064418301975006" table:style-name="ce47">
            <text:p>80,6%</text:p>
          </table:table-cell>
          <table:table-cell office:value-type="float" office:value="105863" table:style-name="ce46">
            <text:p>105.863</text:p>
          </table:table-cell>
          <table:table-cell office:value-type="percentage" office:value="0.80936252847902879" table:style-name="ce47">
            <text:p>80,9%</text:p>
          </table:table-cell>
          <table:table-cell office:value-type="float" office:value="89766" table:style-name="ce46">
            <text:p>89.766</text:p>
          </table:table-cell>
          <table:table-cell office:value-type="percentage" office:value="0.83864458084587568" table:style-name="ce47">
            <text:p>83,9%</text:p>
          </table:table-cell>
          <table:table-cell office:value-type="float" office:value="1072346" table:style-name="ce46">
            <text:p>1.072.346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157960935187931" table:style-name="ce47">
            <text:p>90,2%</text:p>
          </table:table-cell>
          <table:table-cell office:value-type="percentage" office:value="0.80558892312037944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20" table:style-name="ce46">
            <text:p>88.320</text:p>
          </table:table-cell>
          <table:table-cell office:value-type="percentage" office:value="1" table:style-name="ce47">
            <text:p>100,0%</text:p>
          </table:table-cell>
          <table:table-cell office:value-type="float" office:value="114130" table:style-name="ce46">
            <text:p>114.130</text:p>
          </table:table-cell>
          <table:table-cell office:value-type="percentage" office:value="1" table:style-name="ce47">
            <text:p>100,0%</text:p>
          </table:table-cell>
          <table:table-cell office:value-type="float" office:value="147886" table:style-name="ce46">
            <text:p>147.886</text:p>
          </table:table-cell>
          <table:table-cell office:value-type="percentage" office:value="0.97299822356734" table:style-name="ce47">
            <text:p>97,3%</text:p>
          </table:table-cell>
          <table:table-cell office:value-type="float" office:value="153038" table:style-name="ce46">
            <text:p>153.038</text:p>
          </table:table-cell>
          <table:table-cell office:value-type="percentage" office:value="0.9441952579851064" table:style-name="ce47">
            <text:p>94,4%</text:p>
          </table:table-cell>
          <table:table-cell office:value-type="float" office:value="150816" table:style-name="ce46">
            <text:p>150.816</text:p>
          </table:table-cell>
          <table:table-cell office:value-type="percentage" office:value="0.90896817743490843" table:style-name="ce47">
            <text:p>90,9%</text:p>
          </table:table-cell>
          <table:table-cell office:value-type="float" office:value="90781" table:style-name="ce46">
            <text:p>90.781</text:p>
          </table:table-cell>
          <table:table-cell office:value-type="percentage" office:value="0.83599009125986501" table:style-name="ce47">
            <text:p>83,6%</text:p>
          </table:table-cell>
          <table:table-cell office:value-type="float" office:value="66372" table:style-name="ce46">
            <text:p>66.372</text:p>
          </table:table-cell>
          <table:table-cell office:value-type="percentage" office:value="0.83758612856818349" table:style-name="ce47">
            <text:p>83,8%</text:p>
          </table:table-cell>
          <table:table-cell office:value-type="float" office:value="60562" table:style-name="ce46">
            <text:p>60.562</text:p>
          </table:table-cell>
          <table:table-cell office:value-type="percentage" office:value="0.92806791712639447" table:style-name="ce47">
            <text:p>92,8%</text:p>
          </table:table-cell>
          <table:table-cell office:value-type="float" office:value="871905" table:style-name="ce46">
            <text:p>871.905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708185420555923" table:style-name="ce47">
            <text:p>93,7%</text:p>
          </table:table-cell>
          <table:table-cell office:value-type="percentage" office:value="0.8608100196566455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254" table:style-name="ce46">
            <text:p>51.254</text:p>
          </table:table-cell>
          <table:table-cell office:value-type="percentage" office:value="0.95564298100050338" table:style-name="ce47">
            <text:p>95,6%</text:p>
          </table:table-cell>
          <table:table-cell office:value-type="float" office:value="79418" table:style-name="ce46">
            <text:p>79.418</text:p>
          </table:table-cell>
          <table:table-cell office:value-type="percentage" office:value="0.91040190751312566" table:style-name="ce47">
            <text:p>91,0%</text:p>
          </table:table-cell>
          <table:table-cell office:value-type="float" office:value="111204" table:style-name="ce46">
            <text:p>111.204</text:p>
          </table:table-cell>
          <table:table-cell office:value-type="percentage" office:value="0.87292080412581541" table:style-name="ce47">
            <text:p>87,3%</text:p>
          </table:table-cell>
          <table:table-cell office:value-type="float" office:value="151718" table:style-name="ce46">
            <text:p>151.718</text:p>
          </table:table-cell>
          <table:table-cell office:value-type="percentage" office:value="0.85471077359893644" table:style-name="ce47">
            <text:p>85,5%</text:p>
          </table:table-cell>
          <table:table-cell office:value-type="float" office:value="170917" table:style-name="ce46">
            <text:p>170.917</text:p>
          </table:table-cell>
          <table:table-cell office:value-type="percentage" office:value="0.78900670750566648" table:style-name="ce47">
            <text:p>78,9%</text:p>
          </table:table-cell>
          <table:table-cell office:value-type="float" office:value="131191" table:style-name="ce46">
            <text:p>131.191</text:p>
          </table:table-cell>
          <table:table-cell office:value-type="percentage" office:value="0.71281248811444897" table:style-name="ce47">
            <text:p>71,3%</text:p>
          </table:table-cell>
          <table:table-cell office:value-type="float" office:value="100917" table:style-name="ce46">
            <text:p>100.917</text:p>
          </table:table-cell>
          <table:table-cell office:value-type="percentage" office:value="0.73547695918025258" table:style-name="ce47">
            <text:p>73,5%</text:p>
          </table:table-cell>
          <table:table-cell office:value-type="float" office:value="78547" table:style-name="ce46">
            <text:p>78.547</text:p>
          </table:table-cell>
          <table:table-cell office:value-type="percentage" office:value="0.78913157048705995" table:style-name="ce47">
            <text:p>78,9%</text:p>
          </table:table-cell>
          <table:table-cell office:value-type="float" office:value="875166" table:style-name="ce46">
            <text:p>875.166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795467449295455" table:style-name="ce47">
            <text:p>80,8%</text:p>
          </table:table-cell>
          <table:table-cell office:value-type="percentage" office:value="0.7174815027361604" table:style-name="ce47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442" table:style-name="ce46">
            <text:p>92.442</text:p>
          </table:table-cell>
          <table:table-cell office:value-type="percentage" office:value="0.92108566987505236" table:style-name="ce47">
            <text:p>92,1%</text:p>
          </table:table-cell>
          <table:table-cell office:value-type="float" office:value="151148" table:style-name="ce46">
            <text:p>151.148</text:p>
          </table:table-cell>
          <table:table-cell office:value-type="percentage" office:value="0.90266712850710085" table:style-name="ce47">
            <text:p>90,3%</text:p>
          </table:table-cell>
          <table:table-cell office:value-type="float" office:value="222870" table:style-name="ce46">
            <text:p>222.870</text:p>
          </table:table-cell>
          <table:table-cell office:value-type="percentage" office:value="0.88596927113354929" table:style-name="ce47">
            <text:p>88,6%</text:p>
          </table:table-cell>
          <table:table-cell office:value-type="float" office:value="321262" table:style-name="ce46">
            <text:p>321.262</text:p>
          </table:table-cell>
          <table:table-cell office:value-type="percentage" office:value="0.87240900808424782" table:style-name="ce47">
            <text:p>87,2%</text:p>
          </table:table-cell>
          <table:table-cell office:value-type="float" office:value="318451" table:style-name="ce46">
            <text:p>318.451</text:p>
          </table:table-cell>
          <table:table-cell office:value-type="percentage" office:value="0.80803592951117087" table:style-name="ce47">
            <text:p>80,8%</text:p>
          </table:table-cell>
          <table:table-cell office:value-type="float" office:value="229274" table:style-name="ce46">
            <text:p>229.274</text:p>
          </table:table-cell>
          <table:table-cell office:value-type="percentage" office:value="0.73282789216971056" table:style-name="ce47">
            <text:p>73,3%</text:p>
          </table:table-cell>
          <table:table-cell office:value-type="float" office:value="186039" table:style-name="ce46">
            <text:p>186.039</text:p>
          </table:table-cell>
          <table:table-cell office:value-type="percentage" office:value="0.73050720341146025" table:style-name="ce47">
            <text:p>73,1%</text:p>
          </table:table-cell>
          <table:table-cell office:value-type="float" office:value="152661" table:style-name="ce46">
            <text:p>152.661</text:p>
          </table:table-cell>
          <table:table-cell office:value-type="percentage" office:value="0.82848614766776107" table:style-name="ce47">
            <text:p>82,8%</text:p>
          </table:table-cell>
          <table:table-cell office:value-type="float" office:value="1674147" table:style-name="ce46">
            <text:p>1.674.147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327823820157531" table:style-name="ce47">
            <text:p>82,3%</text:p>
          </table:table-cell>
          <table:table-cell office:value-type="percentage" office:value="0.7459321528679107" table:style-name="ce47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02" table:style-name="ce46">
            <text:p>42.202</text:p>
          </table:table-cell>
          <table:table-cell office:value-type="percentage" office:value="1" table:style-name="ce47">
            <text:p>100,0%</text:p>
          </table:table-cell>
          <table:table-cell office:value-type="float" office:value="56002" table:style-name="ce46">
            <text:p>56.002</text:p>
          </table:table-cell>
          <table:table-cell office:value-type="percentage" office:value="1" table:style-name="ce47">
            <text:p>100,0%</text:p>
          </table:table-cell>
          <table:table-cell office:value-type="float" office:value="76765" table:style-name="ce46">
            <text:p>76.765</text:p>
          </table:table-cell>
          <table:table-cell office:value-type="percentage" office:value="0.96855798226024203" table:style-name="ce47">
            <text:p>96,9%</text:p>
          </table:table-cell>
          <table:table-cell office:value-type="float" office:value="84564" table:style-name="ce46">
            <text:p>84.564</text:p>
          </table:table-cell>
          <table:table-cell office:value-type="percentage" office:value="0.92958118060899197" table:style-name="ce47">
            <text:p>93,0%</text:p>
          </table:table-cell>
          <table:table-cell office:value-type="float" office:value="88498" table:style-name="ce46">
            <text:p>88.498</text:p>
          </table:table-cell>
          <table:table-cell office:value-type="percentage" office:value="0.90873431499394164" table:style-name="ce47">
            <text:p>90,9%</text:p>
          </table:table-cell>
          <table:table-cell office:value-type="float" office:value="55731" table:style-name="ce46">
            <text:p>55.731</text:p>
          </table:table-cell>
          <table:table-cell office:value-type="percentage" office:value="0.829849012775842" table:style-name="ce47">
            <text:p>83,0%</text:p>
          </table:table-cell>
          <table:table-cell office:value-type="float" office:value="42199" table:style-name="ce46">
            <text:p>42.199</text:p>
          </table:table-cell>
          <table:table-cell office:value-type="percentage" office:value="0.82949698268236594" table:style-name="ce47">
            <text:p>82,9%</text:p>
          </table:table-cell>
          <table:table-cell office:value-type="float" office:value="41090" table:style-name="ce46">
            <text:p>41.090</text:p>
          </table:table-cell>
          <table:table-cell office:value-type="percentage" office:value="0.90740454475189369" table:style-name="ce47">
            <text:p>90,7%</text:p>
          </table:table-cell>
          <table:table-cell office:value-type="float" office:value="487051" table:style-name="ce46">
            <text:p>487.051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408672983444073" table:style-name="ce47">
            <text:p>92,4%</text:p>
          </table:table-cell>
          <table:table-cell office:value-type="percentage" office:value="0.83448441288089714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71" table:style-name="ce46">
            <text:p>227.971</text:p>
          </table:table-cell>
          <table:table-cell office:value-type="percentage" office:value="1" table:style-name="ce47">
            <text:p>100,0%</text:p>
          </table:table-cell>
          <table:table-cell office:value-type="float" office:value="250459" table:style-name="ce46">
            <text:p>250.459</text:p>
          </table:table-cell>
          <table:table-cell office:value-type="percentage" office:value="1" table:style-name="ce47">
            <text:p>100,0%</text:p>
          </table:table-cell>
          <table:table-cell office:value-type="float" office:value="322261" table:style-name="ce46">
            <text:p>322.261</text:p>
          </table:table-cell>
          <table:table-cell office:value-type="percentage" office:value="0.98477583936096413" table:style-name="ce47">
            <text:p>98,5%</text:p>
          </table:table-cell>
          <table:table-cell office:value-type="float" office:value="353061" table:style-name="ce46">
            <text:p>353.061</text:p>
          </table:table-cell>
          <table:table-cell office:value-type="percentage" office:value="0.92617581708433561" table:style-name="ce47">
            <text:p>92,6%</text:p>
          </table:table-cell>
          <table:table-cell office:value-type="float" office:value="320854" table:style-name="ce46">
            <text:p>320.854</text:p>
          </table:table-cell>
          <table:table-cell office:value-type="percentage" office:value="0.89076129505111024" table:style-name="ce47">
            <text:p>89,1%</text:p>
          </table:table-cell>
          <table:table-cell office:value-type="float" office:value="212785" table:style-name="ce46">
            <text:p>212.785</text:p>
          </table:table-cell>
          <table:table-cell office:value-type="percentage" office:value="0.82187468617469162" table:style-name="ce47">
            <text:p>82,2%</text:p>
          </table:table-cell>
          <table:table-cell office:value-type="float" office:value="173540" table:style-name="ce46">
            <text:p>173.540</text:p>
          </table:table-cell>
          <table:table-cell office:value-type="percentage" office:value="0.81943913230301402" table:style-name="ce47">
            <text:p>81,9%</text:p>
          </table:table-cell>
          <table:table-cell office:value-type="float" office:value="143945" table:style-name="ce46">
            <text:p>143.945</text:p>
          </table:table-cell>
          <table:table-cell office:value-type="percentage" office:value="0.85580684669258855" table:style-name="ce47">
            <text:p>85,6%</text:p>
          </table:table-cell>
          <table:table-cell office:value-type="float" office:value="2004876" table:style-name="ce46">
            <text:p>2.004.876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299193103235555" table:style-name="ce47">
            <text:p>92,3%</text:p>
          </table:table-cell>
          <table:table-cell office:value-type="percentage" office:value="0.84003806173425588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61" table:style-name="ce46">
            <text:p>137.361</text:p>
          </table:table-cell>
          <table:table-cell office:value-type="percentage" office:value="1" table:style-name="ce47">
            <text:p>100,0%</text:p>
          </table:table-cell>
          <table:table-cell office:value-type="float" office:value="158320" table:style-name="ce46">
            <text:p>158.320</text:p>
          </table:table-cell>
          <table:table-cell office:value-type="percentage" office:value="1" table:style-name="ce47">
            <text:p>100,0%</text:p>
          </table:table-cell>
          <table:table-cell office:value-type="float" office:value="219811" table:style-name="ce46">
            <text:p>219.811</text:p>
          </table:table-cell>
          <table:table-cell office:value-type="percentage" office:value="0.96396495167260166" table:style-name="ce47">
            <text:p>96,4%</text:p>
          </table:table-cell>
          <table:table-cell office:value-type="float" office:value="282453" table:style-name="ce46">
            <text:p>282.453</text:p>
          </table:table-cell>
          <table:table-cell office:value-type="percentage" office:value="0.90702200014771661" table:style-name="ce47">
            <text:p>90,7%</text:p>
          </table:table-cell>
          <table:table-cell office:value-type="float" office:value="281692" table:style-name="ce46">
            <text:p>281.692</text:p>
          </table:table-cell>
          <table:table-cell office:value-type="percentage" office:value="0.85185420390043576" table:style-name="ce47">
            <text:p>85,2%</text:p>
          </table:table-cell>
          <table:table-cell office:value-type="float" office:value="201266" table:style-name="ce46">
            <text:p>201.266</text:p>
          </table:table-cell>
          <table:table-cell office:value-type="percentage" office:value="0.7808543904776315" table:style-name="ce47">
            <text:p>78,1%</text:p>
          </table:table-cell>
          <table:table-cell office:value-type="float" office:value="169111" table:style-name="ce46">
            <text:p>169.111</text:p>
          </table:table-cell>
          <table:table-cell office:value-type="percentage" office:value="0.77222455614816976" table:style-name="ce47">
            <text:p>77,2%</text:p>
          </table:table-cell>
          <table:table-cell office:value-type="float" office:value="149263" table:style-name="ce46">
            <text:p>149.263</text:p>
          </table:table-cell>
          <table:table-cell office:value-type="percentage" office:value="0.83942389886174473" table:style-name="ce47">
            <text:p>83,9%</text:p>
          </table:table-cell>
          <table:table-cell office:value-type="float" office:value="1599277" table:style-name="ce46">
            <text:p>1.599.277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8061937731886553" table:style-name="ce47">
            <text:p>88,1%</text:p>
          </table:table-cell>
          <table:table-cell office:value-type="percentage" office:value="0.7806469216891464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943" table:style-name="ce46">
            <text:p>454.943</text:p>
          </table:table-cell>
          <table:table-cell office:value-type="percentage" office:value="1" table:style-name="ce47">
            <text:p>100,0%</text:p>
          </table:table-cell>
          <table:table-cell office:value-type="float" office:value="617429" table:style-name="ce46">
            <text:p>617.429</text:p>
          </table:table-cell>
          <table:table-cell office:value-type="percentage" office:value="0.97120345552241816" table:style-name="ce47">
            <text:p>97,1%</text:p>
          </table:table-cell>
          <table:table-cell office:value-type="float" office:value="794132" table:style-name="ce46">
            <text:p>794.132</text:p>
          </table:table-cell>
          <table:table-cell office:value-type="percentage" office:value="0.93155062147793977" table:style-name="ce47">
            <text:p>93,2%</text:p>
          </table:table-cell>
          <table:table-cell office:value-type="float" office:value="1032222" table:style-name="ce46">
            <text:p>1.032.222</text:p>
          </table:table-cell>
          <table:table-cell office:value-type="percentage" office:value="0.94060603188807013" table:style-name="ce47">
            <text:p>94,1%</text:p>
          </table:table-cell>
          <table:table-cell office:value-type="float" office:value="1144028" table:style-name="ce46">
            <text:p>1.144.028</text:p>
          </table:table-cell>
          <table:table-cell office:value-type="percentage" office:value="0.89690403204942259" table:style-name="ce47">
            <text:p>89,7%</text:p>
          </table:table-cell>
          <table:table-cell office:value-type="float" office:value="802053" table:style-name="ce46">
            <text:p>802.053</text:p>
          </table:table-cell>
          <table:table-cell office:value-type="percentage" office:value="0.82974318972758909" table:style-name="ce47">
            <text:p>83,0%</text:p>
          </table:table-cell>
          <table:table-cell office:value-type="float" office:value="665508" table:style-name="ce46">
            <text:p>665.508</text:p>
          </table:table-cell>
          <table:table-cell office:value-type="percentage" office:value="0.80273662955989333" table:style-name="ce47">
            <text:p>80,3%</text:p>
          </table:table-cell>
          <table:table-cell office:value-type="float" office:value="558681" table:style-name="ce46">
            <text:p>558.681</text:p>
          </table:table-cell>
          <table:table-cell office:value-type="percentage" office:value="0.83215935343472902" table:style-name="ce47">
            <text:p>83,2%</text:p>
          </table:table-cell>
          <table:table-cell office:value-type="float" office:value="6068996" table:style-name="ce46">
            <text:p>6.068.996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481355753276048" table:style-name="ce47">
            <text:p>89,5%</text:p>
          </table:table-cell>
          <table:table-cell office:value-type="percentage" office:value="0.79113490325504843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64" table:style-name="ce46">
            <text:p>293.464</text:p>
          </table:table-cell>
          <table:table-cell office:value-type="percentage" office:value="1" table:style-name="ce47">
            <text:p>100,0%</text:p>
          </table:table-cell>
          <table:table-cell office:value-type="float" office:value="433076" table:style-name="ce46">
            <text:p>433.076</text:p>
          </table:table-cell>
          <table:table-cell office:value-type="percentage" office:value="0.98476497125809503" table:style-name="ce47">
            <text:p>98,5%</text:p>
          </table:table-cell>
          <table:table-cell office:value-type="float" office:value="569697" table:style-name="ce46">
            <text:p>569.697</text:p>
          </table:table-cell>
          <table:table-cell office:value-type="percentage" office:value="0.95404260307465583" table:style-name="ce47">
            <text:p>95,4%</text:p>
          </table:table-cell>
          <table:table-cell office:value-type="float" office:value="714682" table:style-name="ce46">
            <text:p>714.682</text:p>
          </table:table-cell>
          <table:table-cell office:value-type="percentage" office:value="0.93753869887812613" table:style-name="ce47">
            <text:p>93,8%</text:p>
          </table:table-cell>
          <table:table-cell office:value-type="float" office:value="755187" table:style-name="ce46">
            <text:p>755.187</text:p>
          </table:table-cell>
          <table:table-cell office:value-type="percentage" office:value="0.89825899850485835" table:style-name="ce47">
            <text:p>89,8%</text:p>
          </table:table-cell>
          <table:table-cell office:value-type="float" office:value="515030" table:style-name="ce46">
            <text:p>515.030</text:p>
          </table:table-cell>
          <table:table-cell office:value-type="percentage" office:value="0.83891901400994595" table:style-name="ce47">
            <text:p>83,9%</text:p>
          </table:table-cell>
          <table:table-cell office:value-type="float" office:value="430273" table:style-name="ce46">
            <text:p>430.273</text:p>
          </table:table-cell>
          <table:table-cell office:value-type="percentage" office:value="0.83911009355016741" table:style-name="ce47">
            <text:p>83,9%</text:p>
          </table:table-cell>
          <table:table-cell office:value-type="float" office:value="378826" table:style-name="ce46">
            <text:p>378.826</text:p>
          </table:table-cell>
          <table:table-cell office:value-type="percentage" office:value="0.875353826175165" table:style-name="ce47">
            <text:p>87,5%</text:p>
          </table:table-cell>
          <table:table-cell office:value-type="float" office:value="4090235" table:style-name="ce46">
            <text:p>4.090.235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055461388691872" table:style-name="ce47">
            <text:p>91,1%</text:p>
          </table:table-cell>
          <table:table-cell office:value-type="percentage" office:value="0.81042174183111104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23" table:style-name="ce46">
            <text:p>77.623</text:p>
          </table:table-cell>
          <table:table-cell office:value-type="percentage" office:value="1" table:style-name="ce47">
            <text:p>100,0%</text:p>
          </table:table-cell>
          <table:table-cell office:value-type="float" office:value="95688" table:style-name="ce46">
            <text:p>95.688</text:p>
          </table:table-cell>
          <table:table-cell office:value-type="percentage" office:value="1" table:style-name="ce47">
            <text:p>100,0%</text:p>
          </table:table-cell>
          <table:table-cell office:value-type="float" office:value="132364" table:style-name="ce46">
            <text:p>132.364</text:p>
          </table:table-cell>
          <table:table-cell office:value-type="percentage" office:value="1.0128476871867467" table:style-name="ce47">
            <text:p>101,3%</text:p>
          </table:table-cell>
          <table:table-cell office:value-type="float" office:value="161192" table:style-name="ce46">
            <text:p>161.192</text:p>
          </table:table-cell>
          <table:table-cell office:value-type="percentage" office:value="0.959744690478884" table:style-name="ce47">
            <text:p>96,0%</text:p>
          </table:table-cell>
          <table:table-cell office:value-type="float" office:value="145492" table:style-name="ce46">
            <text:p>145.492</text:p>
          </table:table-cell>
          <table:table-cell office:value-type="percentage" office:value="0.92354763355677427" table:style-name="ce47">
            <text:p>92,4%</text:p>
          </table:table-cell>
          <table:table-cell office:value-type="float" office:value="112226" table:style-name="ce46">
            <text:p>112.226</text:p>
          </table:table-cell>
          <table:table-cell office:value-type="percentage" office:value="0.86432741331772467" table:style-name="ce47">
            <text:p>86,4%</text:p>
          </table:table-cell>
          <table:table-cell office:value-type="float" office:value="92449" table:style-name="ce46">
            <text:p>92.449</text:p>
          </table:table-cell>
          <table:table-cell office:value-type="percentage" office:value="0.82172506355216612" table:style-name="ce47">
            <text:p>82,2%</text:p>
          </table:table-cell>
          <table:table-cell office:value-type="float" office:value="77738" table:style-name="ce46">
            <text:p>77.738</text:p>
          </table:table-cell>
          <table:table-cell office:value-type="percentage" office:value="0.9069992649546722" table:style-name="ce47">
            <text:p>90,7%</text:p>
          </table:table-cell>
          <table:table-cell office:value-type="float" office:value="894772" table:style-name="ce46">
            <text:p>894.772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197433387023766" table:style-name="ce47">
            <text:p>94,2%</text:p>
          </table:table-cell>
          <table:table-cell office:value-type="percentage" office:value="0.84572102620134804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30" table:style-name="ce46">
            <text:p>241.430</text:p>
          </table:table-cell>
          <table:table-cell office:value-type="percentage" office:value="1" table:style-name="ce47">
            <text:p>100,0%</text:p>
          </table:table-cell>
          <table:table-cell office:value-type="float" office:value="291037" table:style-name="ce46">
            <text:p>291.037</text:p>
          </table:table-cell>
          <table:table-cell office:value-type="percentage" office:value="0.99673960320423027" table:style-name="ce47">
            <text:p>99,7%</text:p>
          </table:table-cell>
          <table:table-cell office:value-type="float" office:value="347154" table:style-name="ce46">
            <text:p>347.154</text:p>
          </table:table-cell>
          <table:table-cell office:value-type="percentage" office:value="0.9818647720651873" table:style-name="ce47">
            <text:p>98,2%</text:p>
          </table:table-cell>
          <table:table-cell office:value-type="float" office:value="391643" table:style-name="ce46">
            <text:p>391.643</text:p>
          </table:table-cell>
          <table:table-cell office:value-type="percentage" office:value="0.95709433040078207" table:style-name="ce47">
            <text:p>95,7%</text:p>
          </table:table-cell>
          <table:table-cell office:value-type="float" office:value="409323" table:style-name="ce46">
            <text:p>409.323</text:p>
          </table:table-cell>
          <table:table-cell office:value-type="percentage" office:value="0.92431978357725308" table:style-name="ce47">
            <text:p>92,4%</text:p>
          </table:table-cell>
          <table:table-cell office:value-type="float" office:value="265096" table:style-name="ce46">
            <text:p>265.096</text:p>
          </table:table-cell>
          <table:table-cell office:value-type="percentage" office:value="0.85903343508383079" table:style-name="ce47">
            <text:p>85,9%</text:p>
          </table:table-cell>
          <table:table-cell office:value-type="float" office:value="199789" table:style-name="ce46">
            <text:p>199.789</text:p>
          </table:table-cell>
          <table:table-cell office:value-type="percentage" office:value="0.86728279837820477" table:style-name="ce47">
            <text:p>86,7%</text:p>
          </table:table-cell>
          <table:table-cell office:value-type="float" office:value="172496" table:style-name="ce46">
            <text:p>172.496</text:p>
          </table:table-cell>
          <table:table-cell office:value-type="percentage" office:value="0.94083253337987605" table:style-name="ce47">
            <text:p>94,1%</text:p>
          </table:table-cell>
          <table:table-cell office:value-type="float" office:value="2317968" table:style-name="ce46">
            <text:p>2.317.968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374924423696327" table:style-name="ce47">
            <text:p>94,4%</text:p>
          </table:table-cell>
          <table:table-cell office:value-type="percentage" office:value="0.85950114132055011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3" table:style-name="ce46">
            <text:p>23.253</text:p>
          </table:table-cell>
          <table:table-cell office:value-type="percentage" office:value="1" table:style-name="ce47">
            <text:p>100,0%</text:p>
          </table:table-cell>
          <table:table-cell office:value-type="float" office:value="28644" table:style-name="ce46">
            <text:p>28.644</text:p>
          </table:table-cell>
          <table:table-cell office:value-type="percentage" office:value="1" table:style-name="ce47">
            <text:p>100,0%</text:p>
          </table:table-cell>
          <table:table-cell office:value-type="float" office:value="37990" table:style-name="ce46">
            <text:p>37.990</text:p>
          </table:table-cell>
          <table:table-cell office:value-type="percentage" office:value="0.98384005801004815" table:style-name="ce47">
            <text:p>98,4%</text:p>
          </table:table-cell>
          <table:table-cell office:value-type="float" office:value="45205" table:style-name="ce46">
            <text:p>45.205</text:p>
          </table:table-cell>
          <table:table-cell office:value-type="percentage" office:value="0.9516842105263158" table:style-name="ce47">
            <text:p>95,2%</text:p>
          </table:table-cell>
          <table:table-cell office:value-type="float" office:value="47487" table:style-name="ce46">
            <text:p>47.487</text:p>
          </table:table-cell>
          <table:table-cell office:value-type="percentage" office:value="0.9180844482251953" table:style-name="ce47">
            <text:p>91,8%</text:p>
          </table:table-cell>
          <table:table-cell office:value-type="float" office:value="31436" table:style-name="ce46">
            <text:p>31.436</text:p>
          </table:table-cell>
          <table:table-cell office:value-type="percentage" office:value="0.84879576628145592" table:style-name="ce47">
            <text:p>84,9%</text:p>
          </table:table-cell>
          <table:table-cell office:value-type="float" office:value="24485" table:style-name="ce46">
            <text:p>24.485</text:p>
          </table:table-cell>
          <table:table-cell office:value-type="percentage" office:value="0.8116753961413512" table:style-name="ce47">
            <text:p>81,2%</text:p>
          </table:table-cell>
          <table:table-cell office:value-type="float" office:value="22706" table:style-name="ce46">
            <text:p>22.706</text:p>
          </table:table-cell>
          <table:table-cell office:value-type="percentage" office:value="0.8738118145083702" table:style-name="ce47">
            <text:p>87,4%</text:p>
          </table:table-cell>
          <table:table-cell office:value-type="float" office:value="261206" table:style-name="ce46">
            <text:p>261.206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797686505920518" table:style-name="ce47">
            <text:p>92,8%</text:p>
          </table:table-cell>
          <table:table-cell office:value-type="percentage" office:value="0.82614113658215682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610" table:style-name="ce46">
            <text:p>372.610</text:p>
          </table:table-cell>
          <table:table-cell office:value-type="percentage" office:value="1" table:style-name="ce47">
            <text:p>100,0%</text:p>
          </table:table-cell>
          <table:table-cell office:value-type="float" office:value="511298" table:style-name="ce46">
            <text:p>511.298</text:p>
          </table:table-cell>
          <table:table-cell office:value-type="percentage" office:value="0.9701128925149417" table:style-name="ce47">
            <text:p>97,0%</text:p>
          </table:table-cell>
          <table:table-cell office:value-type="float" office:value="682826" table:style-name="ce46">
            <text:p>682.826</text:p>
          </table:table-cell>
          <table:table-cell office:value-type="percentage" office:value="0.94776655960514011" table:style-name="ce47">
            <text:p>94,8%</text:p>
          </table:table-cell>
          <table:table-cell office:value-type="float" office:value="942800" table:style-name="ce46">
            <text:p>942.800</text:p>
          </table:table-cell>
          <table:table-cell office:value-type="percentage" office:value="0.95255511695271278" table:style-name="ce47">
            <text:p>95,3%</text:p>
          </table:table-cell>
          <table:table-cell office:value-type="float" office:value="1031981" table:style-name="ce46">
            <text:p>1.031.981</text:p>
          </table:table-cell>
          <table:table-cell office:value-type="percentage" office:value="0.8926916446156814" table:style-name="ce47">
            <text:p>89,3%</text:p>
          </table:table-cell>
          <table:table-cell office:value-type="float" office:value="750774" table:style-name="ce46">
            <text:p>750.774</text:p>
          </table:table-cell>
          <table:table-cell office:value-type="percentage" office:value="0.83341177828791668" table:style-name="ce47">
            <text:p>83,3%</text:p>
          </table:table-cell>
          <table:table-cell office:value-type="float" office:value="603552" table:style-name="ce46">
            <text:p>603.552</text:p>
          </table:table-cell>
          <table:table-cell office:value-type="percentage" office:value="0.82053736148252276" table:style-name="ce47">
            <text:p>82,1%</text:p>
          </table:table-cell>
          <table:table-cell office:value-type="float" office:value="464297" table:style-name="ce46">
            <text:p>464.297</text:p>
          </table:table-cell>
          <table:table-cell office:value-type="percentage" office:value="0.81350001752111289" table:style-name="ce47">
            <text:p>81,4%</text:p>
          </table:table-cell>
          <table:table-cell office:value-type="float" office:value="5360138" table:style-name="ce46">
            <text:p>5.360.138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77090251599924" table:style-name="ce47">
            <text:p>89,8%</text:p>
          </table:table-cell>
          <table:table-cell office:value-type="percentage" office:value="0.79340948289388069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98" table:style-name="ce46">
            <text:p>73.398</text:p>
          </table:table-cell>
          <table:table-cell office:value-type="percentage" office:value="1" table:style-name="ce47">
            <text:p>100,0%</text:p>
          </table:table-cell>
          <table:table-cell office:value-type="float" office:value="102965" table:style-name="ce46">
            <text:p>102.965</text:p>
          </table:table-cell>
          <table:table-cell office:value-type="percentage" office:value="0.99079117030080255" table:style-name="ce47">
            <text:p>99,1%</text:p>
          </table:table-cell>
          <table:table-cell office:value-type="float" office:value="146134" table:style-name="ce46">
            <text:p>146.134</text:p>
          </table:table-cell>
          <table:table-cell office:value-type="percentage" office:value="0.95175881360678904" table:style-name="ce47">
            <text:p>95,2%</text:p>
          </table:table-cell>
          <table:table-cell office:value-type="float" office:value="207489" table:style-name="ce46">
            <text:p>207.489</text:p>
          </table:table-cell>
          <table:table-cell office:value-type="percentage" office:value="0.95133491973975604" table:style-name="ce47">
            <text:p>95,1%</text:p>
          </table:table-cell>
          <table:table-cell office:value-type="float" office:value="231948" table:style-name="ce46">
            <text:p>231.948</text:p>
          </table:table-cell>
          <table:table-cell office:value-type="percentage" office:value="0.91872237273634683" table:style-name="ce47">
            <text:p>91,9%</text:p>
          </table:table-cell>
          <table:table-cell office:value-type="float" office:value="168921" table:style-name="ce46">
            <text:p>168.921</text:p>
          </table:table-cell>
          <table:table-cell office:value-type="percentage" office:value="0.84853371108231113" table:style-name="ce47">
            <text:p>84,9%</text:p>
          </table:table-cell>
          <table:table-cell office:value-type="float" office:value="143239" table:style-name="ce46">
            <text:p>143.239</text:p>
          </table:table-cell>
          <table:table-cell office:value-type="percentage" office:value="0.82350134242464312" table:style-name="ce47">
            <text:p>82,4%</text:p>
          </table:table-cell>
          <table:table-cell office:value-type="float" office:value="123386" table:style-name="ce46">
            <text:p>123.386</text:p>
          </table:table-cell>
          <table:table-cell office:value-type="percentage" office:value="0.85319743320241193" table:style-name="ce47">
            <text:p>85,3%</text:p>
          </table:table-cell>
          <table:table-cell office:value-type="float" office:value="1197480" table:style-name="ce46">
            <text:p>1.197.480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0882458747402506" table:style-name="ce47">
            <text:p>90,9%</text:p>
          </table:table-cell>
          <table:table-cell office:value-type="percentage" office:value="0.79142092003309816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202" table:style-name="ce46">
            <text:p>42.202</text:p>
          </table:table-cell>
          <table:table-cell office:value-type="percentage" office:value="1" table:style-name="ce47">
            <text:p>100,0%</text:p>
          </table:table-cell>
          <table:table-cell office:value-type="float" office:value="55850" table:style-name="ce46">
            <text:p>55.850</text:p>
          </table:table-cell>
          <table:table-cell office:value-type="percentage" office:value="0.98605225988700562" table:style-name="ce47">
            <text:p>98,6%</text:p>
          </table:table-cell>
          <table:table-cell office:value-type="float" office:value="72075" table:style-name="ce46">
            <text:p>72.075</text:p>
          </table:table-cell>
          <table:table-cell office:value-type="percentage" office:value="0.95249107968811941" table:style-name="ce47">
            <text:p>95,2%</text:p>
          </table:table-cell>
          <table:table-cell office:value-type="float" office:value="91987" table:style-name="ce46">
            <text:p>91.987</text:p>
          </table:table-cell>
          <table:table-cell office:value-type="percentage" office:value="0.94154435095907796" table:style-name="ce47">
            <text:p>94,2%</text:p>
          </table:table-cell>
          <table:table-cell office:value-type="float" office:value="95667" table:style-name="ce46">
            <text:p>95.667</text:p>
          </table:table-cell>
          <table:table-cell office:value-type="percentage" office:value="0.90488351635878661" table:style-name="ce47">
            <text:p>90,5%</text:p>
          </table:table-cell>
          <table:table-cell office:value-type="float" office:value="64763" table:style-name="ce46">
            <text:p>64.763</text:p>
          </table:table-cell>
          <table:table-cell office:value-type="percentage" office:value="0.84404853445242345" table:style-name="ce47">
            <text:p>84,4%</text:p>
          </table:table-cell>
          <table:table-cell office:value-type="float" office:value="58187" table:style-name="ce46">
            <text:p>58.187</text:p>
          </table:table-cell>
          <table:table-cell office:value-type="percentage" office:value="0.84571669428214291" table:style-name="ce47">
            <text:p>84,6%</text:p>
          </table:table-cell>
          <table:table-cell office:value-type="float" office:value="51081" table:style-name="ce46">
            <text:p>51.081</text:p>
          </table:table-cell>
          <table:table-cell office:value-type="percentage" office:value="0.88804088941430082" table:style-name="ce47">
            <text:p>88,8%</text:p>
          </table:table-cell>
          <table:table-cell office:value-type="float" office:value="531812" table:style-name="ce46">
            <text:p>531.812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66422487046989" table:style-name="ce47">
            <text:p>91,7%</text:p>
          </table:table-cell>
          <table:table-cell office:value-type="percentage" office:value="0.8086501412596897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11" table:style-name="ce46">
            <text:p>162.511</text:p>
          </table:table-cell>
          <table:table-cell office:value-type="percentage" office:value="1.0187116833619598" table:style-name="ce47">
            <text:p>101,9%</text:p>
          </table:table-cell>
          <table:table-cell office:value-type="float" office:value="212909" table:style-name="ce46">
            <text:p>212.909</text:p>
          </table:table-cell>
          <table:table-cell office:value-type="percentage" office:value="0.98402244345229839" table:style-name="ce47">
            <text:p>98,4%</text:p>
          </table:table-cell>
          <table:table-cell office:value-type="float" office:value="274860" table:style-name="ce46">
            <text:p>274.860</text:p>
          </table:table-cell>
          <table:table-cell office:value-type="percentage" office:value="0.96726174765891404" table:style-name="ce47">
            <text:p>96,7%</text:p>
          </table:table-cell>
          <table:table-cell office:value-type="float" office:value="323380" table:style-name="ce46">
            <text:p>323.380</text:p>
          </table:table-cell>
          <table:table-cell office:value-type="percentage" office:value="0.95825665916963731" table:style-name="ce47">
            <text:p>95,8%</text:p>
          </table:table-cell>
          <table:table-cell office:value-type="float" office:value="321275" table:style-name="ce46">
            <text:p>321.275</text:p>
          </table:table-cell>
          <table:table-cell office:value-type="percentage" office:value="0.9230342695596212" table:style-name="ce47">
            <text:p>92,3%</text:p>
          </table:table-cell>
          <table:table-cell office:value-type="float" office:value="205627" table:style-name="ce46">
            <text:p>205.627</text:p>
          </table:table-cell>
          <table:table-cell office:value-type="percentage" office:value="0.86530603656868732" table:style-name="ce47">
            <text:p>86,5%</text:p>
          </table:table-cell>
          <table:table-cell office:value-type="float" office:value="169141" table:style-name="ce46">
            <text:p>169.141</text:p>
          </table:table-cell>
          <table:table-cell office:value-type="percentage" office:value="0.84903747207790581" table:style-name="ce47">
            <text:p>84,9%</text:p>
          </table:table-cell>
          <table:table-cell office:value-type="float" office:value="153063" table:style-name="ce46">
            <text:p>153.063</text:p>
          </table:table-cell>
          <table:table-cell office:value-type="percentage" office:value="0.88569411574092827" table:style-name="ce47">
            <text:p>88,6%</text:p>
          </table:table-cell>
          <table:table-cell office:value-type="float" office:value="1822766" table:style-name="ce46">
            <text:p>1.822.766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224048243373103" table:style-name="ce47">
            <text:p>93,2%</text:p>
          </table:table-cell>
          <table:table-cell office:value-type="percentage" office:value="0.83387132486820126" table:style-name="ce47">
            <text:p>83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82" table:style-name="ce46">
            <text:p>2.482</text:p>
          </table:table-cell>
          <table:table-cell office:value-type="percentage" office:value="0.87486781811772996" table:style-name="ce47">
            <text:p>87,5%</text:p>
          </table:table-cell>
          <table:table-cell office:value-type="float" office:value="4059" table:style-name="ce46">
            <text:p>4.059</text:p>
          </table:table-cell>
          <table:table-cell office:value-type="percentage" office:value="0.92166212534059944" table:style-name="ce47">
            <text:p>92,2%</text:p>
          </table:table-cell>
          <table:table-cell office:value-type="float" office:value="7911" table:style-name="ce46">
            <text:p>7.911</text:p>
          </table:table-cell>
          <table:table-cell office:value-type="percentage" office:value="0.9498139032296794" table:style-name="ce47">
            <text:p>95,0%</text:p>
          </table:table-cell>
          <table:table-cell office:value-type="float" office:value="10823" table:style-name="ce46">
            <text:p>10.823</text:p>
          </table:table-cell>
          <table:table-cell office:value-type="percentage" office:value="0.93648870814225149" table:style-name="ce47">
            <text:p>93,6%</text:p>
          </table:table-cell>
          <table:table-cell office:value-type="float" office:value="11301" table:style-name="ce46">
            <text:p>11.301</text:p>
          </table:table-cell>
          <table:table-cell office:value-type="percentage" office:value="0.91454236465161443" table:style-name="ce47">
            <text:p>91,5%</text:p>
          </table:table-cell>
          <table:table-cell office:value-type="float" office:value="9270" table:style-name="ce46">
            <text:p>9.270</text:p>
          </table:table-cell>
          <table:table-cell office:value-type="percentage" office:value="0.81322923063426611" table:style-name="ce47">
            <text:p>81,3%</text:p>
          </table:table-cell>
          <table:table-cell office:value-type="float" office:value="8984" table:style-name="ce46">
            <text:p>8.984</text:p>
          </table:table-cell>
          <table:table-cell office:value-type="percentage" office:value="0.82687528762080076" table:style-name="ce47">
            <text:p>82,7%</text:p>
          </table:table-cell>
          <table:table-cell office:value-type="float" office:value="8492" table:style-name="ce46">
            <text:p>8.492</text:p>
          </table:table-cell>
          <table:table-cell office:value-type="percentage" office:value="0.91498760909384769" table:style-name="ce47">
            <text:p>91,5%</text:p>
          </table:table-cell>
          <table:table-cell office:value-type="float" office:value="63322" table:style-name="ce46">
            <text:p>63.322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149502315955453" table:style-name="ce47">
            <text:p>89,1%</text:p>
          </table:table-cell>
          <table:table-cell office:value-type="percentage" office:value="0.75819294275416982" table:style-name="ce47">
            <text:p>75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2" table:style-name="ce46">
            <text:p>3.362</text:p>
          </table:table-cell>
          <table:table-cell office:value-type="percentage" office:value="0.88403891664475409" table:style-name="ce47">
            <text:p>88,4%</text:p>
          </table:table-cell>
          <table:table-cell office:value-type="float" office:value="7357" table:style-name="ce46">
            <text:p>7.357</text:p>
          </table:table-cell>
          <table:table-cell office:value-type="percentage" office:value="0.91905059337913808" table:style-name="ce47">
            <text:p>91,9%</text:p>
          </table:table-cell>
          <table:table-cell office:value-type="float" office:value="9972" table:style-name="ce46">
            <text:p>9.972</text:p>
          </table:table-cell>
          <table:table-cell office:value-type="percentage" office:value="0.92324784742153509" table:style-name="ce47">
            <text:p>92,3%</text:p>
          </table:table-cell>
          <table:table-cell office:value-type="float" office:value="10433" table:style-name="ce46">
            <text:p>10.433</text:p>
          </table:table-cell>
          <table:table-cell office:value-type="percentage" office:value="0.95514052915865599" table:style-name="ce47">
            <text:p>95,5%</text:p>
          </table:table-cell>
          <table:table-cell office:value-type="float" office:value="8891" table:style-name="ce46">
            <text:p>8.891</text:p>
          </table:table-cell>
          <table:table-cell office:value-type="percentage" office:value="0.81181519357195031" table:style-name="ce47">
            <text:p>81,2%</text:p>
          </table:table-cell>
          <table:table-cell office:value-type="float" office:value="8848" table:style-name="ce46">
            <text:p>8.848</text:p>
          </table:table-cell>
          <table:table-cell office:value-type="percentage" office:value="0.75682148661363446" table:style-name="ce47">
            <text:p>75,7%</text:p>
          </table:table-cell>
          <table:table-cell office:value-type="float" office:value="8117" table:style-name="ce46">
            <text:p>8.117</text:p>
          </table:table-cell>
          <table:table-cell office:value-type="percentage" office:value="0.84728601252609603" table:style-name="ce47">
            <text:p>84,7%</text:p>
          </table:table-cell>
          <table:table-cell office:value-type="float" office:value="59030" table:style-name="ce46">
            <text:p>59.030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470571001669938" table:style-name="ce47">
            <text:p>86,5%</text:p>
          </table:table-cell>
          <table:table-cell office:value-type="percentage" office:value="0.70255409297564919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606" table:style-name="ce46">
            <text:p>3.606</text:p>
          </table:table-cell>
          <table:table-cell office:value-type="string" table:style-name="ce47">
            <text:p>-</text:p>
          </table:table-cell>
          <table:table-cell office:value-type="float" office:value="9518" table:style-name="ce46">
            <text:p>9.518</text:p>
          </table:table-cell>
          <table:table-cell office:value-type="string" table:style-name="ce47">
            <text:p>-</text:p>
          </table:table-cell>
          <table:table-cell office:value-type="float" office:value="22178" table:style-name="ce46">
            <text:p>22.178</text:p>
          </table:table-cell>
          <table:table-cell office:value-type="string" table:style-name="ce47">
            <text:p>-</text:p>
          </table:table-cell>
          <table:table-cell office:value-type="float" office:value="31965" table:style-name="ce46">
            <text:p>31.965</text:p>
          </table:table-cell>
          <table:table-cell office:value-type="string" table:style-name="ce47">
            <text:p>-</text:p>
          </table:table-cell>
          <table:table-cell office:value-type="float" office:value="23923" table:style-name="ce46">
            <text:p>23.923</text:p>
          </table:table-cell>
          <table:table-cell office:value-type="string" table:style-name="ce47">
            <text:p>-</text:p>
          </table:table-cell>
          <table:table-cell office:value-type="float" office:value="1261" table:style-name="ce46">
            <text:p>1.261</text:p>
          </table:table-cell>
          <table:table-cell office:value-type="string" table:style-name="ce47">
            <text:p>-</text:p>
          </table:table-cell>
          <table:table-cell office:value-type="float" office:value="92492" table:style-name="ce46">
            <text:p>92.49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8" table:style-name="ce49">
            <text:p>48</text:p>
          </table:table-cell>
          <table:table-cell office:value-type="string" table:style-name="ce50">
            <text:p>-</text:p>
          </table:table-cell>
          <table:table-cell office:value-type="float" office:value="281" table:style-name="ce49">
            <text:p>281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798" table:style-name="ce49">
            <text:p>1.798</text:p>
          </table:table-cell>
          <table:table-cell office:value-type="string" table:style-name="ce50">
            <text:p>-</text:p>
          </table:table-cell>
          <table:table-cell office:value-type="float" office:value="2209" table:style-name="ce49">
            <text:p>2.209</text:p>
          </table:table-cell>
          <table:table-cell office:value-type="string" table:style-name="ce50">
            <text:p>-</text:p>
          </table:table-cell>
          <table:table-cell office:value-type="float" office:value="1977" table:style-name="ce49">
            <text:p>1.977</text:p>
          </table:table-cell>
          <table:table-cell office:value-type="string" table:style-name="ce50">
            <text:p>-</text:p>
          </table:table-cell>
          <table:table-cell office:value-type="float" office:value="241" table:style-name="ce49">
            <text:p>241</text:p>
          </table:table-cell>
          <table:table-cell office:value-type="string" table:style-name="ce50">
            <text:p>-</text:p>
          </table:table-cell>
          <table:table-cell office:value-type="float" office:value="7452" table:style-name="ce49">
            <text:p>7.45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6298" table:style-name="ce53">
            <text:p>2.916.298</text:p>
          </table:table-cell>
          <table:table-cell office:value-type="percentage" office:value="1" table:style-name="ce54">
            <text:p>100,0%</text:p>
          </table:table-cell>
          <table:table-cell office:value-type="float" office:value="3937134" table:style-name="ce53">
            <text:p>3.937.134</text:p>
          </table:table-cell>
          <table:table-cell office:value-type="percentage" office:value="0.98506440981087762" table:style-name="ce54">
            <text:p>98,5%</text:p>
          </table:table-cell>
          <table:table-cell office:value-type="float" office:value="5260601" table:style-name="ce53">
            <text:p>5.260.601</text:p>
          </table:table-cell>
          <table:table-cell office:value-type="percentage" office:value="0.95514265586474112" table:style-name="ce54">
            <text:p>95,5%</text:p>
          </table:table-cell>
          <table:table-cell office:value-type="float" office:value="6691275" table:style-name="ce53">
            <text:p>6.691.275</text:p>
          </table:table-cell>
          <table:table-cell office:value-type="percentage" office:value="0.93850538745312928" table:style-name="ce54">
            <text:p>93,9%</text:p>
          </table:table-cell>
          <table:table-cell office:value-type="float" office:value="7006081" table:style-name="ce53">
            <text:p>7.006.081</text:p>
          </table:table-cell>
          <table:table-cell office:value-type="percentage" office:value="0.89628413541691188" table:style-name="ce54">
            <text:p>89,6%</text:p>
          </table:table-cell>
          <table:table-cell office:value-type="float" office:value="4955473" table:style-name="ce53">
            <text:p>4.955.473</text:p>
          </table:table-cell>
          <table:table-cell office:value-type="percentage" office:value="0.833971107468504" table:style-name="ce54">
            <text:p>83,4%</text:p>
          </table:table-cell>
          <table:table-cell office:value-type="float" office:value="4052220" table:style-name="ce53">
            <text:p>4.052.220</text:p>
          </table:table-cell>
          <table:table-cell office:value-type="percentage" office:value="0.8228517820210961" table:style-name="ce54">
            <text:p>82,3%</text:p>
          </table:table-cell>
          <table:table-cell office:value-type="float" office:value="3423079" table:style-name="ce53">
            <text:p>3.423.079</text:p>
          </table:table-cell>
          <table:table-cell office:value-type="percentage" office:value="0.85921477162683779" table:style-name="ce54">
            <text:p>85,9%</text:p>
          </table:table-cell>
          <table:table-cell office:value-type="float" office:value="38242161" table:style-name="ce53">
            <text:p>38.242.161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653386474771747" table:style-name="ce54">
            <text:p>90,7%</text:p>
          </table:table-cell>
          <table:table-cell office:value-type="percentage" office:value="0.80681882457654897" table:style-name="ce54">
            <text:p>80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82023" table:style-name="ce60">
            <text:p>982.023</text:p>
          </table:table-cell>
          <table:table-cell office:value-type="percentage" office:value="0.90722920950960884" table:style-name="ce61">
            <text:p>90,7%</text:p>
          </table:table-cell>
          <table:table-cell office:value-type="float" office:value="814807" table:style-name="ce60">
            <text:p>814.807</text:p>
          </table:table-cell>
          <table:table-cell office:value-type="percentage" office:value="0.8768493528072282" table:style-name="ce61">
            <text:p>87,7%</text:p>
          </table:table-cell>
          <table:table-cell office:value-type="float" office:value="606134" table:style-name="ce60">
            <text:p>606.134</text:p>
          </table:table-cell>
          <table:table-cell office:value-type="percentage" office:value="0.49800554257868762" table:style-name="ce61">
            <text:p>49,8%</text:p>
          </table:table-cell>
          <table:table-cell office:value-type="float" office:value="266664" table:style-name="ce60">
            <text:p>266.664</text:p>
          </table:table-cell>
          <table:table-cell office:value-type="percentage" office:value="0.21202697964282108" table:style-name="ce61">
            <text:p>21,2%</text:p>
          </table:table-cell>
          <table:table-cell office:value-type="float" office:value="90122" table:style-name="ce60">
            <text:p>90.122</text:p>
          </table:table-cell>
          <table:table-cell office:value-type="percentage" office:value="9.6023406517769055E-2" table:style-name="ce61">
            <text:p>9,6%</text:p>
          </table:table-cell>
          <table:table-cell office:value-type="float" office:value="60601" table:style-name="ce60">
            <text:p>60.601</text:p>
          </table:table-cell>
          <table:table-cell office:value-type="percentage" office:value="7.791094129263175E-2" table:style-name="ce61">
            <text:p>7,8%</text:p>
          </table:table-cell>
          <table:table-cell office:value-type="float" office:value="178997" table:style-name="ce60">
            <text:p>178.997</text:p>
          </table:table-cell>
          <table:table-cell office:value-type="percentage" office:value="0.56189767640429689" table:style-name="ce44">
            <text:p>56,2%</text:p>
          </table:table-cell>
          <table:table-cell office:value-type="float" office:value="597500" table:style-name="ce60">
            <text:p>597.500</text:p>
          </table:table-cell>
          <table:table-cell office:value-type="percentage" office:value="0.69127489601952918" table:style-name="ce44">
            <text:p>69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9420" table:style-name="ce7">
            <text:p>199.420</text:p>
          </table:table-cell>
          <table:table-cell office:value-type="percentage" office:value="0.90826695087014542" table:style-name="ce47">
            <text:p>90,8%</text:p>
          </table:table-cell>
          <table:table-cell office:value-type="float" office:value="135551" table:style-name="ce7">
            <text:p>135.551</text:p>
          </table:table-cell>
          <table:table-cell office:value-type="percentage" office:value="0.87921361068410164" table:style-name="ce47">
            <text:p>87,9%</text:p>
          </table:table-cell>
          <table:table-cell office:value-type="float" office:value="108368" table:style-name="ce7">
            <text:p>108.368</text:p>
          </table:table-cell>
          <table:table-cell office:value-type="percentage" office:value="0.58176352167494294" table:style-name="ce47">
            <text:p>58,2%</text:p>
          </table:table-cell>
          <table:table-cell office:value-type="float" office:value="65256" table:style-name="ce7">
            <text:p>65.256</text:p>
          </table:table-cell>
          <table:table-cell office:value-type="percentage" office:value="0.345149312938339" table:style-name="ce47">
            <text:p>34,5%</text:p>
          </table:table-cell>
          <table:table-cell office:value-type="float" office:value="20925" table:style-name="ce7">
            <text:p>20.925</text:p>
          </table:table-cell>
          <table:table-cell office:value-type="percentage" office:value="0.16393506839441563" table:style-name="ce47">
            <text:p>16,4%</text:p>
          </table:table-cell>
          <table:table-cell office:value-type="float" office:value="16945" table:style-name="ce7">
            <text:p>16.945</text:p>
          </table:table-cell>
          <table:table-cell office:value-type="percentage" office:value="0.16006536750328254" table:style-name="ce47">
            <text:p>16,0%</text:p>
          </table:table-cell>
          <table:table-cell office:value-type="float" office:value="34170" table:style-name="ce7">
            <text:p>34.170</text:p>
          </table:table-cell>
          <table:table-cell office:value-type="percentage" office:value="0.58163682167903585" table:style-name="ce47">
            <text:p>58,2%</text:p>
          </table:table-cell>
          <table:table-cell office:value-type="float" office:value="111833" table:style-name="ce7">
            <text:p>111.833</text:p>
          </table:table-cell>
          <table:table-cell office:value-type="percentage" office:value="0.82911115559410753" table:style-name="ce47">
            <text:p>82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0777" table:style-name="ce7">
            <text:p>190.777</text:p>
          </table:table-cell>
          <table:table-cell office:value-type="percentage" office:value="0.94234131884415906" table:style-name="ce47">
            <text:p>94,2%</text:p>
          </table:table-cell>
          <table:table-cell office:value-type="float" office:value="140191" table:style-name="ce7">
            <text:p>140.191</text:p>
          </table:table-cell>
          <table:table-cell office:value-type="percentage" office:value="0.94796667703501347" table:style-name="ce47">
            <text:p>94,8%</text:p>
          </table:table-cell>
          <table:table-cell office:value-type="float" office:value="139719" table:style-name="ce7">
            <text:p>139.719</text:p>
          </table:table-cell>
          <table:table-cell office:value-type="percentage" office:value="0.91296932787935026" table:style-name="ce47">
            <text:p>91,3%</text:p>
          </table:table-cell>
          <table:table-cell office:value-type="float" office:value="116410" table:style-name="ce7">
            <text:p>116.410</text:p>
          </table:table-cell>
          <table:table-cell office:value-type="percentage" office:value="0.77186770634415447" table:style-name="ce47">
            <text:p>77,2%</text:p>
          </table:table-cell>
          <table:table-cell office:value-type="float" office:value="46288" table:style-name="ce7">
            <text:p>46.288</text:p>
          </table:table-cell>
          <table:table-cell office:value-type="percentage" office:value="0.50988642997984157" table:style-name="ce47">
            <text:p>51,0%</text:p>
          </table:table-cell>
          <table:table-cell office:value-type="float" office:value="10676" table:style-name="ce7">
            <text:p>10.676</text:p>
          </table:table-cell>
          <table:table-cell office:value-type="percentage" office:value="0.16085096124871934" table:style-name="ce47">
            <text:p>16,1%</text:p>
          </table:table-cell>
          <table:table-cell office:value-type="float" office:value="41095" table:style-name="ce7">
            <text:p>41.095</text:p>
          </table:table-cell>
          <table:table-cell office:value-type="percentage" office:value="0.9077154153689837" table:style-name="ce47">
            <text:p>90,8%</text:p>
          </table:table-cell>
          <table:table-cell office:value-type="float" office:value="112566" table:style-name="ce7">
            <text:p>112.566</text:p>
          </table:table-cell>
          <table:table-cell office:value-type="percentage" office:value="0.95835107016976284" table:style-name="ce47">
            <text:p>95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2823" table:style-name="ce7">
            <text:p>112.823</text:p>
          </table:table-cell>
          <table:table-cell office:value-type="percentage" office:value="0.86340608546589936" table:style-name="ce47">
            <text:p>86,3%</text:p>
          </table:table-cell>
          <table:table-cell office:value-type="float" office:value="83883" table:style-name="ce7">
            <text:p>83.883</text:p>
          </table:table-cell>
          <table:table-cell office:value-type="percentage" office:value="0.7543163914967087" table:style-name="ce47">
            <text:p>75,4%</text:p>
          </table:table-cell>
          <table:table-cell office:value-type="float" office:value="81861" table:style-name="ce7">
            <text:p>81.861</text:p>
          </table:table-cell>
          <table:table-cell office:value-type="percentage" office:value="0.5395602367550324" table:style-name="ce47">
            <text:p>54,0%</text:p>
          </table:table-cell>
          <table:table-cell office:value-type="float" office:value="50654" table:style-name="ce7">
            <text:p>50.654</text:p>
          </table:table-cell>
          <table:table-cell office:value-type="percentage" office:value="0.29636607242111668" table:style-name="ce47">
            <text:p>29,6%</text:p>
          </table:table-cell>
          <table:table-cell office:value-type="float" office:value="15429" table:style-name="ce7">
            <text:p>15.429</text:p>
          </table:table-cell>
          <table:table-cell office:value-type="percentage" office:value="0.11760715292969792" table:style-name="ce47">
            <text:p>11,8%</text:p>
          </table:table-cell>
          <table:table-cell office:value-type="float" office:value="9242" table:style-name="ce7">
            <text:p>9.242</text:p>
          </table:table-cell>
          <table:table-cell office:value-type="percentage" office:value="9.1580209479076871E-2" table:style-name="ce47">
            <text:p>9,2%</text:p>
          </table:table-cell>
          <table:table-cell office:value-type="float" office:value="27797" table:style-name="ce7">
            <text:p>27.797</text:p>
          </table:table-cell>
          <table:table-cell office:value-type="percentage" office:value="0.54616367030160129" table:style-name="ce47">
            <text:p>54,6%</text:p>
          </table:table-cell>
          <table:table-cell office:value-type="float" office:value="88555" table:style-name="ce7">
            <text:p>88.555</text:p>
          </table:table-cell>
          <table:table-cell office:value-type="percentage" office:value="0.7397645918785033" table:style-name="ce47">
            <text:p>74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6313" table:style-name="ce7">
            <text:p>216.313</text:p>
          </table:table-cell>
          <table:table-cell office:value-type="percentage" office:value="0.88802085471488978" table:style-name="ce47">
            <text:p>88,8%</text:p>
          </table:table-cell>
          <table:table-cell office:value-type="float" office:value="182639" table:style-name="ce7">
            <text:p>182.639</text:p>
          </table:table-cell>
          <table:table-cell office:value-type="percentage" office:value="0.81948669628034276" table:style-name="ce47">
            <text:p>81,9%</text:p>
          </table:table-cell>
          <table:table-cell office:value-type="float" office:value="204556" table:style-name="ce7">
            <text:p>204.556</text:p>
          </table:table-cell>
          <table:table-cell office:value-type="percentage" office:value="0.63672641021969612" table:style-name="ce47">
            <text:p>63,7%</text:p>
          </table:table-cell>
          <table:table-cell office:value-type="float" office:value="136655" table:style-name="ce7">
            <text:p>136.655</text:p>
          </table:table-cell>
          <table:table-cell office:value-type="percentage" office:value="0.42912410386527283" table:style-name="ce47">
            <text:p>42,9%</text:p>
          </table:table-cell>
          <table:table-cell office:value-type="float" office:value="34528" table:style-name="ce7">
            <text:p>34.528</text:p>
          </table:table-cell>
          <table:table-cell office:value-type="percentage" office:value="0.15059710215724417" table:style-name="ce47">
            <text:p>15,1%</text:p>
          </table:table-cell>
          <table:table-cell office:value-type="float" office:value="12197" table:style-name="ce7">
            <text:p>12.197</text:p>
          </table:table-cell>
          <table:table-cell office:value-type="percentage" office:value="6.556152204645263E-2" table:style-name="ce47">
            <text:p>6,6%</text:p>
          </table:table-cell>
          <table:table-cell office:value-type="float" office:value="91180" table:style-name="ce7">
            <text:p>91.180</text:p>
          </table:table-cell>
          <table:table-cell office:value-type="percentage" office:value="0.67970718470919744" table:style-name="ce47">
            <text:p>68,0%</text:p>
          </table:table-cell>
          <table:table-cell office:value-type="float" office:value="174506" table:style-name="ce7">
            <text:p>174.506</text:p>
          </table:table-cell>
          <table:table-cell office:value-type="percentage" office:value="0.78349376818361405" table:style-name="ce47">
            <text:p>78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1571" table:style-name="ce7">
            <text:p>91.571</text:p>
          </table:table-cell>
          <table:table-cell office:value-type="percentage" office:value="0.93245692639811006" table:style-name="ce47">
            <text:p>93,2%</text:p>
          </table:table-cell>
          <table:table-cell office:value-type="float" office:value="73681" table:style-name="ce7">
            <text:p>73.681</text:p>
          </table:table-cell>
          <table:table-cell office:value-type="percentage" office:value="0.95982544128183422" table:style-name="ce47">
            <text:p>96,0%</text:p>
          </table:table-cell>
          <table:table-cell office:value-type="float" office:value="63736" table:style-name="ce7">
            <text:p>63.736</text:p>
          </table:table-cell>
          <table:table-cell office:value-type="percentage" office:value="0.75370133863109601" table:style-name="ce47">
            <text:p>75,4%</text:p>
          </table:table-cell>
          <table:table-cell office:value-type="float" office:value="43775" table:style-name="ce7">
            <text:p>43.775</text:p>
          </table:table-cell>
          <table:table-cell office:value-type="percentage" office:value="0.49464394675585888" table:style-name="ce47">
            <text:p>49,5%</text:p>
          </table:table-cell>
          <table:table-cell office:value-type="float" office:value="8370" table:style-name="ce7">
            <text:p>8.370</text:p>
          </table:table-cell>
          <table:table-cell office:value-type="percentage" office:value="0.15018571351671423" table:style-name="ce47">
            <text:p>15,0%</text:p>
          </table:table-cell>
          <table:table-cell office:value-type="float" office:value="4457" table:style-name="ce7">
            <text:p>4.457</text:p>
          </table:table-cell>
          <table:table-cell office:value-type="percentage" office:value="0.10561861655489467" table:style-name="ce47">
            <text:p>10,6%</text:p>
          </table:table-cell>
          <table:table-cell office:value-type="float" office:value="19418" table:style-name="ce7">
            <text:p>19.418</text:p>
          </table:table-cell>
          <table:table-cell office:value-type="percentage" office:value="0.87539446397980347" table:style-name="ce47">
            <text:p>87,5%</text:p>
          </table:table-cell>
          <table:table-cell office:value-type="float" office:value="54829" table:style-name="ce7">
            <text:p>54.829</text:p>
          </table:table-cell>
          <table:table-cell office:value-type="percentage" office:value="0.92688575582378196" table:style-name="ce47">
            <text:p>92,7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5065" table:style-name="ce7">
            <text:p>445.065</text:p>
          </table:table-cell>
          <table:table-cell office:value-type="percentage" office:value="0.93026148025834499" table:style-name="ce47">
            <text:p>93,0%</text:p>
          </table:table-cell>
          <table:table-cell office:value-type="float" office:value="291233" table:style-name="ce7">
            <text:p>291.233</text:p>
          </table:table-cell>
          <table:table-cell office:value-type="percentage" office:value="0.903717793962037" table:style-name="ce47">
            <text:p>90,4%</text:p>
          </table:table-cell>
          <table:table-cell office:value-type="float" office:value="287329" table:style-name="ce7">
            <text:p>287.329</text:p>
          </table:table-cell>
          <table:table-cell office:value-type="percentage" office:value="0.81382254058080616" table:style-name="ce47">
            <text:p>81,4%</text:p>
          </table:table-cell>
          <table:table-cell office:value-type="float" office:value="167214" table:style-name="ce7">
            <text:p>167.214</text:p>
          </table:table-cell>
          <table:table-cell office:value-type="percentage" office:value="0.52115292313637973" table:style-name="ce47">
            <text:p>52,1%</text:p>
          </table:table-cell>
          <table:table-cell office:value-type="float" office:value="34751" table:style-name="ce7">
            <text:p>34.751</text:p>
          </table:table-cell>
          <table:table-cell office:value-type="percentage" office:value="0.16331508330004466" table:style-name="ce47">
            <text:p>16,3%</text:p>
          </table:table-cell>
          <table:table-cell office:value-type="float" office:value="18166" table:style-name="ce7">
            <text:p>18.166</text:p>
          </table:table-cell>
          <table:table-cell office:value-type="percentage" office:value="0.10467903653336406" table:style-name="ce47">
            <text:p>10,5%</text:p>
          </table:table-cell>
          <table:table-cell office:value-type="float" office:value="80335" table:style-name="ce7">
            <text:p>80.335</text:p>
          </table:table-cell>
          <table:table-cell office:value-type="percentage" office:value="0.8403682200951933" table:style-name="ce47">
            <text:p>84,0%</text:p>
          </table:table-cell>
          <table:table-cell office:value-type="float" office:value="222934" table:style-name="ce7">
            <text:p>222.934</text:p>
          </table:table-cell>
          <table:table-cell office:value-type="percentage" office:value="0.91627381270421904" table:style-name="ce47">
            <text:p>91,6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70000" table:style-name="ce7">
            <text:p>270.000</text:p>
          </table:table-cell>
          <table:table-cell office:value-type="percentage" office:value="0.9131462623570672" table:style-name="ce47">
            <text:p>91,3%</text:p>
          </table:table-cell>
          <table:table-cell office:value-type="float" office:value="198634" table:style-name="ce7">
            <text:p>198.634</text:p>
          </table:table-cell>
          <table:table-cell office:value-type="percentage" office:value="0.90365814267711808" table:style-name="ce47">
            <text:p>90,4%</text:p>
          </table:table-cell>
          <table:table-cell office:value-type="float" office:value="197021" table:style-name="ce7">
            <text:p>197.021</text:p>
          </table:table-cell>
          <table:table-cell office:value-type="percentage" office:value="0.69753551918372259" table:style-name="ce47">
            <text:p>69,8%</text:p>
          </table:table-cell>
          <table:table-cell office:value-type="float" office:value="121084" table:style-name="ce7">
            <text:p>121.084</text:p>
          </table:table-cell>
          <table:table-cell office:value-type="percentage" office:value="0.42984536302060405" table:style-name="ce47">
            <text:p>43,0%</text:p>
          </table:table-cell>
          <table:table-cell office:value-type="float" office:value="33706" table:style-name="ce7">
            <text:p>33.706</text:p>
          </table:table-cell>
          <table:table-cell office:value-type="percentage" office:value="0.16746991543529458" table:style-name="ce47">
            <text:p>16,7%</text:p>
          </table:table-cell>
          <table:table-cell office:value-type="float" office:value="14869" table:style-name="ce7">
            <text:p>14.869</text:p>
          </table:table-cell>
          <table:table-cell office:value-type="percentage" office:value="8.7924499293363531E-2" table:style-name="ce47">
            <text:p>8,8%</text:p>
          </table:table-cell>
          <table:table-cell office:value-type="float" office:value="63045" table:style-name="ce7">
            <text:p>63.045</text:p>
          </table:table-cell>
          <table:table-cell office:value-type="percentage" office:value="0.8154831199068685" table:style-name="ce47">
            <text:p>81,5%</text:p>
          </table:table-cell>
          <table:table-cell office:value-type="float" office:value="175957" table:style-name="ce7">
            <text:p>175.957</text:p>
          </table:table-cell>
          <table:table-cell office:value-type="percentage" office:value="0.85244702394217442" table:style-name="ce47">
            <text:p>85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59774" table:style-name="ce7">
            <text:p>959.774</text:p>
          </table:table-cell>
          <table:table-cell office:value-type="percentage" office:value="0.89500098846295872" table:style-name="ce47">
            <text:p>89,5%</text:p>
          </table:table-cell>
          <table:table-cell office:value-type="float" office:value="687730" table:style-name="ce7">
            <text:p>687.730</text:p>
          </table:table-cell>
          <table:table-cell office:value-type="percentage" office:value="0.86601471795620877" table:style-name="ce47">
            <text:p>86,6%</text:p>
          </table:table-cell>
          <table:table-cell office:value-type="float" office:value="682635" table:style-name="ce7">
            <text:p>682.635</text:p>
          </table:table-cell>
          <table:table-cell office:value-type="percentage" office:value="0.66132576131878607" table:style-name="ce47">
            <text:p>66,1%</text:p>
          </table:table-cell>
          <table:table-cell office:value-type="float" office:value="524519" table:style-name="ce7">
            <text:p>524.519</text:p>
          </table:table-cell>
          <table:table-cell office:value-type="percentage" office:value="0.45848440772428645" table:style-name="ce47">
            <text:p>45,8%</text:p>
          </table:table-cell>
          <table:table-cell office:value-type="float" office:value="189540" table:style-name="ce7">
            <text:p>189.540</text:p>
          </table:table-cell>
          <table:table-cell office:value-type="percentage" office:value="0.2363185475274078" table:style-name="ce47">
            <text:p>23,6%</text:p>
          </table:table-cell>
          <table:table-cell office:value-type="float" office:value="77354" table:style-name="ce7">
            <text:p>77.354</text:p>
          </table:table-cell>
          <table:table-cell office:value-type="percentage" office:value="0.11623301297655325" table:style-name="ce47">
            <text:p>11,6%</text:p>
          </table:table-cell>
          <table:table-cell office:value-type="float" office:value="197544" table:style-name="ce7">
            <text:p>197.544</text:p>
          </table:table-cell>
          <table:table-cell office:value-type="percentage" office:value="0.5686732282217879" table:style-name="ce47">
            <text:p>56,9%</text:p>
          </table:table-cell>
          <table:table-cell office:value-type="float" office:value="685188" table:style-name="ce7">
            <text:p>685.188</text:p>
          </table:table-cell>
          <table:table-cell office:value-type="percentage" office:value="0.85415529144259028" table:style-name="ce47">
            <text:p>85,4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80015" table:style-name="ce7">
            <text:p>680.015</text:p>
          </table:table-cell>
          <table:table-cell office:value-type="percentage" office:value="0.93596360833539793" table:style-name="ce47">
            <text:p>93,6%</text:p>
          </table:table-cell>
          <table:table-cell office:value-type="float" office:value="537800" table:style-name="ce7">
            <text:p>537.800</text:p>
          </table:table-cell>
          <table:table-cell office:value-type="percentage" office:value="0.94401058808454319" table:style-name="ce47">
            <text:p>94,4%</text:p>
          </table:table-cell>
          <table:table-cell office:value-type="float" office:value="514276" table:style-name="ce7">
            <text:p>514.276</text:p>
          </table:table-cell>
          <table:table-cell office:value-type="percentage" office:value="0.71958717303639941" table:style-name="ce47">
            <text:p>72,0%</text:p>
          </table:table-cell>
          <table:table-cell office:value-type="float" office:value="259052" table:style-name="ce7">
            <text:p>259.052</text:p>
          </table:table-cell>
          <table:table-cell office:value-type="percentage" office:value="0.34303026932402175" table:style-name="ce47">
            <text:p>34,3%</text:p>
          </table:table-cell>
          <table:table-cell office:value-type="float" office:value="67425" table:style-name="ce7">
            <text:p>67.425</text:p>
          </table:table-cell>
          <table:table-cell office:value-type="percentage" office:value="0.13091470399782537" table:style-name="ce47">
            <text:p>13,1%</text:p>
          </table:table-cell>
          <table:table-cell office:value-type="float" office:value="43283" table:style-name="ce7">
            <text:p>43.283</text:p>
          </table:table-cell>
          <table:table-cell office:value-type="percentage" office:value="0.10059427386798614" table:style-name="ce47">
            <text:p>10,1%</text:p>
          </table:table-cell>
          <table:table-cell office:value-type="float" office:value="179260" table:style-name="ce7">
            <text:p>179.260</text:p>
          </table:table-cell>
          <table:table-cell office:value-type="percentage" office:value="0.84946878583681629" table:style-name="ce47">
            <text:p>84,9%</text:p>
          </table:table-cell>
          <table:table-cell office:value-type="float" office:value="419066" table:style-name="ce7">
            <text:p>419.066</text:p>
          </table:table-cell>
          <table:table-cell office:value-type="percentage" office:value="0.89843495412057284" table:style-name="ce47">
            <text:p>89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506" table:style-name="ce7">
            <text:p>153.506</text:p>
          </table:table-cell>
          <table:table-cell office:value-type="percentage" office:value="0.88572566080629622" table:style-name="ce47">
            <text:p>88,6%</text:p>
          </table:table-cell>
          <table:table-cell office:value-type="float" office:value="122029" table:style-name="ce7">
            <text:p>122.029</text:p>
          </table:table-cell>
          <table:table-cell office:value-type="percentage" office:value="0.92191985736302917" table:style-name="ce47">
            <text:p>92,2%</text:p>
          </table:table-cell>
          <table:table-cell office:value-type="float" office:value="116883" table:style-name="ce7">
            <text:p>116.883</text:p>
          </table:table-cell>
          <table:table-cell office:value-type="percentage" office:value="0.72511663109831759" table:style-name="ce47">
            <text:p>72,5%</text:p>
          </table:table-cell>
          <table:table-cell office:value-type="float" office:value="62905" table:style-name="ce7">
            <text:p>62.905</text:p>
          </table:table-cell>
          <table:table-cell office:value-type="percentage" office:value="0.43236054216039371" table:style-name="ce47">
            <text:p>43,2%</text:p>
          </table:table-cell>
          <table:table-cell office:value-type="float" office:value="12894" table:style-name="ce7">
            <text:p>12.894</text:p>
          </table:table-cell>
          <table:table-cell office:value-type="percentage" office:value="0.11489316201236791" table:style-name="ce47">
            <text:p>11,5%</text:p>
          </table:table-cell>
          <table:table-cell office:value-type="float" office:value="5794" table:style-name="ce7">
            <text:p>5.794</text:p>
          </table:table-cell>
          <table:table-cell office:value-type="percentage" office:value="6.2672392346050251E-2" table:style-name="ce47">
            <text:p>6,3%</text:p>
          </table:table-cell>
          <table:table-cell office:value-type="float" office:value="34102" table:style-name="ce7">
            <text:p>34.102</text:p>
          </table:table-cell>
          <table:table-cell office:value-type="percentage" office:value="0.85532982192124407" table:style-name="ce47">
            <text:p>85,5%</text:p>
          </table:table-cell>
          <table:table-cell office:value-type="float" office:value="89311" table:style-name="ce7">
            <text:p>89.311</text:p>
          </table:table-cell>
          <table:table-cell office:value-type="percentage" office:value="0.88590757144415899" table:style-name="ce47">
            <text:p>88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2753" table:style-name="ce7">
            <text:p>502.753</text:p>
          </table:table-cell>
          <table:table-cell office:value-type="percentage" office:value="0.94419560273218806" table:style-name="ce47">
            <text:p>94,4%</text:p>
          </table:table-cell>
          <table:table-cell office:value-type="float" office:value="328538" table:style-name="ce7">
            <text:p>328.538</text:p>
          </table:table-cell>
          <table:table-cell office:value-type="percentage" office:value="0.94637538383541597" table:style-name="ce47">
            <text:p>94,6%</text:p>
          </table:table-cell>
          <table:table-cell office:value-type="float" office:value="361457" table:style-name="ce7">
            <text:p>361.457</text:p>
          </table:table-cell>
          <table:table-cell office:value-type="percentage" office:value="0.92292470438639274" table:style-name="ce47">
            <text:p>92,3%</text:p>
          </table:table-cell>
          <table:table-cell office:value-type="float" office:value="358334" table:style-name="ce7">
            <text:p>358.334</text:p>
          </table:table-cell>
          <table:table-cell office:value-type="percentage" office:value="0.87543089442811672" table:style-name="ce47">
            <text:p>87,5%</text:p>
          </table:table-cell>
          <table:table-cell office:value-type="float" office:value="127097" table:style-name="ce7">
            <text:p>127.097</text:p>
          </table:table-cell>
          <table:table-cell office:value-type="percentage" office:value="0.47943763768597036" table:style-name="ce47">
            <text:p>47,9%</text:p>
          </table:table-cell>
          <table:table-cell office:value-type="float" office:value="19546" table:style-name="ce7">
            <text:p>19.546</text:p>
          </table:table-cell>
          <table:table-cell office:value-type="percentage" office:value="9.7833214040813063E-2" table:style-name="ce47">
            <text:p>9,8%</text:p>
          </table:table-cell>
          <table:table-cell office:value-type="float" office:value="110989" table:style-name="ce7">
            <text:p>110.989</text:p>
          </table:table-cell>
          <table:table-cell office:value-type="percentage" office:value="0.89534696116551848" table:style-name="ce47">
            <text:p>89,5%</text:p>
          </table:table-cell>
          <table:table-cell office:value-type="float" office:value="297393" table:style-name="ce7">
            <text:p>297.393</text:p>
          </table:table-cell>
          <table:table-cell office:value-type="percentage" office:value="0.97867208119154647" table:style-name="ce47">
            <text:p>97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575" table:style-name="ce7">
            <text:p>47.575</text:p>
          </table:table-cell>
          <table:table-cell office:value-type="percentage" office:value="0.916719656242172" table:style-name="ce47">
            <text:p>91,7%</text:p>
          </table:table-cell>
          <table:table-cell office:value-type="float" office:value="33795" table:style-name="ce7">
            <text:p>33.795</text:p>
          </table:table-cell>
          <table:table-cell office:value-type="percentage" office:value="0.88957620426428008" table:style-name="ce47">
            <text:p>89,0%</text:p>
          </table:table-cell>
          <table:table-cell office:value-type="float" office:value="26299" table:style-name="ce7">
            <text:p>26.299</text:p>
          </table:table-cell>
          <table:table-cell office:value-type="percentage" office:value="0.58177192788408361" table:style-name="ce47">
            <text:p>58,2%</text:p>
          </table:table-cell>
          <table:table-cell office:value-type="float" office:value="16571" table:style-name="ce7">
            <text:p>16.571</text:p>
          </table:table-cell>
          <table:table-cell office:value-type="percentage" office:value="0.34895866237075412" table:style-name="ce47">
            <text:p>34,9%</text:p>
          </table:table-cell>
          <table:table-cell office:value-type="float" office:value="4665" table:style-name="ce7">
            <text:p>4.665</text:p>
          </table:table-cell>
          <table:table-cell office:value-type="percentage" office:value="0.14839674258811553" table:style-name="ce47">
            <text:p>14,8%</text:p>
          </table:table-cell>
          <table:table-cell office:value-type="float" office:value="2095" table:style-name="ce7">
            <text:p>2.095</text:p>
          </table:table-cell>
          <table:table-cell office:value-type="percentage" office:value="8.5562589340412498E-2" table:style-name="ce47">
            <text:p>8,6%</text:p>
          </table:table-cell>
          <table:table-cell office:value-type="float" office:value="12199" table:style-name="ce7">
            <text:p>12.199</text:p>
          </table:table-cell>
          <table:table-cell office:value-type="percentage" office:value="0.8547505605381166" table:style-name="ce47">
            <text:p>85,5%</text:p>
          </table:table-cell>
          <table:table-cell office:value-type="float" office:value="23811" table:style-name="ce7">
            <text:p>23.811</text:p>
          </table:table-cell>
          <table:table-cell office:value-type="percentage" office:value="0.80298789329916032" table:style-name="ce47">
            <text:p>80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93719" table:style-name="ce7">
            <text:p>793.719</text:p>
          </table:table-cell>
          <table:table-cell office:value-type="percentage" office:value="0.89796562538182711" table:style-name="ce47">
            <text:p>89,8%</text:p>
          </table:table-cell>
          <table:table-cell office:value-type="float" office:value="560036" table:style-name="ce7">
            <text:p>560.036</text:p>
          </table:table-cell>
          <table:table-cell office:value-type="percentage" office:value="0.8201738070899468" table:style-name="ce47">
            <text:p>82,0%</text:p>
          </table:table-cell>
          <table:table-cell office:value-type="float" office:value="593687" table:style-name="ce7">
            <text:p>593.687</text:p>
          </table:table-cell>
          <table:table-cell office:value-type="percentage" office:value="0.62970619431480701" table:style-name="ce47">
            <text:p>63,0%</text:p>
          </table:table-cell>
          <table:table-cell office:value-type="float" office:value="397177" table:style-name="ce7">
            <text:p>397.177</text:p>
          </table:table-cell>
          <table:table-cell office:value-type="percentage" office:value="0.38486851986616033" table:style-name="ce47">
            <text:p>38,5%</text:p>
          </table:table-cell>
          <table:table-cell office:value-type="float" office:value="172784" table:style-name="ce7">
            <text:p>172.784</text:p>
          </table:table-cell>
          <table:table-cell office:value-type="percentage" office:value="0.23014116098852649" table:style-name="ce47">
            <text:p>23,0%</text:p>
          </table:table-cell>
          <table:table-cell office:value-type="float" office:value="114954" table:style-name="ce7">
            <text:p>114.954</text:p>
          </table:table-cell>
          <table:table-cell office:value-type="percentage" office:value="0.19046246222363608" table:style-name="ce47">
            <text:p>19,0%</text:p>
          </table:table-cell>
          <table:table-cell office:value-type="float" office:value="168732" table:style-name="ce7">
            <text:p>168.732</text:p>
          </table:table-cell>
          <table:table-cell office:value-type="percentage" office:value="0.70523328471058322" table:style-name="ce47">
            <text:p>70,5%</text:p>
          </table:table-cell>
          <table:table-cell office:value-type="float" office:value="512584" table:style-name="ce7">
            <text:p>512.584</text:p>
          </table:table-cell>
          <table:table-cell office:value-type="percentage" office:value="0.77522118540251961" table:style-name="ce47">
            <text:p>77,5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5968" table:style-name="ce7">
            <text:p>155.968</text:p>
          </table:table-cell>
          <table:table-cell office:value-type="percentage" office:value="0.88435783015711911" table:style-name="ce47">
            <text:p>88,4%</text:p>
          </table:table-cell>
          <table:table-cell office:value-type="float" office:value="121407" table:style-name="ce7">
            <text:p>121.407</text:p>
          </table:table-cell>
          <table:table-cell office:value-type="percentage" office:value="0.83079228653153958" table:style-name="ce47">
            <text:p>83,1%</text:p>
          </table:table-cell>
          <table:table-cell office:value-type="float" office:value="128232" table:style-name="ce7">
            <text:p>128.232</text:p>
          </table:table-cell>
          <table:table-cell office:value-type="percentage" office:value="0.61801830458482132" table:style-name="ce47">
            <text:p>61,8%</text:p>
          </table:table-cell>
          <table:table-cell office:value-type="float" office:value="90797" table:style-name="ce7">
            <text:p>90.797</text:p>
          </table:table-cell>
          <table:table-cell office:value-type="percentage" office:value="0.39145411902667837" table:style-name="ce47">
            <text:p>39,1%</text:p>
          </table:table-cell>
          <table:table-cell office:value-type="float" office:value="23162" table:style-name="ce7">
            <text:p>23.162</text:p>
          </table:table-cell>
          <table:table-cell office:value-type="percentage" office:value="0.13711735071423919" table:style-name="ce47">
            <text:p>13,7%</text:p>
          </table:table-cell>
          <table:table-cell office:value-type="float" office:value="15730" table:style-name="ce7">
            <text:p>15.730</text:p>
          </table:table-cell>
          <table:table-cell office:value-type="percentage" office:value="0.10981646060081403" table:style-name="ce47">
            <text:p>11,0%</text:p>
          </table:table-cell>
          <table:table-cell office:value-type="float" office:value="47351" table:style-name="ce7">
            <text:p>47.351</text:p>
          </table:table-cell>
          <table:table-cell office:value-type="percentage" office:value="0.71002714090779584" table:style-name="ce47">
            <text:p>71,0%</text:p>
          </table:table-cell>
          <table:table-cell office:value-type="float" office:value="103775" table:style-name="ce7">
            <text:p>103.775</text:p>
          </table:table-cell>
          <table:table-cell office:value-type="percentage" office:value="0.78737319706522813" table:style-name="ce47">
            <text:p>78,7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1811" table:style-name="ce7">
            <text:p>91.811</text:p>
          </table:table-cell>
          <table:table-cell office:value-type="percentage" office:value="0.93635009994696694" table:style-name="ce47">
            <text:p>93,6%</text:p>
          </table:table-cell>
          <table:table-cell office:value-type="float" office:value="68076" table:style-name="ce7">
            <text:p>68.076</text:p>
          </table:table-cell>
          <table:table-cell office:value-type="percentage" office:value="0.94451612903225801" table:style-name="ce47">
            <text:p>94,5%</text:p>
          </table:table-cell>
          <table:table-cell office:value-type="float" office:value="64445" table:style-name="ce7">
            <text:p>64.445</text:p>
          </table:table-cell>
          <table:table-cell office:value-type="percentage" office:value="0.7005881265831041" table:style-name="ce47">
            <text:p>70,1%</text:p>
          </table:table-cell>
          <table:table-cell office:value-type="float" office:value="43177" table:style-name="ce7">
            <text:p>43.177</text:p>
          </table:table-cell>
          <table:table-cell office:value-type="percentage" office:value="0.45132595356810601" table:style-name="ce47">
            <text:p>45,1%</text:p>
          </table:table-cell>
          <table:table-cell office:value-type="float" office:value="11914" table:style-name="ce7">
            <text:p>11.914</text:p>
          </table:table-cell>
          <table:table-cell office:value-type="percentage" office:value="0.18396306533051279" table:style-name="ce47">
            <text:p>18,4%</text:p>
          </table:table-cell>
          <table:table-cell office:value-type="float" office:value="6122" table:style-name="ce7">
            <text:p>6.122</text:p>
          </table:table-cell>
          <table:table-cell office:value-type="percentage" office:value="0.10521250451131696" table:style-name="ce47">
            <text:p>10,5%</text:p>
          </table:table-cell>
          <table:table-cell office:value-type="float" office:value="19687" table:style-name="ce7">
            <text:p>19.687</text:p>
          </table:table-cell>
          <table:table-cell office:value-type="percentage" office:value="0.82680273823022976" table:style-name="ce47">
            <text:p>82,7%</text:p>
          </table:table-cell>
          <table:table-cell office:value-type="float" office:value="59184" table:style-name="ce7">
            <text:p>59.184</text:p>
          </table:table-cell>
          <table:table-cell office:value-type="percentage" office:value="0.87987630827783059" table:style-name="ce47">
            <text:p>88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0810" table:style-name="ce7">
            <text:p>340.810</text:p>
          </table:table-cell>
          <table:table-cell office:value-type="percentage" office:value="0.90780991955676305" table:style-name="ce47">
            <text:p>90,8%</text:p>
          </table:table-cell>
          <table:table-cell office:value-type="float" office:value="243875" table:style-name="ce7">
            <text:p>243.875</text:p>
          </table:table-cell>
          <table:table-cell office:value-type="percentage" office:value="0.88726988284945063" table:style-name="ce47">
            <text:p>88,7%</text:p>
          </table:table-cell>
          <table:table-cell office:value-type="float" office:value="233742" table:style-name="ce7">
            <text:p>233.742</text:p>
          </table:table-cell>
          <table:table-cell office:value-type="percentage" office:value="0.72280907910198533" table:style-name="ce47">
            <text:p>72,3%</text:p>
          </table:table-cell>
          <table:table-cell office:value-type="float" office:value="139079" table:style-name="ce7">
            <text:p>139.079</text:p>
          </table:table-cell>
          <table:table-cell office:value-type="percentage" office:value="0.43289705081316632" table:style-name="ce47">
            <text:p>43,3%</text:p>
          </table:table-cell>
          <table:table-cell office:value-type="float" office:value="34331" table:style-name="ce7">
            <text:p>34.331</text:p>
          </table:table-cell>
          <table:table-cell office:value-type="percentage" office:value="0.16695764661255574" table:style-name="ce47">
            <text:p>16,7%</text:p>
          </table:table-cell>
          <table:table-cell office:value-type="float" office:value="17544" table:style-name="ce7">
            <text:p>17.544</text:p>
          </table:table-cell>
          <table:table-cell office:value-type="percentage" office:value="0.10372411183568739" table:style-name="ce47">
            <text:p>10,4%</text:p>
          </table:table-cell>
          <table:table-cell office:value-type="float" office:value="78400" table:style-name="ce7">
            <text:p>78.400</text:p>
          </table:table-cell>
          <table:table-cell office:value-type="percentage" office:value="0.79195918985807368" table:style-name="ce47">
            <text:p>79,2%</text:p>
          </table:table-cell>
          <table:table-cell office:value-type="float" office:value="188726" table:style-name="ce7">
            <text:p>188.726</text:p>
          </table:table-cell>
          <table:table-cell office:value-type="percentage" office:value="0.85545407157264919" table:style-name="ce47">
            <text:p>85,5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491" table:style-name="ce7">
            <text:p>5.491</text:p>
          </table:table-cell>
          <table:table-cell office:value-type="percentage" office:value="0.83947408653111144" table:style-name="ce47">
            <text:p>83,9%</text:p>
          </table:table-cell>
          <table:table-cell office:value-type="float" office:value="6383" table:style-name="ce7">
            <text:p>6.383</text:p>
          </table:table-cell>
          <table:table-cell office:value-type="percentage" office:value="0.80685121982050312" table:style-name="ce47">
            <text:p>80,7%</text:p>
          </table:table-cell>
          <table:table-cell office:value-type="float" office:value="6583" table:style-name="ce7">
            <text:p>6.583</text:p>
          </table:table-cell>
          <table:table-cell office:value-type="percentage" office:value="0.60824170747482209" table:style-name="ce47">
            <text:p>60,8%</text:p>
          </table:table-cell>
          <table:table-cell office:value-type="float" office:value="5140" table:style-name="ce7">
            <text:p>5.140</text:p>
          </table:table-cell>
          <table:table-cell office:value-type="percentage" office:value="0.45482700645960533" table:style-name="ce47">
            <text:p>45,5%</text:p>
          </table:table-cell>
          <table:table-cell office:value-type="float" office:value="1978" table:style-name="ce7">
            <text:p>1.978</text:p>
          </table:table-cell>
          <table:table-cell office:value-type="percentage" office:value="0.2133764832793959" table:style-name="ce47">
            <text:p>21,3%</text:p>
          </table:table-cell>
          <table:table-cell office:value-type="float" office:value="525" table:style-name="ce7">
            <text:p>525</text:p>
          </table:table-cell>
          <table:table-cell office:value-type="percentage" office:value="5.843722172751558E-2" table:style-name="ce47">
            <text:p>5,8%</text:p>
          </table:table-cell>
          <table:table-cell office:value-type="float" office:value="1470" table:style-name="ce7">
            <text:p>1.470</text:p>
          </table:table-cell>
          <table:table-cell office:value-type="percentage" office:value="0.38112522686025407" table:style-name="ce47">
            <text:p>38,1%</text:p>
          </table:table-cell>
          <table:table-cell office:value-type="float" office:value="7329" table:style-name="ce7">
            <text:p>7.329</text:p>
          </table:table-cell>
          <table:table-cell office:value-type="percentage" office:value="0.82126848946660691" table:style-name="ce47">
            <text:p>82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101" table:style-name="ce7">
            <text:p>4.101</text:p>
          </table:table-cell>
          <table:table-cell office:value-type="percentage" office:value="0.7577605321507761" table:style-name="ce47">
            <text:p>75,8%</text:p>
          </table:table-cell>
          <table:table-cell office:value-type="float" office:value="4934" table:style-name="ce7">
            <text:p>4.934</text:p>
          </table:table-cell>
          <table:table-cell office:value-type="percentage" office:value="0.67065379910289524" table:style-name="ce47">
            <text:p>67,1%</text:p>
          </table:table-cell>
          <table:table-cell office:value-type="float" office:value="5959" table:style-name="ce7">
            <text:p>5.959</text:p>
          </table:table-cell>
          <table:table-cell office:value-type="percentage" office:value="0.59757320497392696" table:style-name="ce47">
            <text:p>59,8%</text:p>
          </table:table-cell>
          <table:table-cell office:value-type="float" office:value="4982" table:style-name="ce7">
            <text:p>4.982</text:p>
          </table:table-cell>
          <table:table-cell office:value-type="percentage" office:value="0.47752324355410714" table:style-name="ce47">
            <text:p>47,8%</text:p>
          </table:table-cell>
          <table:table-cell office:value-type="float" office:value="1804" table:style-name="ce7">
            <text:p>1.804</text:p>
          </table:table-cell>
          <table:table-cell office:value-type="percentage" office:value="0.20290181081993028" table:style-name="ce47">
            <text:p>20,3%</text:p>
          </table:table-cell>
          <table:table-cell office:value-type="float" office:value="759" table:style-name="ce7">
            <text:p>759</text:p>
          </table:table-cell>
          <table:table-cell office:value-type="percentage" office:value="8.5782097649186262E-2" table:style-name="ce47">
            <text:p>8,6%</text:p>
          </table:table-cell>
          <table:table-cell office:value-type="float" office:value="1216" table:style-name="ce7">
            <text:p>1.216</text:p>
          </table:table-cell>
          <table:table-cell office:value-type="percentage" office:value="0.27076374972166556" table:style-name="ce47">
            <text:p>27,1%</text:p>
          </table:table-cell>
          <table:table-cell office:value-type="float" office:value="5899" table:style-name="ce7">
            <text:p>5.899</text:p>
          </table:table-cell>
          <table:table-cell office:value-type="percentage" office:value="0.83201692524682647" table:style-name="ce47">
            <text:p>83,2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1" table:style-name="ce7">
            <text:p>11</text:p>
          </table:table-cell>
          <table:table-cell office:value-type="percentage" office:value="0.26829268292682928" table:style-name="ce47">
            <text:p>26,8%</text:p>
          </table:table-cell>
          <table:table-cell office:value-type="float" office:value="2408" table:style-name="ce7">
            <text:p>2.408</text:p>
          </table:table-cell>
          <table:table-cell office:value-type="percentage" office:value="0.66777592900721017" table:style-name="ce47">
            <text:p>66,8%</text:p>
          </table:table-cell>
          <table:table-cell office:value-type="float" office:value="6524" table:style-name="ce7">
            <text:p>6.524</text:p>
          </table:table-cell>
          <table:table-cell office:value-type="percentage" office:value="0.68543811725152348" table:style-name="ce47">
            <text:p>68,5%</text:p>
          </table:table-cell>
          <table:table-cell office:value-type="float" office:value="14029" table:style-name="ce7">
            <text:p>14.029</text:p>
          </table:table-cell>
          <table:table-cell office:value-type="percentage" office:value="0.63256380196591222" table:style-name="ce47">
            <text:p>63,3%</text:p>
          </table:table-cell>
          <table:table-cell office:value-type="float" office:value="16483" table:style-name="ce7">
            <text:p>16.483</text:p>
          </table:table-cell>
          <table:table-cell office:value-type="percentage" office:value="0.51565775066478958" table:style-name="ce47">
            <text:p>51,6%</text:p>
          </table:table-cell>
          <table:table-cell office:value-type="float" office:value="11989" table:style-name="ce7">
            <text:p>11.989</text:p>
          </table:table-cell>
          <table:table-cell office:value-type="percentage" office:value="0.5011495213810977" table:style-name="ce47">
            <text:p>50,1%</text:p>
          </table:table-cell>
          <table:table-cell office:value-type="float" office:value="1081" table:style-name="ce7">
            <text:p>1.081</text:p>
          </table:table-cell>
          <table:table-cell office:value-type="percentage" office:value="0.85252365930599372" table:style-name="ce47">
            <text:p>85,3%</text:p>
          </table:table-cell>
          <table:table-cell office:value-type="float" office:value="20516" table:style-name="ce7">
            <text:p>20.516</text:p>
          </table:table-cell>
          <table:table-cell office:value-type="percentage" office:value="0.38022165387894286" table:style-name="ce47">
            <text:p>38,0%</text:p>
          </table:table-cell>
          <table:table-cell table:number-columns-repeated="16367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4" table:style-name="ce7">
            <text:p>14</text:p>
          </table:table-cell>
          <table:table-cell office:value-type="percentage" office:value="0.17948717948717949" table:style-name="ce50">
            <text:p>17,9%</text:p>
          </table:table-cell>
          <table:table-cell office:value-type="float" office:value="149" table:style-name="ce7">
            <text:p>149</text:p>
          </table:table-cell>
          <table:table-cell office:value-type="percentage" office:value="0.53024911032028466" table:style-name="ce50">
            <text:p>53,0%</text:p>
          </table:table-cell>
          <table:table-cell office:value-type="float" office:value="317" table:style-name="ce7">
            <text:p>317</text:p>
          </table:table-cell>
          <table:table-cell office:value-type="percentage" office:value="0.3652073732718894" table:style-name="ce50">
            <text:p>36,5%</text:p>
          </table:table-cell>
          <table:table-cell office:value-type="float" office:value="373" table:style-name="ce7">
            <text:p>373</text:p>
          </table:table-cell>
          <table:table-cell office:value-type="percentage" office:value="0.20745272525027808" table:style-name="ce50">
            <text:p>20,7%</text:p>
          </table:table-cell>
          <table:table-cell office:value-type="float" office:value="302" table:style-name="ce7">
            <text:p>302</text:p>
          </table:table-cell>
          <table:table-cell office:value-type="percentage" office:value="0.13671344499773652" table:style-name="ce50">
            <text:p>13,7%</text:p>
          </table:table-cell>
          <table:table-cell office:value-type="float" office:value="232" table:style-name="ce7">
            <text:p>232</text:p>
          </table:table-cell>
          <table:table-cell office:value-type="percentage" office:value="0.11734951947395043" table:style-name="ce50">
            <text:p>11,7%</text:p>
          </table:table-cell>
          <table:table-cell office:value-type="float" office:value="498" table:style-name="ce7">
            <text:p>498</text:p>
          </table:table-cell>
          <table:table-cell office:value-type="percentage" office:value="0.11206120612061206" table:style-name="ce50">
            <text:p>11,2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43540" table:style-name="ce65">
            <text:p>6.243.540</text:p>
          </table:table-cell>
          <table:table-cell office:value-type="percentage" office:value="0.91100925784336961" table:style-name="ce66">
            <text:p>91,10%</text:p>
          </table:table-cell>
          <table:table-cell office:value-type="float" office:value="4637779" table:style-name="ce65">
            <text:p>4.637.779</text:p>
          </table:table-cell>
          <table:table-cell office:value-type="percentage" office:value="0.88160630315813726" table:style-name="ce66">
            <text:p>88,16%</text:p>
          </table:table-cell>
          <table:table-cell office:value-type="float" office:value="4429763" table:style-name="ce65">
            <text:p>4.429.763</text:p>
          </table:table-cell>
          <table:table-cell office:value-type="percentage" office:value="0.66202076584806335" table:style-name="ce66">
            <text:p>66,20%</text:p>
          </table:table-cell>
          <table:table-cell office:value-type="float" office:value="2883847" table:style-name="ce65">
            <text:p>2.883.847</text:p>
          </table:table-cell>
          <table:table-cell office:value-type="percentage" office:value="0.4116205621944708" table:style-name="ce66">
            <text:p>41,16%</text:p>
          </table:table-cell>
          <table:table-cell office:value-type="float" office:value="948498" table:style-name="ce65">
            <text:p>948.498</text:p>
          </table:table-cell>
          <table:table-cell office:value-type="percentage" office:value="0.19140413034235076" table:style-name="ce66">
            <text:p>19,14%</text:p>
          </table:table-cell>
          <table:table-cell office:value-type="float" office:value="463080" table:style-name="ce65">
            <text:p>463.080</text:p>
          </table:table-cell>
          <table:table-cell office:value-type="percentage" office:value="0.11427809941217407" table:style-name="ce66">
            <text:p>11,43%</text:p>
          </table:table-cell>
          <table:table-cell office:value-type="float" office:value="1388566" table:style-name="ce65">
            <text:p>1.388.566</text:p>
          </table:table-cell>
          <table:table-cell office:value-type="percentage" office:value="0.70057910441134474" table:style-name="ce66">
            <text:p>70,06%</text:p>
          </table:table-cell>
          <table:table-cell office:value-type="float" office:value="3951462" table:style-name="ce65">
            <text:p>3.951.462</text:p>
          </table:table-cell>
          <table:table-cell office:value-type="percentage" office:value="0.81949663778128401" table:style-name="ce66">
            <text:p>81,95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79582" table:style-name="ce73">
            <text:p>379.582</text:p>
          </table:table-cell>
          <table:table-cell office:value-type="percentage" office:value="0.60671671730870969" table:style-name="ce74">
            <text:p>60,67%</text:p>
          </table:table-cell>
          <table:table-cell office:value-type="date" office:date-value="2022-01-23T00:00:00" table:style-name="ce75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6397" table:style-name="ce77">
            <text:p>46.397</text:p>
          </table:table-cell>
          <table:table-cell office:value-type="percentage" office:value="0.51810700048017333" table:style-name="ce78">
            <text:p>51,81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8360" table:style-name="ce77">
            <text:p>38.360</text:p>
          </table:table-cell>
          <table:table-cell office:value-type="percentage" office:value="0.71719702352017345" table:style-name="ce78">
            <text:p>71,72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6915" table:style-name="ce77">
            <text:p>26.915</text:p>
          </table:table-cell>
          <table:table-cell office:value-type="percentage" office:value="0.31888299132742526" table:style-name="ce78">
            <text:p>31,89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4055" table:style-name="ce77">
            <text:p>64.055</text:p>
          </table:table-cell>
          <table:table-cell office:value-type="percentage" office:value="0.47984867780358081" table:style-name="ce78">
            <text:p>47,98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2254" table:style-name="ce77">
            <text:p>22.254</text:p>
          </table:table-cell>
          <table:table-cell office:value-type="percentage" office:value="0.60462967994348749" table:style-name="ce78">
            <text:p>60,46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90441" table:style-name="ce77">
            <text:p>90.441</text:p>
          </table:table-cell>
          <table:table-cell office:value-type="percentage" office:value="0.66045217543705914" table:style-name="ce78">
            <text:p>66,05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84422" table:style-name="ce77">
            <text:p>84.422</text:p>
          </table:table-cell>
          <table:table-cell office:value-type="percentage" office:value="0.57218185761535545" table:style-name="ce78">
            <text:p>57,22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11812" table:style-name="ce77">
            <text:p>211.812</text:p>
          </table:table-cell>
          <table:table-cell office:value-type="percentage" office:value="0.37888997608370167" table:style-name="ce78">
            <text:p>37,89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11198" table:style-name="ce77">
            <text:p>211.198</text:p>
          </table:table-cell>
          <table:table-cell office:value-type="percentage" office:value="0.59961955595934358" table:style-name="ce78">
            <text:p>59,96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4977" table:style-name="ce77">
            <text:p>44.977</text:p>
          </table:table-cell>
          <table:table-cell office:value-type="percentage" office:value="0.6658721463891274" table:style-name="ce78">
            <text:p>66,59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3793" table:style-name="ce77">
            <text:p>123.793</text:p>
          </table:table-cell>
          <table:table-cell office:value-type="percentage" office:value="0.80879268778706248" table:style-name="ce78">
            <text:p>80,88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2921" table:style-name="ce77">
            <text:p>12.921</text:p>
          </table:table-cell>
          <table:table-cell office:value-type="percentage" office:value="0.58903172866520792" table:style-name="ce78">
            <text:p>58,90%</text:p>
          </table:table-cell>
          <table:table-cell office:value-type="date" office:date-value="2022-01-22T00:00:00" table:style-name="ce79">
            <text:p>2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14553" table:style-name="ce77">
            <text:p>214.553</text:p>
          </table:table-cell>
          <table:table-cell office:value-type="percentage" office:value="0.43674555321686948" table:style-name="ce78">
            <text:p>43,67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1519" table:style-name="ce77">
            <text:p>61.519</text:p>
          </table:table-cell>
          <table:table-cell office:value-type="percentage" office:value="0.50990907357829041" table:style-name="ce78">
            <text:p>50,99%</text:p>
          </table:table-cell>
          <table:table-cell office:value-type="date" office:date-value="2022-01-22T00:00:00" table:style-name="ce79">
            <text:p>2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4796" table:style-name="ce77">
            <text:p>24.796</text:p>
          </table:table-cell>
          <table:table-cell office:value-type="percentage" office:value="0.50794821370042609" table:style-name="ce78">
            <text:p>50,79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7252" table:style-name="ce77">
            <text:p>77.252</text:p>
          </table:table-cell>
          <table:table-cell office:value-type="percentage" office:value="0.52438229704045614" table:style-name="ce78">
            <text:p>52,44%</text:p>
          </table:table-cell>
          <table:table-cell office:value-type="date" office:date-value="2022-01-23T00:00:00" table:style-name="ce79">
            <text:p>2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697" table:style-name="ce77">
            <text:p>2.697</text:p>
          </table:table-cell>
          <table:table-cell office:value-type="percentage" office:value="0.33915995975855129" table:style-name="ce78">
            <text:p>33,92%</text:p>
          </table:table-cell>
          <table:table-cell office:value-type="date" office:date-value="2022-01-22T00:00:00" table:style-name="ce79">
            <text:p>2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2793" table:style-name="ce77">
            <text:p>2.793</text:p>
          </table:table-cell>
          <table:table-cell office:value-type="percentage" office:value="0.28569967266775775" table:style-name="ce78">
            <text:p>28,57%</text:p>
          </table:table-cell>
          <table:table-cell office:value-type="date" office:date-value="2022-01-21T00:00:00" table:style-name="ce79">
            <text:p>2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1-22T00:00:00" table:style-name="ce79">
            <text:p>2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21T00:00:00" table:style-name="ce83">
            <text:p>2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740737" table:style-name="ce85">
            <text:p>1.740.737</text:p>
          </table:table-cell>
          <table:table-cell office:value-type="percentage" office:value="0.52951608423771779" table:style-name="ce86">
            <text:p>52,95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24T15:18:27Z</dc:date>
  </office:meta>
</office:document-meta>
</file>